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 style:data-style-name="N100"/>
    <style:style style:name="ce30" style:family="table-cell" style:parent-style-name="Default" style:data-style-name="N37"/>
    <style:style style:name="ce21" style:family="table-cell" style:parent-style-name="Default" style:data-style-name="N154"/>
    <style:style style:name="ce31" style:family="table-cell" style:parent-style-name="Default" style:data-style-name="N11"/>
    <style:style style:name="ce32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2_20_7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st_prevalence_history.England_weighted" table:style-name="ta1">
        <table:table-source xlink:type="simple" xlink:href="../out/latest_prevalence_history.England.csv" table:table-name="latest_prevalence_history.England_weighted" table:filter-name="Text - txt - csv (StarCalc)" table:filter-options="9/59/44,34,56,1,,2057,false,false,true,false,false"/>
        <table:table-column table:style-name="co1" table:default-cell-style-name="ce29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057345.31890827" calcext:value-type="float">
            <text:p>1057345.31890827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053398.18626799" calcext:value-type="float">
            <text:p>1053398.18626799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046006.38785936" calcext:value-type="float">
            <text:p>1046006.38785936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035156.845017" calcext:value-type="float">
            <text:p>1035156.845017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021807.50122789" calcext:value-type="float">
            <text:p>1021807.50122789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006252.53088761" calcext:value-type="float">
            <text:p>1006252.53088761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988916.961575061" calcext:value-type="float">
            <text:p>988916.961575061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969740.727846522" calcext:value-type="float">
            <text:p>969740.72784652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949376.676451986" calcext:value-type="float">
            <text:p>949376.676451986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929516.722714898" calcext:value-type="float">
            <text:p>929516.722714898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910764.171913063" calcext:value-type="float">
            <text:p>910764.171913063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891919.87091947" calcext:value-type="float">
            <text:p>891919.87091947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874842.968941267" calcext:value-type="float">
            <text:p>874842.968941267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859475.182494855" calcext:value-type="float">
            <text:p>859475.182494855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846513.828328823" calcext:value-type="float">
            <text:p>846513.828328823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836951.02555424" calcext:value-type="float">
            <text:p>836951.02555424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830479.239019644" calcext:value-type="float">
            <text:p>830479.239019644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827181.139760285" calcext:value-type="float">
            <text:p>827181.139760285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827756.093721207" calcext:value-type="float">
            <text:p>827756.093721207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831142.338938516" calcext:value-type="float">
            <text:p>831142.338938516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36347.024341" calcext:value-type="float">
            <text:p>836347.024341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44055.57294027" calcext:value-type="float">
            <text:p>844055.57294027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52763.232817686" calcext:value-type="float">
            <text:p>852763.232817686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861884.741071093" calcext:value-type="float">
            <text:p>861884.741071093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870536.712394387" calcext:value-type="float">
            <text:p>870536.712394387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879370.805449591" calcext:value-type="float">
            <text:p>879370.805449591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887420.128789475" calcext:value-type="float">
            <text:p>887420.128789475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894746.998535278" calcext:value-type="float">
            <text:p>894746.998535278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901071.318997036" calcext:value-type="float">
            <text:p>901071.318997036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905901.995232042" calcext:value-type="float">
            <text:p>905901.995232042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910188.072186604" calcext:value-type="float">
            <text:p>910188.072186604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914572.651619898" calcext:value-type="float">
            <text:p>914572.651619898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918745.816099161" calcext:value-type="float">
            <text:p>918745.816099161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923121.926811753" calcext:value-type="float">
            <text:p>923121.926811753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928413.943498707" calcext:value-type="float">
            <text:p>928413.943498707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932938.697143394" calcext:value-type="float">
            <text:p>932938.697143394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937214.316866409" calcext:value-type="float">
            <text:p>937214.316866409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942141.33289719" calcext:value-type="float">
            <text:p>942141.33289719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947652.278571173" calcext:value-type="float">
            <text:p>947652.278571173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954328.428107178" calcext:value-type="float">
            <text:p>954328.428107178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962056.459749758" calcext:value-type="float">
            <text:p>962056.459749758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71628.935611425" calcext:value-type="float">
            <text:p>971628.935611425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83276.656174268" calcext:value-type="float">
            <text:p>983276.656174268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999411.697018628" calcext:value-type="float">
            <text:p>999411.697018628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023300.36917323" calcext:value-type="float">
            <text:p>1023300.36917323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055157.10143926" calcext:value-type="float">
            <text:p>1055157.10143926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093643.85107392" calcext:value-type="float">
            <text:p>1093643.85107392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138606.37751927" calcext:value-type="float">
            <text:p>1138606.37751927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190745.49906361" calcext:value-type="float">
            <text:p>1190745.49906361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248920.31406204" calcext:value-type="float">
            <text:p>1248920.31406204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313923.69354748" calcext:value-type="float">
            <text:p>1313923.69354748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384619.94186901" calcext:value-type="float">
            <text:p>1384619.94186901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460939.21359949" calcext:value-type="float">
            <text:p>1460939.21359949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541833.56351556" calcext:value-type="float">
            <text:p>1541833.56351556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624498.09033549" calcext:value-type="float">
            <text:p>1624498.09033549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707599.75456758" calcext:value-type="float">
            <text:p>1707599.75456758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789900.96129082" calcext:value-type="float">
            <text:p>1789900.96129082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1868881.07008181" calcext:value-type="float">
            <text:p>1868881.07008181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1943733.0537641" calcext:value-type="float">
            <text:p>1943733.0537641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015062.5277448" calcext:value-type="float">
            <text:p>2015062.5277448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082228.46421929" calcext:value-type="float">
            <text:p>2082228.46421929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144852.16814989" calcext:value-type="float">
            <text:p>2144852.16814989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201107.0926953" calcext:value-type="float">
            <text:p>2201107.0926953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250615.21075677" calcext:value-type="float">
            <text:p>2250615.21075677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293286.89154253" calcext:value-type="float">
            <text:p>2293286.89154253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328656.70440032" calcext:value-type="float">
            <text:p>2328656.70440032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356343.50635778" calcext:value-type="float">
            <text:p>2356343.50635778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376724.45309495" calcext:value-type="float">
            <text:p>2376724.45309495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390373.38743223" calcext:value-type="float">
            <text:p>2390373.38743223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396761.24808332" calcext:value-type="float">
            <text:p>2396761.24808332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395559.268227" calcext:value-type="float">
            <text:p>2395559.268227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386286.04633826" calcext:value-type="float">
            <text:p>2386286.04633826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368392.81217911" calcext:value-type="float">
            <text:p>2368392.81217911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342599.92262036" calcext:value-type="float">
            <text:p>2342599.92262036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309832.15678988" calcext:value-type="float">
            <text:p>2309832.15678988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271589.32684488" calcext:value-type="float">
            <text:p>2271589.32684488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229498.61742458" calcext:value-type="float">
            <text:p>2229498.61742458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185067.17818639" calcext:value-type="float">
            <text:p>2185067.17818639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137903.8991569" calcext:value-type="float">
            <text:p>2137903.8991569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091783.77597978" calcext:value-type="float">
            <text:p>2091783.77597978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047582.40979862" calcext:value-type="float">
            <text:p>2047582.40979862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008178.47736697" calcext:value-type="float">
            <text:p>2008178.47736697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1973198.27026133" calcext:value-type="float">
            <text:p>1973198.27026133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1945411.94121163" calcext:value-type="float">
            <text:p>1945411.94121163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925117.13239033" calcext:value-type="float">
            <text:p>1925117.13239033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912902.56880431" calcext:value-type="float">
            <text:p>1912902.56880431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1908591.16570847" calcext:value-type="float">
            <text:p>1908591.16570847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1912720.55675244" calcext:value-type="float">
            <text:p>1912720.55675244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1924602.25250597" calcext:value-type="float">
            <text:p>1924602.25250597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1943544.28109997" calcext:value-type="float">
            <text:p>1943544.28109997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1969100.92771037" calcext:value-type="float">
            <text:p>1969100.92771037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1999031.8213236" calcext:value-type="float">
            <text:p>1999031.8213236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2032963.61717237" calcext:value-type="float">
            <text:p>2032963.61717237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069595.02447759" calcext:value-type="float">
            <text:p>2069595.02447759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107935.16361114" calcext:value-type="float">
            <text:p>2107935.16361114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146170.93525898" calcext:value-type="float">
            <text:p>2146170.93525898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184118.68783717" calcext:value-type="float">
            <text:p>2184118.68783717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219249.62602996" calcext:value-type="float">
            <text:p>2219249.62602996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250590.91965897" calcext:value-type="float">
            <text:p>2250590.91965897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2277444.96203484" calcext:value-type="float">
            <text:p>2277444.96203484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2298096.99261396" calcext:value-type="float">
            <text:p>2298096.99261396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2312178.97336503" calcext:value-type="float">
            <text:p>2312178.97336503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2320746.94196477" calcext:value-type="float">
            <text:p>2320746.94196477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2323560.31239436" calcext:value-type="float">
            <text:p>2323560.31239436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2319388.66281699" calcext:value-type="float">
            <text:p>2319388.66281699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2309547.88535543" calcext:value-type="float">
            <text:p>2309547.88535543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2293597.19638783" calcext:value-type="float">
            <text:p>2293597.19638783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2271446.75285034" calcext:value-type="float">
            <text:p>2271446.75285034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2245863.93455458" calcext:value-type="float">
            <text:p>2245863.93455458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2216942.56675499" calcext:value-type="float">
            <text:p>2216942.56675499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2184301.07630676" calcext:value-type="float">
            <text:p>2184301.07630676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2149158.23631533" calcext:value-type="float">
            <text:p>2149158.23631533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2112324.3193588" calcext:value-type="float">
            <text:p>2112324.3193588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2073680.58464377" calcext:value-type="float">
            <text:p>2073680.58464377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2033858.05949097" calcext:value-type="float">
            <text:p>2033858.05949097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1994524.95641705" calcext:value-type="float">
            <text:p>1994524.95641705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1956287.38682114" calcext:value-type="float">
            <text:p>1956287.38682114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1919399.45819455" calcext:value-type="float">
            <text:p>1919399.45819455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1885248.4014771" calcext:value-type="float">
            <text:p>1885248.4014771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1853774.97823566" calcext:value-type="float">
            <text:p>1853774.97823566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1825590.68987079" calcext:value-type="float">
            <text:p>1825590.68987079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1802248.91190792" calcext:value-type="float">
            <text:p>1802248.91190792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1784046.75673228" calcext:value-type="float">
            <text:p>1784046.75673228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1772208.2343794" calcext:value-type="float">
            <text:p>1772208.2343794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1766926.49470716" calcext:value-type="float">
            <text:p>1766926.49470716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1768307.14527318" calcext:value-type="float">
            <text:p>1768307.14527318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1778012.2199131" calcext:value-type="float">
            <text:p>1778012.2199131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1798035.95357386" calcext:value-type="float">
            <text:p>1798035.95357386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1828741.27793834" calcext:value-type="float">
            <text:p>1828741.27793834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1868965.47087008" calcext:value-type="float">
            <text:p>1868965.47087008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1918343.75869148" calcext:value-type="float">
            <text:p>1918343.75869148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1976703.99283747" calcext:value-type="float">
            <text:p>1976703.99283747</text:p>
          </table:table-cell>
        </table:table-row>
      </table:table>
      <table:table table:name="CSS" table:style-name="ta1">
        <table:table-column table:style-name="co4" table:default-cell-style-name="Default"/>
        <table:table-column table:style-name="co4" table:default-cell-style-name="ce21"/>
        <table:table-column table:style-name="co4" table:default-cell-style-name="Default"/>
        <table:table-column table:style-name="co3" table:default-cell-style-name="ce31"/>
        <table:table-column table:style-name="co5" table:default-cell-style-name="ce31"/>
        <table:table-row table:style-name="ro1">
          <table:table-cell table:formula="of:=[$'latest_prevalence_history.England_weighted'.A1]" office:value-type="string" office:string-value="date" calcext:value-type="string">
            <text:p>date</text:p>
          </table:table-cell>
          <table:table-cell table:formula="of:=[$'latest_prevalence_history.England_weighted'.B1]" office:value-type="string" office:string-value="active_cases" calcext:value-type="string">
            <text:p>active_cases</text:p>
          </table:table-cell>
          <table:table-cell office:value-type="string" calcext:value-type="string">
            <text:p>date - 8</text:p>
          </table:table-cell>
          <table:table-cell office:value-type="string" calcext:value-type="string">
            <text:p>CSS %</text:p>
          </table:table-cell>
          <table:table-cell/>
        </table:table-row>
        <table:table-row table:style-name="ro1">
          <table:table-cell table:style-name="ce30" table:formula="of:=VALUE([$'latest_prevalence_history.England_weighted'.A2])" office:value-type="date" office:date-value="2021-11-01" calcext:value-type="date">
            <text:p>01/11/21</text:p>
          </table:table-cell>
          <table:table-cell table:formula="of:=[$'latest_prevalence_history.England_weighted'.B2]" office:value-type="float" office:value="1057345.31890827" calcext:value-type="float">
            <text:p>1,057,345.3</text:p>
          </table:table-cell>
          <table:table-cell table:style-name="ce30" table:formula="of:=[.A2] - 7" office:value-type="date" office:date-value="2021-10-25" calcext:value-type="date">
            <text:p>25/10/21</text:p>
          </table:table-cell>
          <table:table-cell table:formula="of:=[$'latest_prevalence_history.England_weighted'.B2]/55977178" office:value-type="percentage" office:value="0.0188888642958792" calcext:value-type="percentage">
            <text:p>1.89%</text:p>
          </table:table-cell>
          <table:table-cell/>
        </table:table-row>
        <table:table-row table:style-name="ro1">
          <table:table-cell table:style-name="ce30" table:formula="of:=VALUE([$'latest_prevalence_history.England_weighted'.A3])" office:value-type="date" office:date-value="2021-11-02" calcext:value-type="date">
            <text:p>02/11/21</text:p>
          </table:table-cell>
          <table:table-cell table:formula="of:=[$'latest_prevalence_history.England_weighted'.B3]" office:value-type="float" office:value="1053398.18626799" calcext:value-type="float">
            <text:p>1,053,398.2</text:p>
          </table:table-cell>
          <table:table-cell table:style-name="ce30" table:formula="of:=[.A3] - 7" office:value-type="date" office:date-value="2021-10-26" calcext:value-type="date">
            <text:p>26/10/21</text:p>
          </table:table-cell>
          <table:table-cell table:formula="of:=[$'latest_prevalence_history.England_weighted'.B3]/55977178" office:value-type="percentage" office:value="0.0188183510477786" calcext:value-type="percentage">
            <text:p>1.88%</text:p>
          </table:table-cell>
          <table:table-cell/>
        </table:table-row>
        <table:table-row table:style-name="ro1">
          <table:table-cell table:style-name="ce30" table:formula="of:=VALUE([$'latest_prevalence_history.England_weighted'.A4])" office:value-type="date" office:date-value="2021-11-03" calcext:value-type="date">
            <text:p>03/11/21</text:p>
          </table:table-cell>
          <table:table-cell table:formula="of:=[$'latest_prevalence_history.England_weighted'.B4]" office:value-type="float" office:value="1046006.38785936" calcext:value-type="float">
            <text:p>1,046,006.4</text:p>
          </table:table-cell>
          <table:table-cell table:style-name="ce30" table:formula="of:=[.A4] - 7" office:value-type="date" office:date-value="2021-10-27" calcext:value-type="date">
            <text:p>27/10/21</text:p>
          </table:table-cell>
          <table:table-cell table:formula="of:=[$'latest_prevalence_history.England_weighted'.B4]/55977178" office:value-type="percentage" office:value="0.0186863008324457" calcext:value-type="percentage">
            <text:p>1.87%</text:p>
          </table:table-cell>
          <table:table-cell/>
        </table:table-row>
        <table:table-row table:style-name="ro1">
          <table:table-cell table:style-name="ce30" table:formula="of:=VALUE([$'latest_prevalence_history.England_weighted'.A5])" office:value-type="date" office:date-value="2021-11-04" calcext:value-type="date">
            <text:p>04/11/21</text:p>
          </table:table-cell>
          <table:table-cell table:formula="of:=[$'latest_prevalence_history.England_weighted'.B5]" office:value-type="float" office:value="1035156.845017" calcext:value-type="float">
            <text:p>1,035,156.8</text:p>
          </table:table-cell>
          <table:table-cell table:style-name="ce30" table:formula="of:=[.A5] - 7" office:value-type="date" office:date-value="2021-10-28" calcext:value-type="date">
            <text:p>28/10/21</text:p>
          </table:table-cell>
          <table:table-cell table:formula="of:=[$'latest_prevalence_history.England_weighted'.B5]/55977178" office:value-type="percentage" office:value="0.0184924800070665" calcext:value-type="percentage">
            <text:p>1.85%</text:p>
          </table:table-cell>
          <table:table-cell/>
        </table:table-row>
        <table:table-row table:style-name="ro1">
          <table:table-cell table:style-name="ce30" table:formula="of:=VALUE([$'latest_prevalence_history.England_weighted'.A6])" office:value-type="date" office:date-value="2021-11-05" calcext:value-type="date">
            <text:p>05/11/21</text:p>
          </table:table-cell>
          <table:table-cell table:formula="of:=[$'latest_prevalence_history.England_weighted'.B6]" office:value-type="float" office:value="1021807.50122789" calcext:value-type="float">
            <text:p>1,021,807.5</text:p>
          </table:table-cell>
          <table:table-cell table:style-name="ce30" table:formula="of:=[.A6] - 7" office:value-type="date" office:date-value="2021-10-29" calcext:value-type="date">
            <text:p>29/10/21</text:p>
          </table:table-cell>
          <table:table-cell table:formula="of:=[$'latest_prevalence_history.England_weighted'.B6]/55977178" office:value-type="percentage" office:value="0.0182540016795396" calcext:value-type="percentage">
            <text:p>1.83%</text:p>
          </table:table-cell>
          <table:table-cell/>
        </table:table-row>
        <table:table-row table:style-name="ro1">
          <table:table-cell table:style-name="ce30" table:formula="of:=VALUE([$'latest_prevalence_history.England_weighted'.A7])" office:value-type="date" office:date-value="2021-11-06" calcext:value-type="date">
            <text:p>06/11/21</text:p>
          </table:table-cell>
          <table:table-cell table:formula="of:=[$'latest_prevalence_history.England_weighted'.B7]" office:value-type="float" office:value="1006252.53088761" calcext:value-type="float">
            <text:p>1,006,252.5</text:p>
          </table:table-cell>
          <table:table-cell table:style-name="ce30" table:formula="of:=[.A7] - 7" office:value-type="date" office:date-value="2021-10-30" calcext:value-type="date">
            <text:p>30/10/21</text:p>
          </table:table-cell>
          <table:table-cell table:formula="of:=[$'latest_prevalence_history.England_weighted'.B7]/55977178" office:value-type="percentage" office:value="0.0179761211057765" calcext:value-type="percentage">
            <text:p>1.80%</text:p>
          </table:table-cell>
          <table:table-cell/>
        </table:table-row>
        <table:table-row table:style-name="ro1">
          <table:table-cell table:style-name="ce30" table:formula="of:=VALUE([$'latest_prevalence_history.England_weighted'.A8])" office:value-type="date" office:date-value="2021-11-07" calcext:value-type="date">
            <text:p>07/11/21</text:p>
          </table:table-cell>
          <table:table-cell table:formula="of:=[$'latest_prevalence_history.England_weighted'.B8]" office:value-type="float" office:value="988916.961575061" calcext:value-type="float">
            <text:p>988,917.0</text:p>
          </table:table-cell>
          <table:table-cell table:style-name="ce30" table:formula="of:=[.A8] - 7" office:value-type="date" office:date-value="2021-10-31" calcext:value-type="date">
            <text:p>31/10/21</text:p>
          </table:table-cell>
          <table:table-cell table:formula="of:=[$'latest_prevalence_history.England_weighted'.B8]/55977178" office:value-type="percentage" office:value="0.0176664311583385" calcext:value-type="percentage">
            <text:p>1.77%</text:p>
          </table:table-cell>
          <table:table-cell/>
        </table:table-row>
        <table:table-row table:style-name="ro1">
          <table:table-cell table:style-name="ce30" table:formula="of:=VALUE([$'latest_prevalence_history.England_weighted'.A9])" office:value-type="date" office:date-value="2021-11-08" calcext:value-type="date">
            <text:p>08/11/21</text:p>
          </table:table-cell>
          <table:table-cell table:formula="of:=[$'latest_prevalence_history.England_weighted'.B9]" office:value-type="float" office:value="969740.727846522" calcext:value-type="float">
            <text:p>969,740.7</text:p>
          </table:table-cell>
          <table:table-cell table:style-name="ce30" table:formula="of:=[.A9] - 7" office:value-type="date" office:date-value="2021-11-01" calcext:value-type="date">
            <text:p>01/11/21</text:p>
          </table:table-cell>
          <table:table-cell table:formula="of:=[$'latest_prevalence_history.England_weighted'.B9]/55977178" office:value-type="percentage" office:value="0.0173238588027164" calcext:value-type="percentage">
            <text:p>1.73%</text:p>
          </table:table-cell>
          <table:table-cell/>
        </table:table-row>
        <table:table-row table:style-name="ro1">
          <table:table-cell table:style-name="ce30" table:formula="of:=VALUE([$'latest_prevalence_history.England_weighted'.A10])" office:value-type="date" office:date-value="2021-11-09" calcext:value-type="date">
            <text:p>09/11/21</text:p>
          </table:table-cell>
          <table:table-cell table:formula="of:=[$'latest_prevalence_history.England_weighted'.B10]" office:value-type="float" office:value="949376.676451986" calcext:value-type="float">
            <text:p>949,376.7</text:p>
          </table:table-cell>
          <table:table-cell table:style-name="ce30" table:formula="of:=[.A10] - 7" office:value-type="date" office:date-value="2021-11-02" calcext:value-type="date">
            <text:p>02/11/21</text:p>
          </table:table-cell>
          <table:table-cell table:formula="of:=[$'latest_prevalence_history.England_weighted'.B10]/55977178" office:value-type="percentage" office:value="0.0169600667695679" calcext:value-type="percentage">
            <text:p>1.70%</text:p>
          </table:table-cell>
          <table:table-cell/>
        </table:table-row>
        <table:table-row table:style-name="ro1">
          <table:table-cell table:style-name="ce30" table:formula="of:=VALUE([$'latest_prevalence_history.England_weighted'.A11])" office:value-type="date" office:date-value="2021-11-10" calcext:value-type="date">
            <text:p>10/11/21</text:p>
          </table:table-cell>
          <table:table-cell table:formula="of:=[$'latest_prevalence_history.England_weighted'.B11]" office:value-type="float" office:value="929516.722714898" calcext:value-type="float">
            <text:p>929,516.7</text:p>
          </table:table-cell>
          <table:table-cell table:style-name="ce30" table:formula="of:=[.A11] - 7" office:value-type="date" office:date-value="2021-11-03" calcext:value-type="date">
            <text:p>03/11/21</text:p>
          </table:table-cell>
          <table:table-cell table:formula="of:=[$'latest_prevalence_history.England_weighted'.B11]/55977178" office:value-type="percentage" office:value="0.0166052801503302" calcext:value-type="percentage">
            <text:p>1.66%</text:p>
          </table:table-cell>
          <table:table-cell/>
        </table:table-row>
        <table:table-row table:style-name="ro1">
          <table:table-cell table:style-name="ce30" table:formula="of:=VALUE([$'latest_prevalence_history.England_weighted'.A12])" office:value-type="date" office:date-value="2021-11-11" calcext:value-type="date">
            <text:p>11/11/21</text:p>
          </table:table-cell>
          <table:table-cell table:formula="of:=[$'latest_prevalence_history.England_weighted'.B12]" office:value-type="float" office:value="910764.171913063" calcext:value-type="float">
            <text:p>910,764.2</text:p>
          </table:table-cell>
          <table:table-cell table:style-name="ce30" table:formula="of:=[.A12] - 7" office:value-type="date" office:date-value="2021-11-04" calcext:value-type="date">
            <text:p>04/11/21</text:p>
          </table:table-cell>
          <table:table-cell table:formula="of:=[$'latest_prevalence_history.England_weighted'.B12]/55977178" office:value-type="percentage" office:value="0.0162702766458335" calcext:value-type="percentage">
            <text:p>1.63%</text:p>
          </table:table-cell>
          <table:table-cell/>
        </table:table-row>
        <table:table-row table:style-name="ro1">
          <table:table-cell table:style-name="ce30" table:formula="of:=VALUE([$'latest_prevalence_history.England_weighted'.A13])" office:value-type="date" office:date-value="2021-11-12" calcext:value-type="date">
            <text:p>12/11/21</text:p>
          </table:table-cell>
          <table:table-cell table:formula="of:=[$'latest_prevalence_history.England_weighted'.B13]" office:value-type="float" office:value="891919.87091947" calcext:value-type="float">
            <text:p>891,919.9</text:p>
          </table:table-cell>
          <table:table-cell table:style-name="ce30" table:formula="of:=[.A13] - 7" office:value-type="date" office:date-value="2021-11-05" calcext:value-type="date">
            <text:p>05/11/21</text:p>
          </table:table-cell>
          <table:table-cell table:formula="of:=[$'latest_prevalence_history.England_weighted'.B13]/55977178" office:value-type="percentage" office:value="0.0159336340770782" calcext:value-type="percentage">
            <text:p>1.59%</text:p>
          </table:table-cell>
          <table:table-cell/>
        </table:table-row>
        <table:table-row table:style-name="ro1">
          <table:table-cell table:style-name="ce30" table:formula="of:=VALUE([$'latest_prevalence_history.England_weighted'.A14])" office:value-type="date" office:date-value="2021-11-13" calcext:value-type="date">
            <text:p>13/11/21</text:p>
          </table:table-cell>
          <table:table-cell table:formula="of:=[$'latest_prevalence_history.England_weighted'.B14]" office:value-type="float" office:value="874842.968941267" calcext:value-type="float">
            <text:p>874,843.0</text:p>
          </table:table-cell>
          <table:table-cell table:style-name="ce30" table:formula="of:=[.A14] - 7" office:value-type="date" office:date-value="2021-11-06" calcext:value-type="date">
            <text:p>06/11/21</text:p>
          </table:table-cell>
          <table:table-cell table:formula="of:=[$'latest_prevalence_history.England_weighted'.B14]/55977178" office:value-type="percentage" office:value="0.0156285650723812" calcext:value-type="percentage">
            <text:p>1.56%</text:p>
          </table:table-cell>
          <table:table-cell/>
        </table:table-row>
        <table:table-row table:style-name="ro1">
          <table:table-cell table:style-name="ce30" table:formula="of:=VALUE([$'latest_prevalence_history.England_weighted'.A15])" office:value-type="date" office:date-value="2021-11-14" calcext:value-type="date">
            <text:p>14/11/21</text:p>
          </table:table-cell>
          <table:table-cell table:formula="of:=[$'latest_prevalence_history.England_weighted'.B15]" office:value-type="float" office:value="859475.182494855" calcext:value-type="float">
            <text:p>859,475.2</text:p>
          </table:table-cell>
          <table:table-cell table:style-name="ce30" table:formula="of:=[.A15] - 7" office:value-type="date" office:date-value="2021-11-07" calcext:value-type="date">
            <text:p>07/11/21</text:p>
          </table:table-cell>
          <table:table-cell table:formula="of:=[$'latest_prevalence_history.England_weighted'.B15]/55977178" office:value-type="percentage" office:value="0.0153540284309233" calcext:value-type="percentage">
            <text:p>1.54%</text:p>
          </table:table-cell>
          <table:table-cell/>
        </table:table-row>
        <table:table-row table:style-name="ro1">
          <table:table-cell table:style-name="ce30" table:formula="of:=VALUE([$'latest_prevalence_history.England_weighted'.A16])" office:value-type="date" office:date-value="2021-11-15" calcext:value-type="date">
            <text:p>15/11/21</text:p>
          </table:table-cell>
          <table:table-cell table:formula="of:=[$'latest_prevalence_history.England_weighted'.B16]" office:value-type="float" office:value="846513.828328823" calcext:value-type="float">
            <text:p>846,513.8</text:p>
          </table:table-cell>
          <table:table-cell table:style-name="ce30" table:formula="of:=[.A16] - 7" office:value-type="date" office:date-value="2021-11-08" calcext:value-type="date">
            <text:p>08/11/21</text:p>
          </table:table-cell>
          <table:table-cell table:formula="of:=[$'latest_prevalence_history.England_weighted'.B16]/55977178" office:value-type="percentage" office:value="0.0151224813142389" calcext:value-type="percentage">
            <text:p>1.51%</text:p>
          </table:table-cell>
          <table:table-cell/>
        </table:table-row>
        <table:table-row table:style-name="ro1">
          <table:table-cell table:style-name="ce30" table:formula="of:=VALUE([$'latest_prevalence_history.England_weighted'.A17])" office:value-type="date" office:date-value="2021-11-16" calcext:value-type="date">
            <text:p>16/11/21</text:p>
          </table:table-cell>
          <table:table-cell table:formula="of:=[$'latest_prevalence_history.England_weighted'.B17]" office:value-type="float" office:value="836951.02555424" calcext:value-type="float">
            <text:p>836,951.0</text:p>
          </table:table-cell>
          <table:table-cell table:style-name="ce30" table:formula="of:=[.A17] - 7" office:value-type="date" office:date-value="2021-11-09" calcext:value-type="date">
            <text:p>09/11/21</text:p>
          </table:table-cell>
          <table:table-cell table:formula="of:=[$'latest_prevalence_history.England_weighted'.B17]/55977178" office:value-type="percentage" office:value="0.0149516473580401" calcext:value-type="percentage">
            <text:p>1.50%</text:p>
          </table:table-cell>
          <table:table-cell/>
        </table:table-row>
        <table:table-row table:style-name="ro1">
          <table:table-cell table:style-name="ce30" table:formula="of:=VALUE([$'latest_prevalence_history.England_weighted'.A18])" office:value-type="date" office:date-value="2021-11-17" calcext:value-type="date">
            <text:p>17/11/21</text:p>
          </table:table-cell>
          <table:table-cell table:formula="of:=[$'latest_prevalence_history.England_weighted'.B18]" office:value-type="float" office:value="830479.239019644" calcext:value-type="float">
            <text:p>830,479.2</text:p>
          </table:table-cell>
          <table:table-cell table:style-name="ce30" table:formula="of:=[.A18] - 7" office:value-type="date" office:date-value="2021-11-10" calcext:value-type="date">
            <text:p>10/11/21</text:p>
          </table:table-cell>
          <table:table-cell table:formula="of:=[$'latest_prevalence_history.England_weighted'.B18]/55977178" office:value-type="percentage" office:value="0.0148360326242178" calcext:value-type="percentage">
            <text:p>1.48%</text:p>
          </table:table-cell>
          <table:table-cell/>
        </table:table-row>
        <table:table-row table:style-name="ro1">
          <table:table-cell table:style-name="ce30" table:formula="of:=VALUE([$'latest_prevalence_history.England_weighted'.A19])" office:value-type="date" office:date-value="2021-11-18" calcext:value-type="date">
            <text:p>18/11/21</text:p>
          </table:table-cell>
          <table:table-cell table:formula="of:=[$'latest_prevalence_history.England_weighted'.B19]" office:value-type="float" office:value="827181.139760285" calcext:value-type="float">
            <text:p>827,181.1</text:p>
          </table:table-cell>
          <table:table-cell table:style-name="ce30" table:formula="of:=[.A19] - 7" office:value-type="date" office:date-value="2021-11-11" calcext:value-type="date">
            <text:p>11/11/21</text:p>
          </table:table-cell>
          <table:table-cell table:formula="of:=[$'latest_prevalence_history.England_weighted'.B19]/55977178" office:value-type="percentage" office:value="0.0147771139831359" calcext:value-type="percentage">
            <text:p>1.48%</text:p>
          </table:table-cell>
          <table:table-cell/>
        </table:table-row>
        <table:table-row table:style-name="ro1">
          <table:table-cell table:style-name="ce30" table:formula="of:=VALUE([$'latest_prevalence_history.England_weighted'.A20])" office:value-type="date" office:date-value="2021-11-19" calcext:value-type="date">
            <text:p>19/11/21</text:p>
          </table:table-cell>
          <table:table-cell table:formula="of:=[$'latest_prevalence_history.England_weighted'.B20]" office:value-type="float" office:value="827756.093721207" calcext:value-type="float">
            <text:p>827,756.1</text:p>
          </table:table-cell>
          <table:table-cell table:style-name="ce30" table:formula="of:=[.A20] - 7" office:value-type="date" office:date-value="2021-11-12" calcext:value-type="date">
            <text:p>12/11/21</text:p>
          </table:table-cell>
          <table:table-cell table:formula="of:=[$'latest_prevalence_history.England_weighted'.B20]/55977178" office:value-type="percentage" office:value="0.0147873852040417" calcext:value-type="percentage">
            <text:p>1.48%</text:p>
          </table:table-cell>
          <table:table-cell/>
        </table:table-row>
        <table:table-row table:style-name="ro1">
          <table:table-cell table:style-name="ce30" table:formula="of:=VALUE([$'latest_prevalence_history.England_weighted'.A21])" office:value-type="date" office:date-value="2021-11-20" calcext:value-type="date">
            <text:p>20/11/21</text:p>
          </table:table-cell>
          <table:table-cell table:formula="of:=[$'latest_prevalence_history.England_weighted'.B21]" office:value-type="float" office:value="831142.338938516" calcext:value-type="float">
            <text:p>831,142.3</text:p>
          </table:table-cell>
          <table:table-cell table:style-name="ce30" table:formula="of:=[.A21] - 7" office:value-type="date" office:date-value="2021-11-13" calcext:value-type="date">
            <text:p>13/11/21</text:p>
          </table:table-cell>
          <table:table-cell table:formula="of:=[$'latest_prevalence_history.England_weighted'.B21]/55977178" office:value-type="percentage" office:value="0.0148478785218239" calcext:value-type="percentage">
            <text:p>1.48%</text:p>
          </table:table-cell>
          <table:table-cell/>
        </table:table-row>
        <table:table-row table:style-name="ro1">
          <table:table-cell table:style-name="ce30" table:formula="of:=VALUE([$'latest_prevalence_history.England_weighted'.A22])" office:value-type="date" office:date-value="2021-11-21" calcext:value-type="date">
            <text:p>21/11/21</text:p>
          </table:table-cell>
          <table:table-cell table:formula="of:=[$'latest_prevalence_history.England_weighted'.B22]" office:value-type="float" office:value="836347.024341" calcext:value-type="float">
            <text:p>836,347.0</text:p>
          </table:table-cell>
          <table:table-cell table:style-name="ce30" table:formula="of:=[.A22] - 7" office:value-type="date" office:date-value="2021-11-14" calcext:value-type="date">
            <text:p>14/11/21</text:p>
          </table:table-cell>
          <table:table-cell table:formula="of:=[$'latest_prevalence_history.England_weighted'.B22]/55977178" office:value-type="percentage" office:value="0.0149408572247247" calcext:value-type="percentage">
            <text:p>1.49%</text:p>
          </table:table-cell>
          <table:table-cell/>
        </table:table-row>
        <table:table-row table:style-name="ro1">
          <table:table-cell table:style-name="ce30" table:formula="of:=VALUE([$'latest_prevalence_history.England_weighted'.A23])" office:value-type="date" office:date-value="2021-11-22" calcext:value-type="date">
            <text:p>22/11/21</text:p>
          </table:table-cell>
          <table:table-cell table:formula="of:=[$'latest_prevalence_history.England_weighted'.B23]" office:value-type="float" office:value="844055.57294027" calcext:value-type="float">
            <text:p>844,055.6</text:p>
          </table:table-cell>
          <table:table-cell table:style-name="ce30" table:formula="of:=[.A23] - 7" office:value-type="date" office:date-value="2021-11-15" calcext:value-type="date">
            <text:p>15/11/21</text:p>
          </table:table-cell>
          <table:table-cell table:formula="of:=[$'latest_prevalence_history.England_weighted'.B23]/55977178" office:value-type="percentage" office:value="0.015078565999527" calcext:value-type="percentage">
            <text:p>1.51%</text:p>
          </table:table-cell>
          <table:table-cell/>
        </table:table-row>
        <table:table-row table:style-name="ro1">
          <table:table-cell table:style-name="ce30" table:formula="of:=VALUE([$'latest_prevalence_history.England_weighted'.A24])" office:value-type="date" office:date-value="2021-11-23" calcext:value-type="date">
            <text:p>23/11/21</text:p>
          </table:table-cell>
          <table:table-cell table:formula="of:=[$'latest_prevalence_history.England_weighted'.B24]" office:value-type="float" office:value="852763.232817686" calcext:value-type="float">
            <text:p>852,763.2</text:p>
          </table:table-cell>
          <table:table-cell table:style-name="ce30" table:formula="of:=[.A24] - 7" office:value-type="date" office:date-value="2021-11-16" calcext:value-type="date">
            <text:p>16/11/21</text:p>
          </table:table-cell>
          <table:table-cell table:formula="of:=[$'latest_prevalence_history.England_weighted'.B24]/55977178" office:value-type="percentage" office:value="0.0152341233210736" calcext:value-type="percentage">
            <text:p>1.52%</text:p>
          </table:table-cell>
          <table:table-cell/>
        </table:table-row>
        <table:table-row table:style-name="ro1">
          <table:table-cell table:style-name="ce30" table:formula="of:=VALUE([$'latest_prevalence_history.England_weighted'.A25])" office:value-type="date" office:date-value="2021-11-24" calcext:value-type="date">
            <text:p>24/11/21</text:p>
          </table:table-cell>
          <table:table-cell table:formula="of:=[$'latest_prevalence_history.England_weighted'.B25]" office:value-type="float" office:value="861884.741071093" calcext:value-type="float">
            <text:p>861,884.7</text:p>
          </table:table-cell>
          <table:table-cell table:style-name="ce30" table:formula="of:=[.A25] - 7" office:value-type="date" office:date-value="2021-11-17" calcext:value-type="date">
            <text:p>17/11/21</text:p>
          </table:table-cell>
          <table:table-cell table:formula="of:=[$'latest_prevalence_history.England_weighted'.B25]/55977178" office:value-type="percentage" office:value="0.0153970738051692" calcext:value-type="percentage">
            <text:p>1.54%</text:p>
          </table:table-cell>
          <table:table-cell/>
        </table:table-row>
        <table:table-row table:style-name="ro1">
          <table:table-cell table:style-name="ce30" table:formula="of:=VALUE([$'latest_prevalence_history.England_weighted'.A26])" office:value-type="date" office:date-value="2021-11-25" calcext:value-type="date">
            <text:p>25/11/21</text:p>
          </table:table-cell>
          <table:table-cell table:formula="of:=[$'latest_prevalence_history.England_weighted'.B26]" office:value-type="float" office:value="870536.712394387" calcext:value-type="float">
            <text:p>870,536.7</text:p>
          </table:table-cell>
          <table:table-cell table:style-name="ce30" table:formula="of:=[.A26] - 7" office:value-type="date" office:date-value="2021-11-18" calcext:value-type="date">
            <text:p>18/11/21</text:p>
          </table:table-cell>
          <table:table-cell table:formula="of:=[$'latest_prevalence_history.England_weighted'.B26]/55977178" office:value-type="percentage" office:value="0.0155516362828149" calcext:value-type="percentage">
            <text:p>1.56%</text:p>
          </table:table-cell>
          <table:table-cell/>
        </table:table-row>
        <table:table-row table:style-name="ro1">
          <table:table-cell table:style-name="ce30" table:formula="of:=VALUE([$'latest_prevalence_history.England_weighted'.A27])" office:value-type="date" office:date-value="2021-11-26" calcext:value-type="date">
            <text:p>26/11/21</text:p>
          </table:table-cell>
          <table:table-cell table:formula="of:=[$'latest_prevalence_history.England_weighted'.B27]" office:value-type="float" office:value="879370.805449591" calcext:value-type="float">
            <text:p>879,370.8</text:p>
          </table:table-cell>
          <table:table-cell table:style-name="ce30" table:formula="of:=[.A27] - 7" office:value-type="date" office:date-value="2021-11-19" calcext:value-type="date">
            <text:p>19/11/21</text:p>
          </table:table-cell>
          <table:table-cell table:formula="of:=[$'latest_prevalence_history.England_weighted'.B27]/55977178" office:value-type="percentage" office:value="0.015709452260162" calcext:value-type="percentage">
            <text:p>1.57%</text:p>
          </table:table-cell>
          <table:table-cell/>
        </table:table-row>
        <table:table-row table:style-name="ro1">
          <table:table-cell table:style-name="ce30" table:formula="of:=VALUE([$'latest_prevalence_history.England_weighted'.A28])" office:value-type="date" office:date-value="2021-11-27" calcext:value-type="date">
            <text:p>27/11/21</text:p>
          </table:table-cell>
          <table:table-cell table:formula="of:=[$'latest_prevalence_history.England_weighted'.B28]" office:value-type="float" office:value="887420.128789475" calcext:value-type="float">
            <text:p>887,420.1</text:p>
          </table:table-cell>
          <table:table-cell table:style-name="ce30" table:formula="of:=[.A28] - 7" office:value-type="date" office:date-value="2021-11-20" calcext:value-type="date">
            <text:p>20/11/21</text:p>
          </table:table-cell>
          <table:table-cell table:formula="of:=[$'latest_prevalence_history.England_weighted'.B28]/55977178" office:value-type="percentage" office:value="0.0158532487791627" calcext:value-type="percentage">
            <text:p>1.59%</text:p>
          </table:table-cell>
          <table:table-cell/>
        </table:table-row>
        <table:table-row table:style-name="ro1">
          <table:table-cell table:style-name="ce30" table:formula="of:=VALUE([$'latest_prevalence_history.England_weighted'.A29])" office:value-type="date" office:date-value="2021-11-28" calcext:value-type="date">
            <text:p>28/11/21</text:p>
          </table:table-cell>
          <table:table-cell table:formula="of:=[$'latest_prevalence_history.England_weighted'.B29]" office:value-type="float" office:value="894746.998535278" calcext:value-type="float">
            <text:p>894,747.0</text:p>
          </table:table-cell>
          <table:table-cell table:style-name="ce30" table:formula="of:=[.A29] - 7" office:value-type="date" office:date-value="2021-11-21" calcext:value-type="date">
            <text:p>21/11/21</text:p>
          </table:table-cell>
          <table:table-cell table:formula="of:=[$'latest_prevalence_history.England_weighted'.B29]/55977178" office:value-type="percentage" office:value="0.015984139081382" calcext:value-type="percentage">
            <text:p>1.60%</text:p>
          </table:table-cell>
          <table:table-cell/>
        </table:table-row>
        <table:table-row table:style-name="ro1">
          <table:table-cell table:style-name="ce30" table:formula="of:=VALUE([$'latest_prevalence_history.England_weighted'.A30])" office:value-type="date" office:date-value="2021-11-29" calcext:value-type="date">
            <text:p>29/11/21</text:p>
          </table:table-cell>
          <table:table-cell table:formula="of:=[$'latest_prevalence_history.England_weighted'.B30]" office:value-type="float" office:value="901071.318997036" calcext:value-type="float">
            <text:p>901,071.3</text:p>
          </table:table-cell>
          <table:table-cell table:style-name="ce30" table:formula="of:=[.A30] - 7" office:value-type="date" office:date-value="2021-11-22" calcext:value-type="date">
            <text:p>22/11/21</text:p>
          </table:table-cell>
          <table:table-cell table:formula="of:=[$'latest_prevalence_history.England_weighted'.B30]/55977178" office:value-type="percentage" office:value="0.0160971194188645" calcext:value-type="percentage">
            <text:p>1.61%</text:p>
          </table:table-cell>
          <table:table-cell/>
        </table:table-row>
        <table:table-row table:style-name="ro1">
          <table:table-cell table:style-name="ce30" table:formula="of:=VALUE([$'latest_prevalence_history.England_weighted'.A31])" office:value-type="date" office:date-value="2021-11-30" calcext:value-type="date">
            <text:p>30/11/21</text:p>
          </table:table-cell>
          <table:table-cell table:formula="of:=[$'latest_prevalence_history.England_weighted'.B31]" office:value-type="float" office:value="905901.995232042" calcext:value-type="float">
            <text:p>905,902.0</text:p>
          </table:table-cell>
          <table:table-cell table:style-name="ce30" table:formula="of:=[.A31] - 7" office:value-type="date" office:date-value="2021-11-23" calcext:value-type="date">
            <text:p>23/11/21</text:p>
          </table:table-cell>
          <table:table-cell table:formula="of:=[$'latest_prevalence_history.England_weighted'.B31]/55977178" office:value-type="percentage" office:value="0.0161834166636989" calcext:value-type="percentage">
            <text:p>1.62%</text:p>
          </table:table-cell>
          <table:table-cell/>
        </table:table-row>
        <table:table-row table:style-name="ro1">
          <table:table-cell table:style-name="ce30" table:formula="of:=VALUE([$'latest_prevalence_history.England_weighted'.A32])" office:value-type="date" office:date-value="2021-12-01" calcext:value-type="date">
            <text:p>01/12/21</text:p>
          </table:table-cell>
          <table:table-cell table:formula="of:=[$'latest_prevalence_history.England_weighted'.B32]" office:value-type="float" office:value="910188.072186604" calcext:value-type="float">
            <text:p>910,188.1</text:p>
          </table:table-cell>
          <table:table-cell table:style-name="ce30" table:formula="of:=[.A32] - 7" office:value-type="date" office:date-value="2021-11-24" calcext:value-type="date">
            <text:p>24/11/21</text:p>
          </table:table-cell>
          <table:table-cell table:formula="of:=[$'latest_prevalence_history.England_weighted'.B32]/55977178" office:value-type="percentage" office:value="0.0162599849564872" calcext:value-type="percentage">
            <text:p>1.63%</text:p>
          </table:table-cell>
          <table:table-cell/>
        </table:table-row>
        <table:table-row table:style-name="ro1">
          <table:table-cell table:style-name="ce30" table:formula="of:=VALUE([$'latest_prevalence_history.England_weighted'.A33])" office:value-type="date" office:date-value="2021-12-02" calcext:value-type="date">
            <text:p>02/12/21</text:p>
          </table:table-cell>
          <table:table-cell table:formula="of:=[$'latest_prevalence_history.England_weighted'.B33]" office:value-type="float" office:value="914572.651619898" calcext:value-type="float">
            <text:p>914,572.7</text:p>
          </table:table-cell>
          <table:table-cell table:style-name="ce30" table:formula="of:=[.A33] - 7" office:value-type="date" office:date-value="2021-11-25" calcext:value-type="date">
            <text:p>25/11/21</text:p>
          </table:table-cell>
          <table:table-cell table:formula="of:=[$'latest_prevalence_history.England_weighted'.B33]/55977178" office:value-type="percentage" office:value="0.0163383129392464" calcext:value-type="percentage">
            <text:p>1.63%</text:p>
          </table:table-cell>
          <table:table-cell/>
        </table:table-row>
        <table:table-row table:style-name="ro1">
          <table:table-cell table:style-name="ce30" table:formula="of:=VALUE([$'latest_prevalence_history.England_weighted'.A34])" office:value-type="date" office:date-value="2021-12-03" calcext:value-type="date">
            <text:p>03/12/21</text:p>
          </table:table-cell>
          <table:table-cell table:formula="of:=[$'latest_prevalence_history.England_weighted'.B34]" office:value-type="float" office:value="918745.816099161" calcext:value-type="float">
            <text:p>918,745.8</text:p>
          </table:table-cell>
          <table:table-cell table:style-name="ce30" table:formula="of:=[.A34] - 7" office:value-type="date" office:date-value="2021-11-26" calcext:value-type="date">
            <text:p>26/11/21</text:p>
          </table:table-cell>
          <table:table-cell table:formula="of:=[$'latest_prevalence_history.England_weighted'.B34]/55977178" office:value-type="percentage" office:value="0.0164128641157859" calcext:value-type="percentage">
            <text:p>1.64%</text:p>
          </table:table-cell>
          <table:table-cell/>
        </table:table-row>
        <table:table-row table:style-name="ro1">
          <table:table-cell table:style-name="ce30" table:formula="of:=VALUE([$'latest_prevalence_history.England_weighted'.A35])" office:value-type="date" office:date-value="2021-12-04" calcext:value-type="date">
            <text:p>04/12/21</text:p>
          </table:table-cell>
          <table:table-cell table:formula="of:=[$'latest_prevalence_history.England_weighted'.B35]" office:value-type="float" office:value="923121.926811753" calcext:value-type="float">
            <text:p>923,121.9</text:p>
          </table:table-cell>
          <table:table-cell table:style-name="ce30" table:formula="of:=[.A35] - 7" office:value-type="date" office:date-value="2021-11-27" calcext:value-type="date">
            <text:p>27/11/21</text:p>
          </table:table-cell>
          <table:table-cell table:formula="of:=[$'latest_prevalence_history.England_weighted'.B35]/55977178" office:value-type="percentage" office:value="0.0164910408097342" calcext:value-type="percentage">
            <text:p>1.65%</text:p>
          </table:table-cell>
          <table:table-cell/>
        </table:table-row>
        <table:table-row table:style-name="ro1">
          <table:table-cell table:style-name="ce30" table:formula="of:=VALUE([$'latest_prevalence_history.England_weighted'.A36])" office:value-type="date" office:date-value="2021-12-05" calcext:value-type="date">
            <text:p>05/12/21</text:p>
          </table:table-cell>
          <table:table-cell table:formula="of:=[$'latest_prevalence_history.England_weighted'.B36]" office:value-type="float" office:value="928413.943498707" calcext:value-type="float">
            <text:p>928,413.9</text:p>
          </table:table-cell>
          <table:table-cell table:style-name="ce30" table:formula="of:=[.A36] - 7" office:value-type="date" office:date-value="2021-11-28" calcext:value-type="date">
            <text:p>28/11/21</text:p>
          </table:table-cell>
          <table:table-cell table:formula="of:=[$'latest_prevalence_history.England_weighted'.B36]/55977178" office:value-type="percentage" office:value="0.0165855796356634" calcext:value-type="percentage">
            <text:p>1.66%</text:p>
          </table:table-cell>
          <table:table-cell/>
        </table:table-row>
        <table:table-row table:style-name="ro1">
          <table:table-cell table:style-name="ce30" table:formula="of:=VALUE([$'latest_prevalence_history.England_weighted'.A37])" office:value-type="date" office:date-value="2021-12-06" calcext:value-type="date">
            <text:p>06/12/21</text:p>
          </table:table-cell>
          <table:table-cell table:formula="of:=[$'latest_prevalence_history.England_weighted'.B37]" office:value-type="float" office:value="932938.697143394" calcext:value-type="float">
            <text:p>932,938.7</text:p>
          </table:table-cell>
          <table:table-cell table:style-name="ce30" table:formula="of:=[.A37] - 7" office:value-type="date" office:date-value="2021-11-29" calcext:value-type="date">
            <text:p>29/11/21</text:p>
          </table:table-cell>
          <table:table-cell table:formula="of:=[$'latest_prevalence_history.England_weighted'.B37]/55977178" office:value-type="percentage" office:value="0.0166664117498634" calcext:value-type="percentage">
            <text:p>1.67%</text:p>
          </table:table-cell>
          <table:table-cell/>
        </table:table-row>
        <table:table-row table:style-name="ro1">
          <table:table-cell table:style-name="ce30" table:formula="of:=VALUE([$'latest_prevalence_history.England_weighted'.A38])" office:value-type="date" office:date-value="2021-12-07" calcext:value-type="date">
            <text:p>07/12/21</text:p>
          </table:table-cell>
          <table:table-cell table:formula="of:=[$'latest_prevalence_history.England_weighted'.B38]" office:value-type="float" office:value="937214.316866409" calcext:value-type="float">
            <text:p>937,214.3</text:p>
          </table:table-cell>
          <table:table-cell table:style-name="ce30" table:formula="of:=[.A38] - 7" office:value-type="date" office:date-value="2021-11-30" calcext:value-type="date">
            <text:p>30/11/21</text:p>
          </table:table-cell>
          <table:table-cell table:formula="of:=[$'latest_prevalence_history.England_weighted'.B38]/55977178" office:value-type="percentage" office:value="0.0167427932302412" calcext:value-type="percentage">
            <text:p>1.67%</text:p>
          </table:table-cell>
          <table:table-cell/>
        </table:table-row>
        <table:table-row table:style-name="ro1">
          <table:table-cell table:style-name="ce30" table:formula="of:=VALUE([$'latest_prevalence_history.England_weighted'.A39])" office:value-type="date" office:date-value="2021-12-08" calcext:value-type="date">
            <text:p>08/12/21</text:p>
          </table:table-cell>
          <table:table-cell table:formula="of:=[$'latest_prevalence_history.England_weighted'.B39]" office:value-type="float" office:value="942141.33289719" calcext:value-type="float">
            <text:p>942,141.3</text:p>
          </table:table-cell>
          <table:table-cell table:style-name="ce30" table:formula="of:=[.A39] - 7" office:value-type="date" office:date-value="2021-12-01" calcext:value-type="date">
            <text:p>01/12/21</text:p>
          </table:table-cell>
          <table:table-cell table:formula="of:=[$'latest_prevalence_history.England_weighted'.B39]/55977178" office:value-type="percentage" office:value="0.016830811529963" calcext:value-type="percentage">
            <text:p>1.68%</text:p>
          </table:table-cell>
          <table:table-cell/>
        </table:table-row>
        <table:table-row table:style-name="ro1">
          <table:table-cell table:style-name="ce30" table:formula="of:=VALUE([$'latest_prevalence_history.England_weighted'.A40])" office:value-type="date" office:date-value="2021-12-09" calcext:value-type="date">
            <text:p>09/12/21</text:p>
          </table:table-cell>
          <table:table-cell table:formula="of:=[$'latest_prevalence_history.England_weighted'.B40]" office:value-type="float" office:value="947652.278571173" calcext:value-type="float">
            <text:p>947,652.3</text:p>
          </table:table-cell>
          <table:table-cell table:style-name="ce30" table:formula="of:=[.A40] - 7" office:value-type="date" office:date-value="2021-12-02" calcext:value-type="date">
            <text:p>02/12/21</text:p>
          </table:table-cell>
          <table:table-cell table:formula="of:=[$'latest_prevalence_history.England_weighted'.B40]/55977178" office:value-type="percentage" office:value="0.0169292613959777" calcext:value-type="percentage">
            <text:p>1.69%</text:p>
          </table:table-cell>
          <table:table-cell/>
        </table:table-row>
        <table:table-row table:style-name="ro1">
          <table:table-cell table:style-name="ce30" table:formula="of:=VALUE([$'latest_prevalence_history.England_weighted'.A41])" office:value-type="date" office:date-value="2021-12-10" calcext:value-type="date">
            <text:p>10/12/21</text:p>
          </table:table-cell>
          <table:table-cell table:formula="of:=[$'latest_prevalence_history.England_weighted'.B41]" office:value-type="float" office:value="954328.428107178" calcext:value-type="float">
            <text:p>954,328.4</text:p>
          </table:table-cell>
          <table:table-cell table:style-name="ce30" table:formula="of:=[.A41] - 7" office:value-type="date" office:date-value="2021-12-03" calcext:value-type="date">
            <text:p>03/12/21</text:p>
          </table:table-cell>
          <table:table-cell table:formula="of:=[$'latest_prevalence_history.England_weighted'.B41]/55977178" office:value-type="percentage" office:value="0.0170485269569534" calcext:value-type="percentage">
            <text:p>1.70%</text:p>
          </table:table-cell>
          <table:table-cell/>
        </table:table-row>
        <table:table-row table:style-name="ro1">
          <table:table-cell table:style-name="ce30" table:formula="of:=VALUE([$'latest_prevalence_history.England_weighted'.A42])" office:value-type="date" office:date-value="2021-12-11" calcext:value-type="date">
            <text:p>11/12/21</text:p>
          </table:table-cell>
          <table:table-cell table:formula="of:=[$'latest_prevalence_history.England_weighted'.B42]" office:value-type="float" office:value="962056.459749758" calcext:value-type="float">
            <text:p>962,056.5</text:p>
          </table:table-cell>
          <table:table-cell table:style-name="ce30" table:formula="of:=[.A42] - 7" office:value-type="date" office:date-value="2021-12-04" calcext:value-type="date">
            <text:p>04/12/21</text:p>
          </table:table-cell>
          <table:table-cell table:formula="of:=[$'latest_prevalence_history.England_weighted'.B42]/55977178" office:value-type="percentage" office:value="0.0171865837850875" calcext:value-type="percentage">
            <text:p>1.72%</text:p>
          </table:table-cell>
          <table:table-cell/>
        </table:table-row>
        <table:table-row table:style-name="ro1">
          <table:table-cell table:style-name="ce30" table:formula="of:=VALUE([$'latest_prevalence_history.England_weighted'.A43])" office:value-type="date" office:date-value="2021-12-12" calcext:value-type="date">
            <text:p>12/12/21</text:p>
          </table:table-cell>
          <table:table-cell table:formula="of:=[$'latest_prevalence_history.England_weighted'.B43]" office:value-type="float" office:value="971628.935611425" calcext:value-type="float">
            <text:p>971,628.9</text:p>
          </table:table-cell>
          <table:table-cell table:style-name="ce30" table:formula="of:=[.A43] - 7" office:value-type="date" office:date-value="2021-12-05" calcext:value-type="date">
            <text:p>05/12/21</text:p>
          </table:table-cell>
          <table:table-cell table:formula="of:=[$'latest_prevalence_history.England_weighted'.B43]/55977178" office:value-type="percentage" office:value="0.0173575905454081" calcext:value-type="percentage">
            <text:p>1.74%</text:p>
          </table:table-cell>
          <table:table-cell/>
        </table:table-row>
        <table:table-row table:style-name="ro1">
          <table:table-cell table:style-name="ce30" table:formula="of:=VALUE([$'latest_prevalence_history.England_weighted'.A44])" office:value-type="date" office:date-value="2021-12-13" calcext:value-type="date">
            <text:p>13/12/21</text:p>
          </table:table-cell>
          <table:table-cell table:formula="of:=[$'latest_prevalence_history.England_weighted'.B44]" office:value-type="float" office:value="983276.656174268" calcext:value-type="float">
            <text:p>983,276.7</text:p>
          </table:table-cell>
          <table:table-cell table:style-name="ce30" table:formula="of:=[.A44] - 7" office:value-type="date" office:date-value="2021-12-06" calcext:value-type="date">
            <text:p>06/12/21</text:p>
          </table:table-cell>
          <table:table-cell table:formula="of:=[$'latest_prevalence_history.England_weighted'.B44]/55977178" office:value-type="percentage" office:value="0.0175656703554129" calcext:value-type="percentage">
            <text:p>1.76%</text:p>
          </table:table-cell>
          <table:table-cell/>
        </table:table-row>
        <table:table-row table:style-name="ro1">
          <table:table-cell table:style-name="ce30" table:formula="of:=VALUE([$'latest_prevalence_history.England_weighted'.A45])" office:value-type="date" office:date-value="2021-12-14" calcext:value-type="date">
            <text:p>14/12/21</text:p>
          </table:table-cell>
          <table:table-cell table:formula="of:=[$'latest_prevalence_history.England_weighted'.B45]" office:value-type="float" office:value="999411.697018628" calcext:value-type="float">
            <text:p>999,411.7</text:p>
          </table:table-cell>
          <table:table-cell table:style-name="ce30" table:formula="of:=[.A45] - 7" office:value-type="date" office:date-value="2021-12-07" calcext:value-type="date">
            <text:p>07/12/21</text:p>
          </table:table-cell>
          <table:table-cell table:formula="of:=[$'latest_prevalence_history.England_weighted'.B45]/55977178" office:value-type="percentage" office:value="0.0178539135541743" calcext:value-type="percentage">
            <text:p>1.79%</text:p>
          </table:table-cell>
          <table:table-cell/>
        </table:table-row>
        <table:table-row table:style-name="ro1">
          <table:table-cell table:style-name="ce30" table:formula="of:=VALUE([$'latest_prevalence_history.England_weighted'.A46])" office:value-type="date" office:date-value="2021-12-15" calcext:value-type="date">
            <text:p>15/12/21</text:p>
          </table:table-cell>
          <table:table-cell table:formula="of:=[$'latest_prevalence_history.England_weighted'.B46]" office:value-type="float" office:value="1023300.36917323" calcext:value-type="float">
            <text:p>1,023,300.4</text:p>
          </table:table-cell>
          <table:table-cell table:style-name="ce30" table:formula="of:=[.A46] - 7" office:value-type="date" office:date-value="2021-12-08" calcext:value-type="date">
            <text:p>08/12/21</text:p>
          </table:table-cell>
          <table:table-cell table:formula="of:=[$'latest_prevalence_history.England_weighted'.B46]/55977178" office:value-type="percentage" office:value="0.0182806709043679" calcext:value-type="percentage">
            <text:p>1.83%</text:p>
          </table:table-cell>
          <table:table-cell/>
        </table:table-row>
        <table:table-row table:style-name="ro1">
          <table:table-cell table:style-name="ce30" table:formula="of:=VALUE([$'latest_prevalence_history.England_weighted'.A47])" office:value-type="date" office:date-value="2021-12-16" calcext:value-type="date">
            <text:p>16/12/21</text:p>
          </table:table-cell>
          <table:table-cell table:formula="of:=[$'latest_prevalence_history.England_weighted'.B47]" office:value-type="float" office:value="1055157.10143926" calcext:value-type="float">
            <text:p>1,055,157.1</text:p>
          </table:table-cell>
          <table:table-cell table:style-name="ce30" table:formula="of:=[.A47] - 7" office:value-type="date" office:date-value="2021-12-09" calcext:value-type="date">
            <text:p>09/12/21</text:p>
          </table:table-cell>
          <table:table-cell table:formula="of:=[$'latest_prevalence_history.England_weighted'.B47]/55977178" office:value-type="percentage" office:value="0.0188497730528548" calcext:value-type="percentage">
            <text:p>1.88%</text:p>
          </table:table-cell>
          <table:table-cell/>
        </table:table-row>
        <table:table-row table:style-name="ro1">
          <table:table-cell table:style-name="ce30" table:formula="of:=VALUE([$'latest_prevalence_history.England_weighted'.A48])" office:value-type="date" office:date-value="2021-12-17" calcext:value-type="date">
            <text:p>17/12/21</text:p>
          </table:table-cell>
          <table:table-cell table:formula="of:=[$'latest_prevalence_history.England_weighted'.B48]" office:value-type="float" office:value="1093643.85107392" calcext:value-type="float">
            <text:p>1,093,643.9</text:p>
          </table:table-cell>
          <table:table-cell table:style-name="ce30" table:formula="of:=[.A48] - 7" office:value-type="date" office:date-value="2021-12-10" calcext:value-type="date">
            <text:p>10/12/21</text:p>
          </table:table-cell>
          <table:table-cell table:formula="of:=[$'latest_prevalence_history.England_weighted'.B48]/55977178" office:value-type="percentage" office:value="0.0195373166377541" calcext:value-type="percentage">
            <text:p>1.95%</text:p>
          </table:table-cell>
          <table:table-cell/>
        </table:table-row>
        <table:table-row table:style-name="ro1">
          <table:table-cell table:style-name="ce30" table:formula="of:=VALUE([$'latest_prevalence_history.England_weighted'.A49])" office:value-type="date" office:date-value="2021-12-18" calcext:value-type="date">
            <text:p>18/12/21</text:p>
          </table:table-cell>
          <table:table-cell table:formula="of:=[$'latest_prevalence_history.England_weighted'.B49]" office:value-type="float" office:value="1138606.37751927" calcext:value-type="float">
            <text:p>1,138,606.4</text:p>
          </table:table-cell>
          <table:table-cell table:style-name="ce30" table:formula="of:=[.A49] - 7" office:value-type="date" office:date-value="2021-12-11" calcext:value-type="date">
            <text:p>11/12/21</text:p>
          </table:table-cell>
          <table:table-cell table:formula="of:=[$'latest_prevalence_history.England_weighted'.B49]/55977178" office:value-type="percentage" office:value="0.0203405462404566" calcext:value-type="percentage">
            <text:p>2.03%</text:p>
          </table:table-cell>
          <table:table-cell/>
        </table:table-row>
        <table:table-row table:style-name="ro1">
          <table:table-cell table:style-name="ce30" table:formula="of:=VALUE([$'latest_prevalence_history.England_weighted'.A50])" office:value-type="date" office:date-value="2021-12-19" calcext:value-type="date">
            <text:p>19/12/21</text:p>
          </table:table-cell>
          <table:table-cell table:formula="of:=[$'latest_prevalence_history.England_weighted'.B50]" office:value-type="float" office:value="1190745.49906361" calcext:value-type="float">
            <text:p>1,190,745.5</text:p>
          </table:table-cell>
          <table:table-cell table:style-name="ce30" table:formula="of:=[.A50] - 7" office:value-type="date" office:date-value="2021-12-12" calcext:value-type="date">
            <text:p>12/12/21</text:p>
          </table:table-cell>
          <table:table-cell table:formula="of:=[$'latest_prevalence_history.England_weighted'.B50]/55977178" office:value-type="percentage" office:value="0.0212719815754843" calcext:value-type="percentage">
            <text:p>2.13%</text:p>
          </table:table-cell>
          <table:table-cell/>
        </table:table-row>
        <table:table-row table:style-name="ro1">
          <table:table-cell table:style-name="ce30" table:formula="of:=VALUE([$'latest_prevalence_history.England_weighted'.A51])" office:value-type="date" office:date-value="2021-12-20" calcext:value-type="date">
            <text:p>20/12/21</text:p>
          </table:table-cell>
          <table:table-cell table:formula="of:=[$'latest_prevalence_history.England_weighted'.B51]" office:value-type="float" office:value="1248920.31406204" calcext:value-type="float">
            <text:p>1,248,920.3</text:p>
          </table:table-cell>
          <table:table-cell table:style-name="ce30" table:formula="of:=[.A51] - 7" office:value-type="date" office:date-value="2021-12-13" calcext:value-type="date">
            <text:p>13/12/21</text:p>
          </table:table-cell>
          <table:table-cell table:formula="of:=[$'latest_prevalence_history.England_weighted'.B51]/55977178" office:value-type="percentage" office:value="0.0223112410929689" calcext:value-type="percentage">
            <text:p>2.23%</text:p>
          </table:table-cell>
          <table:table-cell/>
        </table:table-row>
        <table:table-row table:style-name="ro1">
          <table:table-cell table:style-name="ce30" table:formula="of:=VALUE([$'latest_prevalence_history.England_weighted'.A52])" office:value-type="date" office:date-value="2021-12-21" calcext:value-type="date">
            <text:p>21/12/21</text:p>
          </table:table-cell>
          <table:table-cell table:formula="of:=[$'latest_prevalence_history.England_weighted'.B52]" office:value-type="float" office:value="1313923.69354748" calcext:value-type="float">
            <text:p>1,313,923.7</text:p>
          </table:table-cell>
          <table:table-cell table:style-name="ce30" table:formula="of:=[.A52] - 7" office:value-type="date" office:date-value="2021-12-14" calcext:value-type="date">
            <text:p>14/12/21</text:p>
          </table:table-cell>
          <table:table-cell table:formula="of:=[$'latest_prevalence_history.England_weighted'.B52]/55977178" office:value-type="percentage" office:value="0.0234724889766234" calcext:value-type="percentage">
            <text:p>2.35%</text:p>
          </table:table-cell>
          <table:table-cell/>
        </table:table-row>
        <table:table-row table:style-name="ro1">
          <table:table-cell table:style-name="ce30" table:formula="of:=VALUE([$'latest_prevalence_history.England_weighted'.A53])" office:value-type="date" office:date-value="2021-12-22" calcext:value-type="date">
            <text:p>22/12/21</text:p>
          </table:table-cell>
          <table:table-cell table:formula="of:=[$'latest_prevalence_history.England_weighted'.B53]" office:value-type="float" office:value="1384619.94186901" calcext:value-type="float">
            <text:p>1,384,619.9</text:p>
          </table:table-cell>
          <table:table-cell table:style-name="ce30" table:formula="of:=[.A53] - 7" office:value-type="date" office:date-value="2021-12-15" calcext:value-type="date">
            <text:p>15/12/21</text:p>
          </table:table-cell>
          <table:table-cell table:formula="of:=[$'latest_prevalence_history.England_weighted'.B53]/55977178" office:value-type="percentage" office:value="0.0247354366786588" calcext:value-type="percentage">
            <text:p>2.47%</text:p>
          </table:table-cell>
          <table:table-cell/>
        </table:table-row>
        <table:table-row table:style-name="ro1">
          <table:table-cell table:style-name="ce30" table:formula="of:=VALUE([$'latest_prevalence_history.England_weighted'.A54])" office:value-type="date" office:date-value="2021-12-23" calcext:value-type="date">
            <text:p>23/12/21</text:p>
          </table:table-cell>
          <table:table-cell table:formula="of:=[$'latest_prevalence_history.England_weighted'.B54]" office:value-type="float" office:value="1460939.21359949" calcext:value-type="float">
            <text:p>1,460,939.2</text:p>
          </table:table-cell>
          <table:table-cell table:style-name="ce30" table:formula="of:=[.A54] - 7" office:value-type="date" office:date-value="2021-12-16" calcext:value-type="date">
            <text:p>16/12/21</text:p>
          </table:table-cell>
          <table:table-cell table:formula="of:=[$'latest_prevalence_history.England_weighted'.B54]/55977178" office:value-type="percentage" office:value="0.026098836450803" calcext:value-type="percentage">
            <text:p>2.61%</text:p>
          </table:table-cell>
          <table:table-cell/>
        </table:table-row>
        <table:table-row table:style-name="ro1">
          <table:table-cell table:style-name="ce30" table:formula="of:=VALUE([$'latest_prevalence_history.England_weighted'.A55])" office:value-type="date" office:date-value="2021-12-24" calcext:value-type="date">
            <text:p>24/12/21</text:p>
          </table:table-cell>
          <table:table-cell table:formula="of:=[$'latest_prevalence_history.England_weighted'.B55]" office:value-type="float" office:value="1541833.56351556" calcext:value-type="float">
            <text:p>1,541,833.6</text:p>
          </table:table-cell>
          <table:table-cell table:style-name="ce30" table:formula="of:=[.A55] - 7" office:value-type="date" office:date-value="2021-12-17" calcext:value-type="date">
            <text:p>17/12/21</text:p>
          </table:table-cell>
          <table:table-cell table:formula="of:=[$'latest_prevalence_history.England_weighted'.B55]/55977178" office:value-type="percentage" office:value="0.0275439673560456" calcext:value-type="percentage">
            <text:p>2.75%</text:p>
          </table:table-cell>
          <table:table-cell/>
        </table:table-row>
        <table:table-row table:style-name="ro1">
          <table:table-cell table:style-name="ce30" table:formula="of:=VALUE([$'latest_prevalence_history.England_weighted'.A56])" office:value-type="date" office:date-value="2021-12-25" calcext:value-type="date">
            <text:p>25/12/21</text:p>
          </table:table-cell>
          <table:table-cell table:formula="of:=[$'latest_prevalence_history.England_weighted'.B56]" office:value-type="float" office:value="1624498.09033549" calcext:value-type="float">
            <text:p>1,624,498.1</text:p>
          </table:table-cell>
          <table:table-cell table:style-name="ce30" table:formula="of:=[.A56] - 7" office:value-type="date" office:date-value="2021-12-18" calcext:value-type="date">
            <text:p>18/12/21</text:p>
          </table:table-cell>
          <table:table-cell table:formula="of:=[$'latest_prevalence_history.England_weighted'.B56]/55977178" office:value-type="percentage" office:value="0.0290207214507221" calcext:value-type="percentage">
            <text:p>2.90%</text:p>
          </table:table-cell>
          <table:table-cell/>
        </table:table-row>
        <table:table-row table:style-name="ro1">
          <table:table-cell table:style-name="ce30" table:formula="of:=VALUE([$'latest_prevalence_history.England_weighted'.A57])" office:value-type="date" office:date-value="2021-12-26" calcext:value-type="date">
            <text:p>26/12/21</text:p>
          </table:table-cell>
          <table:table-cell table:formula="of:=[$'latest_prevalence_history.England_weighted'.B57]" office:value-type="float" office:value="1707599.75456758" calcext:value-type="float">
            <text:p>1,707,599.8</text:p>
          </table:table-cell>
          <table:table-cell table:style-name="ce30" table:formula="of:=[.A57] - 7" office:value-type="date" office:date-value="2021-12-19" calcext:value-type="date">
            <text:p>19/12/21</text:p>
          </table:table-cell>
          <table:table-cell table:formula="of:=[$'latest_prevalence_history.England_weighted'.B57]/55977178" office:value-type="percentage" office:value="0.0305052847531467" calcext:value-type="percentage">
            <text:p>3.05%</text:p>
          </table:table-cell>
          <table:table-cell/>
        </table:table-row>
        <table:table-row table:style-name="ro1">
          <table:table-cell table:style-name="ce30" table:formula="of:=VALUE([$'latest_prevalence_history.England_weighted'.A58])" office:value-type="date" office:date-value="2021-12-27" calcext:value-type="date">
            <text:p>27/12/21</text:p>
          </table:table-cell>
          <table:table-cell table:formula="of:=[$'latest_prevalence_history.England_weighted'.B58]" office:value-type="float" office:value="1789900.96129082" calcext:value-type="float">
            <text:p>1,789,901.0</text:p>
          </table:table-cell>
          <table:table-cell table:style-name="ce30" table:formula="of:=[.A58] - 7" office:value-type="date" office:date-value="2021-12-20" calcext:value-type="date">
            <text:p>20/12/21</text:p>
          </table:table-cell>
          <table:table-cell table:formula="of:=[$'latest_prevalence_history.England_weighted'.B58]/55977178" office:value-type="percentage" office:value="0.0319755483438414" calcext:value-type="percentage">
            <text:p>3.20%</text:p>
          </table:table-cell>
          <table:table-cell/>
        </table:table-row>
        <table:table-row table:style-name="ro1">
          <table:table-cell table:style-name="ce30" table:formula="of:=VALUE([$'latest_prevalence_history.England_weighted'.A59])" office:value-type="date" office:date-value="2021-12-28" calcext:value-type="date">
            <text:p>28/12/21</text:p>
          </table:table-cell>
          <table:table-cell table:formula="of:=[$'latest_prevalence_history.England_weighted'.B59]" office:value-type="float" office:value="1868881.07008181" calcext:value-type="float">
            <text:p>1,868,881.1</text:p>
          </table:table-cell>
          <table:table-cell table:style-name="ce30" table:formula="of:=[.A59] - 7" office:value-type="date" office:date-value="2021-12-21" calcext:value-type="date">
            <text:p>21/12/21</text:p>
          </table:table-cell>
          <table:table-cell table:formula="of:=[$'latest_prevalence_history.England_weighted'.B59]/55977178" office:value-type="percentage" office:value="0.0333864824354277" calcext:value-type="percentage">
            <text:p>3.34%</text:p>
          </table:table-cell>
          <table:table-cell/>
        </table:table-row>
        <table:table-row table:style-name="ro1">
          <table:table-cell table:style-name="ce30" table:formula="of:=VALUE([$'latest_prevalence_history.England_weighted'.A60])" office:value-type="date" office:date-value="2021-12-29" calcext:value-type="date">
            <text:p>29/12/21</text:p>
          </table:table-cell>
          <table:table-cell table:formula="of:=[$'latest_prevalence_history.England_weighted'.B60]" office:value-type="float" office:value="1943733.0537641" calcext:value-type="float">
            <text:p>1,943,733.1</text:p>
          </table:table-cell>
          <table:table-cell table:style-name="ce30" table:formula="of:=[.A60] - 7" office:value-type="date" office:date-value="2021-12-22" calcext:value-type="date">
            <text:p>22/12/21</text:p>
          </table:table-cell>
          <table:table-cell table:formula="of:=[$'latest_prevalence_history.England_weighted'.B60]/55977178" office:value-type="percentage" office:value="0.0347236699528529" calcext:value-type="percentage">
            <text:p>3.47%</text:p>
          </table:table-cell>
          <table:table-cell/>
        </table:table-row>
        <table:table-row table:style-name="ro1">
          <table:table-cell table:style-name="ce30" table:formula="of:=VALUE([$'latest_prevalence_history.England_weighted'.A61])" office:value-type="date" office:date-value="2021-12-30" calcext:value-type="date">
            <text:p>30/12/21</text:p>
          </table:table-cell>
          <table:table-cell table:formula="of:=[$'latest_prevalence_history.England_weighted'.B61]" office:value-type="float" office:value="2015062.5277448" calcext:value-type="float">
            <text:p>2,015,062.5</text:p>
          </table:table-cell>
          <table:table-cell table:style-name="ce30" table:formula="of:=[.A61] - 7" office:value-type="date" office:date-value="2021-12-23" calcext:value-type="date">
            <text:p>23/12/21</text:p>
          </table:table-cell>
          <table:table-cell table:formula="of:=[$'latest_prevalence_history.England_weighted'.B61]/55977178" office:value-type="percentage" office:value="0.0359979298660751" calcext:value-type="percentage">
            <text:p>3.60%</text:p>
          </table:table-cell>
          <table:table-cell/>
        </table:table-row>
        <table:table-row table:style-name="ro1">
          <table:table-cell table:style-name="ce30" table:formula="of:=VALUE([$'latest_prevalence_history.England_weighted'.A62])" office:value-type="date" office:date-value="2021-12-31" calcext:value-type="date">
            <text:p>31/12/21</text:p>
          </table:table-cell>
          <table:table-cell table:formula="of:=[$'latest_prevalence_history.England_weighted'.B62]" office:value-type="float" office:value="2082228.46421929" calcext:value-type="float">
            <text:p>2,082,228.5</text:p>
          </table:table-cell>
          <table:table-cell table:style-name="ce30" table:formula="of:=[.A62] - 7" office:value-type="date" office:date-value="2021-12-24" calcext:value-type="date">
            <text:p>24/12/21</text:p>
          </table:table-cell>
          <table:table-cell table:formula="of:=[$'latest_prevalence_history.England_weighted'.B62]/55977178" office:value-type="percentage" office:value="0.0371978105830789" calcext:value-type="percentage">
            <text:p>3.72%</text:p>
          </table:table-cell>
          <table:table-cell/>
        </table:table-row>
        <table:table-row table:style-name="ro1">
          <table:table-cell table:style-name="ce30" table:formula="of:=VALUE([$'latest_prevalence_history.England_weighted'.A63])" office:value-type="date" office:date-value="2022-01-01" calcext:value-type="date">
            <text:p>01/01/22</text:p>
          </table:table-cell>
          <table:table-cell table:formula="of:=[$'latest_prevalence_history.England_weighted'.B63]" office:value-type="float" office:value="2144852.16814989" calcext:value-type="float">
            <text:p>2,144,852.2</text:p>
          </table:table-cell>
          <table:table-cell table:style-name="ce30" table:formula="of:=[.A63] - 7" office:value-type="date" office:date-value="2021-12-25" calcext:value-type="date">
            <text:p>25/12/21</text:p>
          </table:table-cell>
          <table:table-cell table:formula="of:=[$'latest_prevalence_history.England_weighted'.B63]/55977178" office:value-type="percentage" office:value="0.0383165469354294" calcext:value-type="percentage">
            <text:p>3.83%</text:p>
          </table:table-cell>
          <table:table-cell/>
        </table:table-row>
        <table:table-row table:style-name="ro1">
          <table:table-cell table:style-name="ce30" table:formula="of:=VALUE([$'latest_prevalence_history.England_weighted'.A64])" office:value-type="date" office:date-value="2022-01-02" calcext:value-type="date">
            <text:p>02/01/22</text:p>
          </table:table-cell>
          <table:table-cell table:formula="of:=[$'latest_prevalence_history.England_weighted'.B64]" office:value-type="float" office:value="2201107.0926953" calcext:value-type="float">
            <text:p>2,201,107.1</text:p>
          </table:table-cell>
          <table:table-cell table:style-name="ce30" table:formula="of:=[.A64] - 7" office:value-type="date" office:date-value="2021-12-26" calcext:value-type="date">
            <text:p>26/12/21</text:p>
          </table:table-cell>
          <table:table-cell table:formula="of:=[$'latest_prevalence_history.England_weighted'.B64]/55977178" office:value-type="percentage" office:value="0.0393215087172722" calcext:value-type="percentage">
            <text:p>3.93%</text:p>
          </table:table-cell>
          <table:table-cell/>
        </table:table-row>
        <table:table-row table:style-name="ro1">
          <table:table-cell table:style-name="ce30" table:formula="of:=VALUE([$'latest_prevalence_history.England_weighted'.A65])" office:value-type="date" office:date-value="2022-01-03" calcext:value-type="date">
            <text:p>03/01/22</text:p>
          </table:table-cell>
          <table:table-cell table:formula="of:=[$'latest_prevalence_history.England_weighted'.B65]" office:value-type="float" office:value="2250615.21075677" calcext:value-type="float">
            <text:p>2,250,615.2</text:p>
          </table:table-cell>
          <table:table-cell table:style-name="ce30" table:formula="of:=[.A65] - 7" office:value-type="date" office:date-value="2021-12-27" calcext:value-type="date">
            <text:p>27/12/21</text:p>
          </table:table-cell>
          <table:table-cell table:formula="of:=[$'latest_prevalence_history.England_weighted'.B65]/55977178" office:value-type="percentage" office:value="0.040205942692516" calcext:value-type="percentage">
            <text:p>4.02%</text:p>
          </table:table-cell>
          <table:table-cell/>
        </table:table-row>
        <table:table-row table:style-name="ro1">
          <table:table-cell table:style-name="ce30" table:formula="of:=VALUE([$'latest_prevalence_history.England_weighted'.A66])" office:value-type="date" office:date-value="2022-01-04" calcext:value-type="date">
            <text:p>04/01/22</text:p>
          </table:table-cell>
          <table:table-cell table:formula="of:=[$'latest_prevalence_history.England_weighted'.B66]" office:value-type="float" office:value="2293286.89154253" calcext:value-type="float">
            <text:p>2,293,286.9</text:p>
          </table:table-cell>
          <table:table-cell table:style-name="ce30" table:formula="of:=[.A66] - 7" office:value-type="date" office:date-value="2021-12-28" calcext:value-type="date">
            <text:p>28/12/21</text:p>
          </table:table-cell>
          <table:table-cell table:formula="of:=[$'latest_prevalence_history.England_weighted'.B66]/55977178" office:value-type="percentage" office:value="0.0409682476587607" calcext:value-type="percentage">
            <text:p>4.10%</text:p>
          </table:table-cell>
          <table:table-cell/>
        </table:table-row>
        <table:table-row table:style-name="ro1">
          <table:table-cell table:style-name="ce30" table:formula="of:=VALUE([$'latest_prevalence_history.England_weighted'.A67])" office:value-type="date" office:date-value="2022-01-05" calcext:value-type="date">
            <text:p>05/01/22</text:p>
          </table:table-cell>
          <table:table-cell table:formula="of:=[$'latest_prevalence_history.England_weighted'.B67]" office:value-type="float" office:value="2328656.70440032" calcext:value-type="float">
            <text:p>2,328,656.7</text:p>
          </table:table-cell>
          <table:table-cell table:style-name="ce30" table:formula="of:=[.A67] - 7" office:value-type="date" office:date-value="2021-12-29" calcext:value-type="date">
            <text:p>29/12/21</text:p>
          </table:table-cell>
          <table:table-cell table:formula="of:=[$'latest_prevalence_history.England_weighted'.B67]/55977178" office:value-type="percentage" office:value="0.0416001089658417" calcext:value-type="percentage">
            <text:p>4.16%</text:p>
          </table:table-cell>
          <table:table-cell/>
        </table:table-row>
        <table:table-row table:style-name="ro1">
          <table:table-cell table:style-name="ce30" table:formula="of:=VALUE([$'latest_prevalence_history.England_weighted'.A68])" office:value-type="date" office:date-value="2022-01-06" calcext:value-type="date">
            <text:p>06/01/22</text:p>
          </table:table-cell>
          <table:table-cell table:formula="of:=[$'latest_prevalence_history.England_weighted'.B68]" office:value-type="float" office:value="2356343.50635778" calcext:value-type="float">
            <text:p>2,356,343.5</text:p>
          </table:table-cell>
          <table:table-cell table:style-name="ce30" table:formula="of:=[.A68] - 7" office:value-type="date" office:date-value="2021-12-30" calcext:value-type="date">
            <text:p>30/12/21</text:p>
          </table:table-cell>
          <table:table-cell table:formula="of:=[$'latest_prevalence_history.England_weighted'.B68]/55977178" office:value-type="percentage" office:value="0.0420947177143833" calcext:value-type="percentage">
            <text:p>4.21%</text:p>
          </table:table-cell>
          <table:table-cell/>
        </table:table-row>
        <table:table-row table:style-name="ro1">
          <table:table-cell table:style-name="ce30" table:formula="of:=VALUE([$'latest_prevalence_history.England_weighted'.A69])" office:value-type="date" office:date-value="2022-01-07" calcext:value-type="date">
            <text:p>07/01/22</text:p>
          </table:table-cell>
          <table:table-cell table:formula="of:=[$'latest_prevalence_history.England_weighted'.B69]" office:value-type="float" office:value="2376724.45309495" calcext:value-type="float">
            <text:p>2,376,724.5</text:p>
          </table:table-cell>
          <table:table-cell table:style-name="ce30" table:formula="of:=[.A69] - 7" office:value-type="date" office:date-value="2021-12-31" calcext:value-type="date">
            <text:p>31/12/21</text:p>
          </table:table-cell>
          <table:table-cell table:formula="of:=[$'latest_prevalence_history.England_weighted'.B69]/55977178" office:value-type="percentage" office:value="0.0424588115730834" calcext:value-type="percentage">
            <text:p>4.25%</text:p>
          </table:table-cell>
          <table:table-cell/>
        </table:table-row>
        <table:table-row table:style-name="ro1">
          <table:table-cell table:style-name="ce30" table:formula="of:=VALUE([$'latest_prevalence_history.England_weighted'.A70])" office:value-type="date" office:date-value="2022-01-08" calcext:value-type="date">
            <text:p>08/01/22</text:p>
          </table:table-cell>
          <table:table-cell table:formula="of:=[$'latest_prevalence_history.England_weighted'.B70]" office:value-type="float" office:value="2390373.38743223" calcext:value-type="float">
            <text:p>2,390,373.4</text:p>
          </table:table-cell>
          <table:table-cell table:style-name="ce30" table:formula="of:=[.A70] - 7" office:value-type="date" office:date-value="2022-01-01" calcext:value-type="date">
            <text:p>01/01/22</text:p>
          </table:table-cell>
          <table:table-cell table:formula="of:=[$'latest_prevalence_history.England_weighted'.B70]/55977178" office:value-type="percentage" office:value="0.0427026419129637" calcext:value-type="percentage">
            <text:p>4.27%</text:p>
          </table:table-cell>
          <table:table-cell/>
        </table:table-row>
        <table:table-row table:style-name="ro1">
          <table:table-cell table:style-name="ce30" table:formula="of:=VALUE([$'latest_prevalence_history.England_weighted'.A71])" office:value-type="date" office:date-value="2022-01-09" calcext:value-type="date">
            <text:p>09/01/22</text:p>
          </table:table-cell>
          <table:table-cell table:formula="of:=[$'latest_prevalence_history.England_weighted'.B71]" office:value-type="float" office:value="2396761.24808332" calcext:value-type="float">
            <text:p>2,396,761.2</text:p>
          </table:table-cell>
          <table:table-cell table:style-name="ce30" table:formula="of:=[.A71] - 7" office:value-type="date" office:date-value="2022-01-02" calcext:value-type="date">
            <text:p>02/01/22</text:p>
          </table:table-cell>
          <table:table-cell table:formula="of:=[$'latest_prevalence_history.England_weighted'.B71]/55977178" office:value-type="percentage" office:value="0.0428167573592817" calcext:value-type="percentage">
            <text:p>4.28%</text:p>
          </table:table-cell>
          <table:table-cell/>
        </table:table-row>
        <table:table-row table:style-name="ro1">
          <table:table-cell table:style-name="ce30" table:formula="of:=VALUE([$'latest_prevalence_history.England_weighted'.A72])" office:value-type="date" office:date-value="2022-01-10" calcext:value-type="date">
            <text:p>10/01/22</text:p>
          </table:table-cell>
          <table:table-cell table:formula="of:=[$'latest_prevalence_history.England_weighted'.B72]" office:value-type="float" office:value="2395559.268227" calcext:value-type="float">
            <text:p>2,395,559.3</text:p>
          </table:table-cell>
          <table:table-cell table:style-name="ce30" table:formula="of:=[.A72] - 7" office:value-type="date" office:date-value="2022-01-03" calcext:value-type="date">
            <text:p>03/01/22</text:p>
          </table:table-cell>
          <table:table-cell table:formula="of:=[$'latest_prevalence_history.England_weighted'.B72]/55977178" office:value-type="percentage" office:value="0.0427952846823933" calcext:value-type="percentage">
            <text:p>4.28%</text:p>
          </table:table-cell>
          <table:table-cell/>
        </table:table-row>
        <table:table-row table:style-name="ro1">
          <table:table-cell table:style-name="ce30" table:formula="of:=VALUE([$'latest_prevalence_history.England_weighted'.A73])" office:value-type="date" office:date-value="2022-01-11" calcext:value-type="date">
            <text:p>11/01/22</text:p>
          </table:table-cell>
          <table:table-cell table:formula="of:=[$'latest_prevalence_history.England_weighted'.B73]" office:value-type="float" office:value="2386286.04633826" calcext:value-type="float">
            <text:p>2,386,286.0</text:p>
          </table:table-cell>
          <table:table-cell table:style-name="ce30" table:formula="of:=[.A73] - 7" office:value-type="date" office:date-value="2022-01-04" calcext:value-type="date">
            <text:p>04/01/22</text:p>
          </table:table-cell>
          <table:table-cell table:formula="of:=[$'latest_prevalence_history.England_weighted'.B73]/55977178" office:value-type="percentage" office:value="0.0426296239217036" calcext:value-type="percentage">
            <text:p>4.26%</text:p>
          </table:table-cell>
          <table:table-cell/>
        </table:table-row>
        <table:table-row table:style-name="ro1">
          <table:table-cell table:style-name="ce30" table:formula="of:=VALUE([$'latest_prevalence_history.England_weighted'.A74])" office:value-type="date" office:date-value="2022-01-12" calcext:value-type="date">
            <text:p>12/01/22</text:p>
          </table:table-cell>
          <table:table-cell table:formula="of:=[$'latest_prevalence_history.England_weighted'.B74]" office:value-type="float" office:value="2368392.81217911" calcext:value-type="float">
            <text:p>2,368,392.8</text:p>
          </table:table-cell>
          <table:table-cell table:style-name="ce30" table:formula="of:=[.A74] - 7" office:value-type="date" office:date-value="2022-01-05" calcext:value-type="date">
            <text:p>05/01/22</text:p>
          </table:table-cell>
          <table:table-cell table:formula="of:=[$'latest_prevalence_history.England_weighted'.B74]/55977178" office:value-type="percentage" office:value="0.0423099716134155" calcext:value-type="percentage">
            <text:p>4.23%</text:p>
          </table:table-cell>
          <table:table-cell/>
        </table:table-row>
        <table:table-row table:style-name="ro1">
          <table:table-cell table:style-name="ce30" table:formula="of:=VALUE([$'latest_prevalence_history.England_weighted'.A75])" office:value-type="date" office:date-value="2022-01-13" calcext:value-type="date">
            <text:p>13/01/22</text:p>
          </table:table-cell>
          <table:table-cell table:formula="of:=[$'latest_prevalence_history.England_weighted'.B75]" office:value-type="float" office:value="2342599.92262036" calcext:value-type="float">
            <text:p>2,342,599.9</text:p>
          </table:table-cell>
          <table:table-cell table:style-name="ce30" table:formula="of:=[.A75] - 7" office:value-type="date" office:date-value="2022-01-06" calcext:value-type="date">
            <text:p>06/01/22</text:p>
          </table:table-cell>
          <table:table-cell table:formula="of:=[$'latest_prevalence_history.England_weighted'.B75]/55977178" office:value-type="percentage" office:value="0.0418491965175586" calcext:value-type="percentage">
            <text:p>4.18%</text:p>
          </table:table-cell>
          <table:table-cell/>
        </table:table-row>
        <table:table-row table:style-name="ro1">
          <table:table-cell table:style-name="ce30" table:formula="of:=VALUE([$'latest_prevalence_history.England_weighted'.A76])" office:value-type="date" office:date-value="2022-01-14" calcext:value-type="date">
            <text:p>14/01/22</text:p>
          </table:table-cell>
          <table:table-cell table:formula="of:=[$'latest_prevalence_history.England_weighted'.B76]" office:value-type="float" office:value="2309832.15678988" calcext:value-type="float">
            <text:p>2,309,832.2</text:p>
          </table:table-cell>
          <table:table-cell table:style-name="ce30" table:formula="of:=[.A76] - 7" office:value-type="date" office:date-value="2022-01-07" calcext:value-type="date">
            <text:p>07/01/22</text:p>
          </table:table-cell>
          <table:table-cell table:formula="of:=[$'latest_prevalence_history.England_weighted'.B76]/55977178" office:value-type="percentage" office:value="0.0412638192798837" calcext:value-type="percentage">
            <text:p>4.13%</text:p>
          </table:table-cell>
          <table:table-cell/>
        </table:table-row>
        <table:table-row table:style-name="ro1">
          <table:table-cell table:style-name="ce30" table:formula="of:=VALUE([$'latest_prevalence_history.England_weighted'.A77])" office:value-type="date" office:date-value="2022-01-15" calcext:value-type="date">
            <text:p>15/01/22</text:p>
          </table:table-cell>
          <table:table-cell table:formula="of:=[$'latest_prevalence_history.England_weighted'.B77]" office:value-type="float" office:value="2271589.32684488" calcext:value-type="float">
            <text:p>2,271,589.3</text:p>
          </table:table-cell>
          <table:table-cell table:style-name="ce30" table:formula="of:=[.A77] - 7" office:value-type="date" office:date-value="2022-01-08" calcext:value-type="date">
            <text:p>08/01/22</text:p>
          </table:table-cell>
          <table:table-cell table:formula="of:=[$'latest_prevalence_history.England_weighted'.B77]/55977178" office:value-type="percentage" office:value="0.040580633179559" calcext:value-type="percentage">
            <text:p>4.06%</text:p>
          </table:table-cell>
          <table:table-cell/>
        </table:table-row>
        <table:table-row table:style-name="ro1">
          <table:table-cell table:style-name="ce30" table:formula="of:=VALUE([$'latest_prevalence_history.England_weighted'.A78])" office:value-type="date" office:date-value="2022-01-16" calcext:value-type="date">
            <text:p>16/01/22</text:p>
          </table:table-cell>
          <table:table-cell table:formula="of:=[$'latest_prevalence_history.England_weighted'.B78]" office:value-type="float" office:value="2229498.61742458" calcext:value-type="float">
            <text:p>2,229,498.6</text:p>
          </table:table-cell>
          <table:table-cell table:style-name="ce30" table:formula="of:=[.A78] - 7" office:value-type="date" office:date-value="2022-01-09" calcext:value-type="date">
            <text:p>09/01/22</text:p>
          </table:table-cell>
          <table:table-cell table:formula="of:=[$'latest_prevalence_history.England_weighted'.B78]/55977178" office:value-type="percentage" office:value="0.0398287069316817" calcext:value-type="percentage">
            <text:p>3.98%</text:p>
          </table:table-cell>
          <table:table-cell/>
        </table:table-row>
        <table:table-row table:style-name="ro1">
          <table:table-cell table:style-name="ce30" table:formula="of:=VALUE([$'latest_prevalence_history.England_weighted'.A79])" office:value-type="date" office:date-value="2022-01-17" calcext:value-type="date">
            <text:p>17/01/22</text:p>
          </table:table-cell>
          <table:table-cell table:formula="of:=[$'latest_prevalence_history.England_weighted'.B79]" office:value-type="float" office:value="2185067.17818639" calcext:value-type="float">
            <text:p>2,185,067.2</text:p>
          </table:table-cell>
          <table:table-cell table:style-name="ce30" table:formula="of:=[.A79] - 7" office:value-type="date" office:date-value="2022-01-10" calcext:value-type="date">
            <text:p>10/01/22</text:p>
          </table:table-cell>
          <table:table-cell table:formula="of:=[$'latest_prevalence_history.England_weighted'.B79]/55977178" office:value-type="percentage" office:value="0.0390349648956292" calcext:value-type="percentage">
            <text:p>3.90%</text:p>
          </table:table-cell>
          <table:table-cell/>
        </table:table-row>
        <table:table-row table:style-name="ro1">
          <table:table-cell table:style-name="ce30" table:formula="of:=VALUE([$'latest_prevalence_history.England_weighted'.A80])" office:value-type="date" office:date-value="2022-01-18" calcext:value-type="date">
            <text:p>18/01/22</text:p>
          </table:table-cell>
          <table:table-cell table:formula="of:=[$'latest_prevalence_history.England_weighted'.B80]" office:value-type="float" office:value="2137903.8991569" calcext:value-type="float">
            <text:p>2,137,903.9</text:p>
          </table:table-cell>
          <table:table-cell table:style-name="ce30" table:formula="of:=[.A80] - 7" office:value-type="date" office:date-value="2022-01-11" calcext:value-type="date">
            <text:p>11/01/22</text:p>
          </table:table-cell>
          <table:table-cell table:formula="of:=[$'latest_prevalence_history.England_weighted'.B80]/55977178" office:value-type="percentage" office:value="0.0381924201173004" calcext:value-type="percentage">
            <text:p>3.82%</text:p>
          </table:table-cell>
          <table:table-cell/>
        </table:table-row>
        <table:table-row table:style-name="ro1">
          <table:table-cell table:style-name="ce30" table:formula="of:=VALUE([$'latest_prevalence_history.England_weighted'.A81])" office:value-type="date" office:date-value="2022-01-19" calcext:value-type="date">
            <text:p>19/01/22</text:p>
          </table:table-cell>
          <table:table-cell table:formula="of:=[$'latest_prevalence_history.England_weighted'.B81]" office:value-type="float" office:value="2091783.77597978" calcext:value-type="float">
            <text:p>2,091,783.8</text:p>
          </table:table-cell>
          <table:table-cell table:style-name="ce30" table:formula="of:=[.A81] - 7" office:value-type="date" office:date-value="2022-01-12" calcext:value-type="date">
            <text:p>12/01/22</text:p>
          </table:table-cell>
          <table:table-cell table:formula="of:=[$'latest_prevalence_history.England_weighted'.B81]/55977178" office:value-type="percentage" office:value="0.0373685107166313" calcext:value-type="percentage">
            <text:p>3.74%</text:p>
          </table:table-cell>
          <table:table-cell/>
        </table:table-row>
        <table:table-row table:style-name="ro1">
          <table:table-cell table:style-name="ce30" table:formula="of:=VALUE([$'latest_prevalence_history.England_weighted'.A82])" office:value-type="date" office:date-value="2022-01-20" calcext:value-type="date">
            <text:p>20/01/22</text:p>
          </table:table-cell>
          <table:table-cell table:formula="of:=[$'latest_prevalence_history.England_weighted'.B82]" office:value-type="float" office:value="2047582.40979862" calcext:value-type="float">
            <text:p>2,047,582.4</text:p>
          </table:table-cell>
          <table:table-cell table:style-name="ce30" table:formula="of:=[.A82] - 7" office:value-type="date" office:date-value="2022-01-13" calcext:value-type="date">
            <text:p>13/01/22</text:p>
          </table:table-cell>
          <table:table-cell table:formula="of:=[$'latest_prevalence_history.England_weighted'.B82]/55977178" office:value-type="percentage" office:value="0.0365788788030475" calcext:value-type="percentage">
            <text:p>3.66%</text:p>
          </table:table-cell>
          <table:table-cell/>
        </table:table-row>
        <table:table-row table:style-name="ro1">
          <table:table-cell table:style-name="ce30" table:formula="of:=VALUE([$'latest_prevalence_history.England_weighted'.A83])" office:value-type="date" office:date-value="2022-01-21" calcext:value-type="date">
            <text:p>21/01/22</text:p>
          </table:table-cell>
          <table:table-cell table:formula="of:=[$'latest_prevalence_history.England_weighted'.B83]" office:value-type="float" office:value="2008178.47736697" calcext:value-type="float">
            <text:p>2,008,178.5</text:p>
          </table:table-cell>
          <table:table-cell table:style-name="ce30" table:formula="of:=[.A83] - 7" office:value-type="date" office:date-value="2022-01-14" calcext:value-type="date">
            <text:p>14/01/22</text:p>
          </table:table-cell>
          <table:table-cell table:formula="of:=[$'latest_prevalence_history.England_weighted'.B83]/55977178" office:value-type="percentage" office:value="0.0358749502764675" calcext:value-type="percentage">
            <text:p>3.59%</text:p>
          </table:table-cell>
          <table:table-cell/>
        </table:table-row>
        <table:table-row table:style-name="ro1">
          <table:table-cell table:style-name="ce30" table:formula="of:=VALUE([$'latest_prevalence_history.England_weighted'.A84])" office:value-type="date" office:date-value="2022-01-22" calcext:value-type="date">
            <text:p>22/01/22</text:p>
          </table:table-cell>
          <table:table-cell table:formula="of:=[$'latest_prevalence_history.England_weighted'.B84]" office:value-type="float" office:value="1973198.27026133" calcext:value-type="float">
            <text:p>1,973,198.3</text:p>
          </table:table-cell>
          <table:table-cell table:style-name="ce30" table:formula="of:=[.A84] - 7" office:value-type="date" office:date-value="2022-01-15" calcext:value-type="date">
            <text:p>15/01/22</text:p>
          </table:table-cell>
          <table:table-cell table:formula="of:=[$'latest_prevalence_history.England_weighted'.B84]/55977178" office:value-type="percentage" office:value="0.0352500490514426" calcext:value-type="percentage">
            <text:p>3.53%</text:p>
          </table:table-cell>
          <table:table-cell/>
        </table:table-row>
        <table:table-row table:style-name="ro1">
          <table:table-cell table:style-name="ce30" table:formula="of:=VALUE([$'latest_prevalence_history.England_weighted'.A85])" office:value-type="date" office:date-value="2022-01-23" calcext:value-type="date">
            <text:p>23/01/22</text:p>
          </table:table-cell>
          <table:table-cell table:formula="of:=[$'latest_prevalence_history.England_weighted'.B85]" office:value-type="float" office:value="1945411.94121163" calcext:value-type="float">
            <text:p>1,945,411.9</text:p>
          </table:table-cell>
          <table:table-cell table:style-name="ce30" table:formula="of:=[.A85] - 7" office:value-type="date" office:date-value="2022-01-16" calcext:value-type="date">
            <text:p>16/01/22</text:p>
          </table:table-cell>
          <table:table-cell table:formula="of:=[$'latest_prevalence_history.England_weighted'.B85]/55977178" office:value-type="percentage" office:value="0.0347536623088008" calcext:value-type="percentage">
            <text:p>3.48%</text:p>
          </table:table-cell>
          <table:table-cell/>
        </table:table-row>
        <table:table-row table:style-name="ro1">
          <table:table-cell table:style-name="ce30" table:formula="of:=VALUE([$'latest_prevalence_history.England_weighted'.A86])" office:value-type="date" office:date-value="2022-01-24" calcext:value-type="date">
            <text:p>24/01/22</text:p>
          </table:table-cell>
          <table:table-cell table:formula="of:=[$'latest_prevalence_history.England_weighted'.B86]" office:value-type="float" office:value="1925117.13239033" calcext:value-type="float">
            <text:p>1,925,117.1</text:p>
          </table:table-cell>
          <table:table-cell table:style-name="ce30" table:formula="of:=[.A86] - 7" office:value-type="date" office:date-value="2022-01-17" calcext:value-type="date">
            <text:p>17/01/22</text:p>
          </table:table-cell>
          <table:table-cell table:formula="of:=[$'latest_prevalence_history.England_weighted'.B86]/55977178" office:value-type="percentage" office:value="0.0343911072542872" calcext:value-type="percentage">
            <text:p>3.44%</text:p>
          </table:table-cell>
          <table:table-cell/>
        </table:table-row>
        <table:table-row table:style-name="ro1">
          <table:table-cell table:style-name="ce30" table:formula="of:=VALUE([$'latest_prevalence_history.England_weighted'.A87])" office:value-type="date" office:date-value="2022-01-25" calcext:value-type="date">
            <text:p>25/01/22</text:p>
          </table:table-cell>
          <table:table-cell table:formula="of:=[$'latest_prevalence_history.England_weighted'.B87]" office:value-type="float" office:value="1912902.56880431" calcext:value-type="float">
            <text:p>1,912,902.6</text:p>
          </table:table-cell>
          <table:table-cell table:style-name="ce30" table:formula="of:=[.A87] - 7" office:value-type="date" office:date-value="2022-01-18" calcext:value-type="date">
            <text:p>18/01/22</text:p>
          </table:table-cell>
          <table:table-cell table:formula="of:=[$'latest_prevalence_history.England_weighted'.B87]/55977178" office:value-type="percentage" office:value="0.0341729011206014" calcext:value-type="percentage">
            <text:p>3.42%</text:p>
          </table:table-cell>
          <table:table-cell/>
        </table:table-row>
        <table:table-row table:style-name="ro1">
          <table:table-cell table:style-name="ce30" table:formula="of:=VALUE([$'latest_prevalence_history.England_weighted'.A88])" office:value-type="date" office:date-value="2022-01-26" calcext:value-type="date">
            <text:p>26/01/22</text:p>
          </table:table-cell>
          <table:table-cell table:formula="of:=[$'latest_prevalence_history.England_weighted'.B88]" office:value-type="float" office:value="1908591.16570847" calcext:value-type="float">
            <text:p>1,908,591.2</text:p>
          </table:table-cell>
          <table:table-cell table:style-name="ce30" table:formula="of:=[.A88] - 7" office:value-type="date" office:date-value="2022-01-19" calcext:value-type="date">
            <text:p>19/01/22</text:p>
          </table:table-cell>
          <table:table-cell table:formula="of:=[$'latest_prevalence_history.England_weighted'.B88]/55977178" office:value-type="percentage" office:value="0.0340958803909062" calcext:value-type="percentage">
            <text:p>3.41%</text:p>
          </table:table-cell>
          <table:table-cell/>
        </table:table-row>
        <table:table-row table:style-name="ro1">
          <table:table-cell table:style-name="ce30" table:formula="of:=VALUE([$'latest_prevalence_history.England_weighted'.A89])" office:value-type="date" office:date-value="2022-01-27" calcext:value-type="date">
            <text:p>27/01/22</text:p>
          </table:table-cell>
          <table:table-cell table:formula="of:=[$'latest_prevalence_history.England_weighted'.B89]" office:value-type="float" office:value="1912720.55675244" calcext:value-type="float">
            <text:p>1,912,720.6</text:p>
          </table:table-cell>
          <table:table-cell table:style-name="ce30" table:formula="of:=[.A89] - 7" office:value-type="date" office:date-value="2022-01-20" calcext:value-type="date">
            <text:p>20/01/22</text:p>
          </table:table-cell>
          <table:table-cell table:formula="of:=[$'latest_prevalence_history.England_weighted'.B89]/55977178" office:value-type="percentage" office:value="0.0341696495802707" calcext:value-type="percentage">
            <text:p>3.42%</text:p>
          </table:table-cell>
          <table:table-cell/>
        </table:table-row>
        <table:table-row table:style-name="ro1">
          <table:table-cell table:style-name="ce30" table:formula="of:=VALUE([$'latest_prevalence_history.England_weighted'.A90])" office:value-type="date" office:date-value="2022-01-28" calcext:value-type="date">
            <text:p>28/01/22</text:p>
          </table:table-cell>
          <table:table-cell table:formula="of:=[$'latest_prevalence_history.England_weighted'.B90]" office:value-type="float" office:value="1924602.25250597" calcext:value-type="float">
            <text:p>1,924,602.3</text:p>
          </table:table-cell>
          <table:table-cell table:style-name="ce30" table:formula="of:=[.A90] - 7" office:value-type="date" office:date-value="2022-01-21" calcext:value-type="date">
            <text:p>21/01/22</text:p>
          </table:table-cell>
          <table:table-cell table:formula="of:=[$'latest_prevalence_history.England_weighted'.B90]/55977178" office:value-type="percentage" office:value="0.0343819092221113" calcext:value-type="percentage">
            <text:p>3.44%</text:p>
          </table:table-cell>
          <table:table-cell/>
        </table:table-row>
        <table:table-row table:style-name="ro1">
          <table:table-cell table:style-name="ce30" table:formula="of:=VALUE([$'latest_prevalence_history.England_weighted'.A91])" office:value-type="date" office:date-value="2022-01-29" calcext:value-type="date">
            <text:p>29/01/22</text:p>
          </table:table-cell>
          <table:table-cell table:formula="of:=[$'latest_prevalence_history.England_weighted'.B91]" office:value-type="float" office:value="1943544.28109997" calcext:value-type="float">
            <text:p>1,943,544.3</text:p>
          </table:table-cell>
          <table:table-cell table:style-name="ce30" table:formula="of:=[.A91] - 7" office:value-type="date" office:date-value="2022-01-22" calcext:value-type="date">
            <text:p>22/01/22</text:p>
          </table:table-cell>
          <table:table-cell table:formula="of:=[$'latest_prevalence_history.England_weighted'.B91]/55977178" office:value-type="percentage" office:value="0.0347202976380833" calcext:value-type="percentage">
            <text:p>3.47%</text:p>
          </table:table-cell>
          <table:table-cell/>
        </table:table-row>
        <table:table-row table:style-name="ro1">
          <table:table-cell table:style-name="ce30" table:formula="of:=VALUE([$'latest_prevalence_history.England_weighted'.A92])" office:value-type="date" office:date-value="2022-01-30" calcext:value-type="date">
            <text:p>30/01/22</text:p>
          </table:table-cell>
          <table:table-cell table:formula="of:=[$'latest_prevalence_history.England_weighted'.B92]" office:value-type="float" office:value="1969100.92771037" calcext:value-type="float">
            <text:p>1,969,100.9</text:p>
          </table:table-cell>
          <table:table-cell table:style-name="ce30" table:formula="of:=[.A92] - 7" office:value-type="date" office:date-value="2022-01-23" calcext:value-type="date">
            <text:p>23/01/22</text:p>
          </table:table-cell>
          <table:table-cell table:formula="of:=[$'latest_prevalence_history.England_weighted'.B92]/55977178" office:value-type="percentage" office:value="0.0351768523899216" calcext:value-type="percentage">
            <text:p>3.52%</text:p>
          </table:table-cell>
          <table:table-cell/>
        </table:table-row>
        <table:table-row table:style-name="ro1">
          <table:table-cell table:style-name="ce30" table:formula="of:=VALUE([$'latest_prevalence_history.England_weighted'.A93])" office:value-type="date" office:date-value="2022-01-31" calcext:value-type="date">
            <text:p>31/01/22</text:p>
          </table:table-cell>
          <table:table-cell table:formula="of:=[$'latest_prevalence_history.England_weighted'.B93]" office:value-type="float" office:value="1999031.8213236" calcext:value-type="float">
            <text:p>1,999,031.8</text:p>
          </table:table-cell>
          <table:table-cell table:style-name="ce30" table:formula="of:=[.A93] - 7" office:value-type="date" office:date-value="2022-01-24" calcext:value-type="date">
            <text:p>24/01/22</text:p>
          </table:table-cell>
          <table:table-cell table:formula="of:=[$'latest_prevalence_history.England_weighted'.B93]/55977178" office:value-type="percentage" office:value="0.0357115505416082" calcext:value-type="percentage">
            <text:p>3.57%</text:p>
          </table:table-cell>
          <table:table-cell/>
        </table:table-row>
        <table:table-row table:style-name="ro1">
          <table:table-cell table:style-name="ce30" table:formula="of:=VALUE([$'latest_prevalence_history.England_weighted'.A94])" office:value-type="date" office:date-value="2022-02-01" calcext:value-type="date">
            <text:p>01/02/22</text:p>
          </table:table-cell>
          <table:table-cell table:formula="of:=[$'latest_prevalence_history.England_weighted'.B94]" office:value-type="float" office:value="2032963.61717237" calcext:value-type="float">
            <text:p>2,032,963.6</text:p>
          </table:table-cell>
          <table:table-cell table:style-name="ce30" table:formula="of:=[.A94] - 7" office:value-type="date" office:date-value="2022-01-25" calcext:value-type="date">
            <text:p>25/01/22</text:p>
          </table:table-cell>
          <table:table-cell table:formula="of:=[$'latest_prevalence_history.England_weighted'.B94]/55977178" office:value-type="percentage" office:value="0.0363177225042028" calcext:value-type="percentage">
            <text:p>3.63%</text:p>
          </table:table-cell>
          <table:table-cell/>
        </table:table-row>
        <table:table-row table:style-name="ro1">
          <table:table-cell table:style-name="ce30" table:formula="of:=VALUE([$'latest_prevalence_history.England_weighted'.A95])" office:value-type="date" office:date-value="2022-02-02" calcext:value-type="date">
            <text:p>02/02/22</text:p>
          </table:table-cell>
          <table:table-cell table:formula="of:=[$'latest_prevalence_history.England_weighted'.B95]" office:value-type="float" office:value="2069595.02447759" calcext:value-type="float">
            <text:p>2,069,595.0</text:p>
          </table:table-cell>
          <table:table-cell table:style-name="ce30" table:formula="of:=[.A95] - 7" office:value-type="date" office:date-value="2022-01-26" calcext:value-type="date">
            <text:p>26/01/22</text:p>
          </table:table-cell>
          <table:table-cell table:formula="of:=[$'latest_prevalence_history.England_weighted'.B95]/55977178" office:value-type="percentage" office:value="0.0369721214684597" calcext:value-type="percentage">
            <text:p>3.70%</text:p>
          </table:table-cell>
          <table:table-cell/>
        </table:table-row>
        <table:table-row table:style-name="ro1">
          <table:table-cell table:style-name="ce30" table:formula="of:=VALUE([$'latest_prevalence_history.England_weighted'.A96])" office:value-type="date" office:date-value="2022-02-03" calcext:value-type="date">
            <text:p>03/02/22</text:p>
          </table:table-cell>
          <table:table-cell table:formula="of:=[$'latest_prevalence_history.England_weighted'.B96]" office:value-type="float" office:value="2107935.16361114" calcext:value-type="float">
            <text:p>2,107,935.2</text:p>
          </table:table-cell>
          <table:table-cell table:style-name="ce30" table:formula="of:=[.A96] - 7" office:value-type="date" office:date-value="2022-01-27" calcext:value-type="date">
            <text:p>27/01/22</text:p>
          </table:table-cell>
          <table:table-cell table:formula="of:=[$'latest_prevalence_history.England_weighted'.B96]/55977178" office:value-type="percentage" office:value="0.0376570459413145" calcext:value-type="percentage">
            <text:p>3.77%</text:p>
          </table:table-cell>
          <table:table-cell/>
        </table:table-row>
        <table:table-row table:style-name="ro1">
          <table:table-cell table:style-name="ce30" table:formula="of:=VALUE([$'latest_prevalence_history.England_weighted'.A97])" office:value-type="date" office:date-value="2022-02-04" calcext:value-type="date">
            <text:p>04/02/22</text:p>
          </table:table-cell>
          <table:table-cell table:formula="of:=[$'latest_prevalence_history.England_weighted'.B97]" office:value-type="float" office:value="2146170.93525898" calcext:value-type="float">
            <text:p>2,146,170.9</text:p>
          </table:table-cell>
          <table:table-cell table:style-name="ce30" table:formula="of:=[.A97] - 7" office:value-type="date" office:date-value="2022-01-28" calcext:value-type="date">
            <text:p>28/01/22</text:p>
          </table:table-cell>
          <table:table-cell table:formula="of:=[$'latest_prevalence_history.England_weighted'.B97]/55977178" office:value-type="percentage" office:value="0.0383401059492313" calcext:value-type="percentage">
            <text:p>3.83%</text:p>
          </table:table-cell>
          <table:table-cell/>
        </table:table-row>
        <table:table-row table:style-name="ro1">
          <table:table-cell table:style-name="ce30" table:formula="of:=VALUE([$'latest_prevalence_history.England_weighted'.A98])" office:value-type="date" office:date-value="2022-02-05" calcext:value-type="date">
            <text:p>05/02/22</text:p>
          </table:table-cell>
          <table:table-cell table:formula="of:=[$'latest_prevalence_history.England_weighted'.B98]" office:value-type="float" office:value="2184118.68783717" calcext:value-type="float">
            <text:p>2,184,118.7</text:p>
          </table:table-cell>
          <table:table-cell table:style-name="ce30" table:formula="of:=[.A98] - 7" office:value-type="date" office:date-value="2022-01-29" calcext:value-type="date">
            <text:p>29/01/22</text:p>
          </table:table-cell>
          <table:table-cell table:formula="of:=[$'latest_prevalence_history.England_weighted'.B98]/55977178" office:value-type="percentage" office:value="0.0390180206625845" calcext:value-type="percentage">
            <text:p>3.90%</text:p>
          </table:table-cell>
          <table:table-cell/>
        </table:table-row>
        <table:table-row table:style-name="ro1">
          <table:table-cell table:style-name="ce30" table:formula="of:=VALUE([$'latest_prevalence_history.England_weighted'.A99])" office:value-type="date" office:date-value="2022-02-06" calcext:value-type="date">
            <text:p>06/02/22</text:p>
          </table:table-cell>
          <table:table-cell table:formula="of:=[$'latest_prevalence_history.England_weighted'.B99]" office:value-type="float" office:value="2219249.62602996" calcext:value-type="float">
            <text:p>2,219,249.6</text:p>
          </table:table-cell>
          <table:table-cell table:style-name="ce30" table:formula="of:=[.A99] - 7" office:value-type="date" office:date-value="2022-01-30" calcext:value-type="date">
            <text:p>30/01/22</text:p>
          </table:table-cell>
          <table:table-cell table:formula="of:=[$'latest_prevalence_history.England_weighted'.B99]/55977178" office:value-type="percentage" office:value="0.0396456146115468" calcext:value-type="percentage">
            <text:p>3.96%</text:p>
          </table:table-cell>
          <table:table-cell/>
        </table:table-row>
        <table:table-row table:style-name="ro1">
          <table:table-cell table:style-name="ce30" table:formula="of:=VALUE([$'latest_prevalence_history.England_weighted'.A100])" office:value-type="date" office:date-value="2022-02-07" calcext:value-type="date">
            <text:p>07/02/22</text:p>
          </table:table-cell>
          <table:table-cell table:formula="of:=[$'latest_prevalence_history.England_weighted'.B100]" office:value-type="float" office:value="2250590.91965897" calcext:value-type="float">
            <text:p>2,250,590.9</text:p>
          </table:table-cell>
          <table:table-cell table:style-name="ce30" table:formula="of:=[.A100] - 7" office:value-type="date" office:date-value="2022-01-31" calcext:value-type="date">
            <text:p>31/01/22</text:p>
          </table:table-cell>
          <table:table-cell table:formula="of:=[$'latest_prevalence_history.England_weighted'.B100]/55977178" office:value-type="percentage" office:value="0.0402055087460639" calcext:value-type="percentage">
            <text:p>4.02%</text:p>
          </table:table-cell>
          <table:table-cell/>
        </table:table-row>
        <table:table-row table:style-name="ro1">
          <table:table-cell table:style-name="ce30" table:formula="of:=VALUE([$'latest_prevalence_history.England_weighted'.A101])" office:value-type="date" office:date-value="2022-02-08" calcext:value-type="date">
            <text:p>08/02/22</text:p>
          </table:table-cell>
          <table:table-cell table:formula="of:=[$'latest_prevalence_history.England_weighted'.B101]" office:value-type="float" office:value="2277444.96203484" calcext:value-type="float">
            <text:p>2,277,445.0</text:p>
          </table:table-cell>
          <table:table-cell table:style-name="ce30" table:formula="of:=[.A101] - 7" office:value-type="date" office:date-value="2022-02-01" calcext:value-type="date">
            <text:p>01/02/22</text:p>
          </table:table-cell>
          <table:table-cell table:formula="of:=[$'latest_prevalence_history.England_weighted'.B101]/55977178" office:value-type="percentage" office:value="0.0406852407249762" calcext:value-type="percentage">
            <text:p>4.07%</text:p>
          </table:table-cell>
          <table:table-cell/>
        </table:table-row>
        <table:table-row table:style-name="ro1">
          <table:table-cell table:style-name="ce30" table:formula="of:=VALUE([$'latest_prevalence_history.England_weighted'.A102])" office:value-type="date" office:date-value="2022-02-09" calcext:value-type="date">
            <text:p>09/02/22</text:p>
          </table:table-cell>
          <table:table-cell table:formula="of:=[$'latest_prevalence_history.England_weighted'.B102]" office:value-type="float" office:value="2298096.99261396" calcext:value-type="float">
            <text:p>2,298,097.0</text:p>
          </table:table-cell>
          <table:table-cell table:style-name="ce30" table:formula="of:=[.A102] - 7" office:value-type="date" office:date-value="2022-02-02" calcext:value-type="date">
            <text:p>02/02/22</text:p>
          </table:table-cell>
          <table:table-cell table:formula="of:=[$'latest_prevalence_history.England_weighted'.B102]/55977178" office:value-type="percentage" office:value="0.0410541773401646" calcext:value-type="percentage">
            <text:p>4.11%</text:p>
          </table:table-cell>
          <table:table-cell/>
        </table:table-row>
        <table:table-row table:style-name="ro1">
          <table:table-cell table:style-name="ce30" table:formula="of:=VALUE([$'latest_prevalence_history.England_weighted'.A103])" office:value-type="date" office:date-value="2022-02-10" calcext:value-type="date">
            <text:p>10/02/22</text:p>
          </table:table-cell>
          <table:table-cell table:formula="of:=[$'latest_prevalence_history.England_weighted'.B103]" office:value-type="float" office:value="2312178.97336503" calcext:value-type="float">
            <text:p>2,312,179.0</text:p>
          </table:table-cell>
          <table:table-cell table:style-name="ce30" table:formula="of:=[.A103] - 7" office:value-type="date" office:date-value="2022-02-03" calcext:value-type="date">
            <text:p>03/02/22</text:p>
          </table:table-cell>
          <table:table-cell table:formula="of:=[$'latest_prevalence_history.England_weighted'.B103]/55977178" office:value-type="percentage" office:value="0.0413057438044667" calcext:value-type="percentage">
            <text:p>4.13%</text:p>
          </table:table-cell>
          <table:table-cell/>
        </table:table-row>
        <table:table-row table:style-name="ro1">
          <table:table-cell table:style-name="ce30" table:formula="of:=VALUE([$'latest_prevalence_history.England_weighted'.A104])" office:value-type="date" office:date-value="2022-02-11" calcext:value-type="date">
            <text:p>11/02/22</text:p>
          </table:table-cell>
          <table:table-cell table:formula="of:=[$'latest_prevalence_history.England_weighted'.B104]" office:value-type="float" office:value="2320746.94196477" calcext:value-type="float">
            <text:p>2,320,746.9</text:p>
          </table:table-cell>
          <table:table-cell table:style-name="ce30" table:formula="of:=[.A104] - 7" office:value-type="date" office:date-value="2022-02-04" calcext:value-type="date">
            <text:p>04/02/22</text:p>
          </table:table-cell>
          <table:table-cell table:formula="of:=[$'latest_prevalence_history.England_weighted'.B104]/55977178" office:value-type="percentage" office:value="0.0414588056219049" calcext:value-type="percentage">
            <text:p>4.15%</text:p>
          </table:table-cell>
          <table:table-cell/>
        </table:table-row>
        <table:table-row table:style-name="ro1">
          <table:table-cell table:style-name="ce30" table:formula="of:=VALUE([$'latest_prevalence_history.England_weighted'.A105])" office:value-type="date" office:date-value="2022-02-12" calcext:value-type="date">
            <text:p>12/02/22</text:p>
          </table:table-cell>
          <table:table-cell table:formula="of:=[$'latest_prevalence_history.England_weighted'.B105]" office:value-type="float" office:value="2323560.31239436" calcext:value-type="float">
            <text:p>2,323,560.3</text:p>
          </table:table-cell>
          <table:table-cell table:style-name="ce30" table:formula="of:=[.A105] - 7" office:value-type="date" office:date-value="2022-02-05" calcext:value-type="date">
            <text:p>05/02/22</text:p>
          </table:table-cell>
          <table:table-cell table:formula="of:=[$'latest_prevalence_history.England_weighted'.B105]/55977178" office:value-type="percentage" office:value="0.0415090648620114" calcext:value-type="percentage">
            <text:p>4.15%</text:p>
          </table:table-cell>
          <table:table-cell/>
        </table:table-row>
        <table:table-row table:style-name="ro1">
          <table:table-cell table:style-name="ce30" table:formula="of:=VALUE([$'latest_prevalence_history.England_weighted'.A106])" office:value-type="date" office:date-value="2022-02-13" calcext:value-type="date">
            <text:p>13/02/22</text:p>
          </table:table-cell>
          <table:table-cell table:formula="of:=[$'latest_prevalence_history.England_weighted'.B106]" office:value-type="float" office:value="2319388.66281699" calcext:value-type="float">
            <text:p>2,319,388.7</text:p>
          </table:table-cell>
          <table:table-cell table:style-name="ce30" table:formula="of:=[.A106] - 7" office:value-type="date" office:date-value="2022-02-06" calcext:value-type="date">
            <text:p>06/02/22</text:p>
          </table:table-cell>
          <table:table-cell table:formula="of:=[$'latest_prevalence_history.England_weighted'.B106]/55977178" office:value-type="percentage" office:value="0.0414345407483206" calcext:value-type="percentage">
            <text:p>4.14%</text:p>
          </table:table-cell>
          <table:table-cell/>
        </table:table-row>
        <table:table-row table:style-name="ro1">
          <table:table-cell table:style-name="ce30" table:formula="of:=VALUE([$'latest_prevalence_history.England_weighted'.A107])" office:value-type="date" office:date-value="2022-02-14" calcext:value-type="date">
            <text:p>14/02/22</text:p>
          </table:table-cell>
          <table:table-cell table:formula="of:=[$'latest_prevalence_history.England_weighted'.B107]" office:value-type="float" office:value="2309547.88535543" calcext:value-type="float">
            <text:p>2,309,547.9</text:p>
          </table:table-cell>
          <table:table-cell table:style-name="ce30" table:formula="of:=[.A107] - 7" office:value-type="date" office:date-value="2022-02-07" calcext:value-type="date">
            <text:p>07/02/22</text:p>
          </table:table-cell>
          <table:table-cell table:formula="of:=[$'latest_prevalence_history.England_weighted'.B107]/55977178" office:value-type="percentage" office:value="0.0412587409346614" calcext:value-type="percentage">
            <text:p>4.13%</text:p>
          </table:table-cell>
          <table:table-cell/>
        </table:table-row>
        <table:table-row table:style-name="ro1">
          <table:table-cell table:style-name="ce30" table:formula="of:=VALUE([$'latest_prevalence_history.England_weighted'.A108])" office:value-type="date" office:date-value="2022-02-15" calcext:value-type="date">
            <text:p>15/02/22</text:p>
          </table:table-cell>
          <table:table-cell table:formula="of:=[$'latest_prevalence_history.England_weighted'.B108]" office:value-type="float" office:value="2293597.19638783" calcext:value-type="float">
            <text:p>2,293,597.2</text:p>
          </table:table-cell>
          <table:table-cell table:style-name="ce30" table:formula="of:=[.A108] - 7" office:value-type="date" office:date-value="2022-02-08" calcext:value-type="date">
            <text:p>08/02/22</text:p>
          </table:table-cell>
          <table:table-cell table:formula="of:=[$'latest_prevalence_history.England_weighted'.B108]/55977178" office:value-type="percentage" office:value="0.0409737910758529" calcext:value-type="percentage">
            <text:p>4.10%</text:p>
          </table:table-cell>
          <table:table-cell/>
        </table:table-row>
        <table:table-row table:style-name="ro1">
          <table:table-cell table:style-name="ce30" table:formula="of:=VALUE([$'latest_prevalence_history.England_weighted'.A109])" office:value-type="date" office:date-value="2022-02-16" calcext:value-type="date">
            <text:p>16/02/22</text:p>
          </table:table-cell>
          <table:table-cell table:formula="of:=[$'latest_prevalence_history.England_weighted'.B109]" office:value-type="float" office:value="2271446.75285034" calcext:value-type="float">
            <text:p>2,271,446.8</text:p>
          </table:table-cell>
          <table:table-cell table:style-name="ce30" table:formula="of:=[.A109] - 7" office:value-type="date" office:date-value="2022-02-09" calcext:value-type="date">
            <text:p>09/02/22</text:p>
          </table:table-cell>
          <table:table-cell table:formula="of:=[$'latest_prevalence_history.England_weighted'.B109]/55977178" office:value-type="percentage" office:value="0.0405780861773764" calcext:value-type="percentage">
            <text:p>4.06%</text:p>
          </table:table-cell>
          <table:table-cell/>
        </table:table-row>
        <table:table-row table:style-name="ro1">
          <table:table-cell table:style-name="ce30" table:formula="of:=VALUE([$'latest_prevalence_history.England_weighted'.A110])" office:value-type="date" office:date-value="2022-02-17" calcext:value-type="date">
            <text:p>17/02/22</text:p>
          </table:table-cell>
          <table:table-cell table:formula="of:=[$'latest_prevalence_history.England_weighted'.B110]" office:value-type="float" office:value="2245863.93455458" calcext:value-type="float">
            <text:p>2,245,863.9</text:p>
          </table:table-cell>
          <table:table-cell table:style-name="ce30" table:formula="of:=[.A110] - 7" office:value-type="date" office:date-value="2022-02-10" calcext:value-type="date">
            <text:p>10/02/22</text:p>
          </table:table-cell>
          <table:table-cell table:formula="of:=[$'latest_prevalence_history.England_weighted'.B110]/55977178" office:value-type="percentage" office:value="0.0401210638834738" calcext:value-type="percentage">
            <text:p>4.01%</text:p>
          </table:table-cell>
          <table:table-cell/>
        </table:table-row>
        <table:table-row table:style-name="ro1">
          <table:table-cell table:style-name="ce30" table:formula="of:=VALUE([$'latest_prevalence_history.England_weighted'.A111])" office:value-type="date" office:date-value="2022-02-18" calcext:value-type="date">
            <text:p>18/02/22</text:p>
          </table:table-cell>
          <table:table-cell table:formula="of:=[$'latest_prevalence_history.England_weighted'.B111]" office:value-type="float" office:value="2216942.56675499" calcext:value-type="float">
            <text:p>2,216,942.6</text:p>
          </table:table-cell>
          <table:table-cell table:style-name="ce30" table:formula="of:=[.A111] - 7" office:value-type="date" office:date-value="2022-02-11" calcext:value-type="date">
            <text:p>11/02/22</text:p>
          </table:table-cell>
          <table:table-cell table:formula="of:=[$'latest_prevalence_history.England_weighted'.B111]/55977178" office:value-type="percentage" office:value="0.0396044003282015" calcext:value-type="percentage">
            <text:p>3.96%</text:p>
          </table:table-cell>
          <table:table-cell/>
        </table:table-row>
        <table:table-row table:style-name="ro1">
          <table:table-cell table:style-name="ce30" table:formula="of:=VALUE([$'latest_prevalence_history.England_weighted'.A112])" office:value-type="date" office:date-value="2022-02-19" calcext:value-type="date">
            <text:p>19/02/22</text:p>
          </table:table-cell>
          <table:table-cell table:formula="of:=[$'latest_prevalence_history.England_weighted'.B112]" office:value-type="float" office:value="2184301.07630676" calcext:value-type="float">
            <text:p>2,184,301.1</text:p>
          </table:table-cell>
          <table:table-cell table:style-name="ce30" table:formula="of:=[.A112] - 7" office:value-type="date" office:date-value="2022-02-12" calcext:value-type="date">
            <text:p>12/02/22</text:p>
          </table:table-cell>
          <table:table-cell table:formula="of:=[$'latest_prevalence_history.England_weighted'.B112]/55977178" office:value-type="percentage" office:value="0.0390212789274007" calcext:value-type="percentage">
            <text:p>3.90%</text:p>
          </table:table-cell>
          <table:table-cell/>
        </table:table-row>
        <table:table-row table:style-name="ro1">
          <table:table-cell table:style-name="ce30" table:formula="of:=VALUE([$'latest_prevalence_history.England_weighted'.A113])" office:value-type="date" office:date-value="2022-02-20" calcext:value-type="date">
            <text:p>20/02/22</text:p>
          </table:table-cell>
          <table:table-cell table:formula="of:=[$'latest_prevalence_history.England_weighted'.B113]" office:value-type="float" office:value="2149158.23631533" calcext:value-type="float">
            <text:p>2,149,158.2</text:p>
          </table:table-cell>
          <table:table-cell table:style-name="ce30" table:formula="of:=[.A113] - 7" office:value-type="date" office:date-value="2022-02-13" calcext:value-type="date">
            <text:p>13/02/22</text:p>
          </table:table-cell>
          <table:table-cell table:formula="of:=[$'latest_prevalence_history.England_weighted'.B113]/55977178" office:value-type="percentage" office:value="0.03839347235967" calcext:value-type="percentage">
            <text:p>3.84%</text:p>
          </table:table-cell>
          <table:table-cell/>
        </table:table-row>
        <table:table-row table:style-name="ro1">
          <table:table-cell table:style-name="ce30" table:formula="of:=VALUE([$'latest_prevalence_history.England_weighted'.A114])" office:value-type="date" office:date-value="2022-02-21" calcext:value-type="date">
            <text:p>21/02/22</text:p>
          </table:table-cell>
          <table:table-cell table:formula="of:=[$'latest_prevalence_history.England_weighted'.B114]" office:value-type="float" office:value="2112324.3193588" calcext:value-type="float">
            <text:p>2,112,324.3</text:p>
          </table:table-cell>
          <table:table-cell table:style-name="ce30" table:formula="of:=[.A114] - 7" office:value-type="date" office:date-value="2022-02-14" calcext:value-type="date">
            <text:p>14/02/22</text:p>
          </table:table-cell>
          <table:table-cell table:formula="of:=[$'latest_prevalence_history.England_weighted'.B114]/55977178" office:value-type="percentage" office:value="0.0377354556772904" calcext:value-type="percentage">
            <text:p>3.77%</text:p>
          </table:table-cell>
          <table:table-cell/>
        </table:table-row>
        <table:table-row table:style-name="ro1">
          <table:table-cell table:style-name="ce30" table:formula="of:=VALUE([$'latest_prevalence_history.England_weighted'.A115])" office:value-type="date" office:date-value="2022-02-22" calcext:value-type="date">
            <text:p>22/02/22</text:p>
          </table:table-cell>
          <table:table-cell table:formula="of:=[$'latest_prevalence_history.England_weighted'.B115]" office:value-type="float" office:value="2073680.58464377" calcext:value-type="float">
            <text:p>2,073,680.6</text:p>
          </table:table-cell>
          <table:table-cell table:style-name="ce30" table:formula="of:=[.A115] - 7" office:value-type="date" office:date-value="2022-02-15" calcext:value-type="date">
            <text:p>15/02/22</text:p>
          </table:table-cell>
          <table:table-cell table:formula="of:=[$'latest_prevalence_history.England_weighted'.B115]/55977178" office:value-type="percentage" office:value="0.037045107644472" calcext:value-type="percentage">
            <text:p>3.70%</text:p>
          </table:table-cell>
          <table:table-cell/>
        </table:table-row>
        <table:table-row table:style-name="ro1">
          <table:table-cell table:style-name="ce30" table:formula="of:=VALUE([$'latest_prevalence_history.England_weighted'.A116])" office:value-type="date" office:date-value="2022-02-23" calcext:value-type="date">
            <text:p>23/02/22</text:p>
          </table:table-cell>
          <table:table-cell table:formula="of:=[$'latest_prevalence_history.England_weighted'.B116]" office:value-type="float" office:value="2033858.05949097" calcext:value-type="float">
            <text:p>2,033,858.1</text:p>
          </table:table-cell>
          <table:table-cell table:style-name="ce30" table:formula="of:=[.A116] - 7" office:value-type="date" office:date-value="2022-02-16" calcext:value-type="date">
            <text:p>16/02/22</text:p>
          </table:table-cell>
          <table:table-cell table:formula="of:=[$'latest_prevalence_history.England_weighted'.B116]/55977178" office:value-type="percentage" office:value="0.0363337012003529" calcext:value-type="percentage">
            <text:p>3.63%</text:p>
          </table:table-cell>
          <table:table-cell/>
        </table:table-row>
        <table:table-row table:style-name="ro1">
          <table:table-cell table:style-name="ce30" table:formula="of:=VALUE([$'latest_prevalence_history.England_weighted'.A117])" office:value-type="date" office:date-value="2022-02-24" calcext:value-type="date">
            <text:p>24/02/22</text:p>
          </table:table-cell>
          <table:table-cell table:formula="of:=[$'latest_prevalence_history.England_weighted'.B117]" office:value-type="float" office:value="1994524.95641705" calcext:value-type="float">
            <text:p>1,994,525.0</text:p>
          </table:table-cell>
          <table:table-cell table:style-name="ce30" table:formula="of:=[.A117] - 7" office:value-type="date" office:date-value="2022-02-17" calcext:value-type="date">
            <text:p>17/02/22</text:p>
          </table:table-cell>
          <table:table-cell table:formula="of:=[$'latest_prevalence_history.England_weighted'.B117]/55977178" office:value-type="percentage" office:value="0.0356310379993977" calcext:value-type="percentage">
            <text:p>3.56%</text:p>
          </table:table-cell>
          <table:table-cell/>
        </table:table-row>
        <table:table-row table:style-name="ro1">
          <table:table-cell table:style-name="ce30" table:formula="of:=VALUE([$'latest_prevalence_history.England_weighted'.A118])" office:value-type="date" office:date-value="2022-02-25" calcext:value-type="date">
            <text:p>25/02/22</text:p>
          </table:table-cell>
          <table:table-cell table:formula="of:=[$'latest_prevalence_history.England_weighted'.B118]" office:value-type="float" office:value="1956287.38682114" calcext:value-type="float">
            <text:p>1,956,287.4</text:p>
          </table:table-cell>
          <table:table-cell table:style-name="ce30" table:formula="of:=[.A118] - 7" office:value-type="date" office:date-value="2022-02-18" calcext:value-type="date">
            <text:p>18/02/22</text:p>
          </table:table-cell>
          <table:table-cell table:formula="of:=[$'latest_prevalence_history.England_weighted'.B118]/55977178" office:value-type="percentage" office:value="0.0349479458721756" calcext:value-type="percentage">
            <text:p>3.49%</text:p>
          </table:table-cell>
          <table:table-cell/>
        </table:table-row>
        <table:table-row table:style-name="ro1">
          <table:table-cell table:style-name="ce30" table:formula="of:=VALUE([$'latest_prevalence_history.England_weighted'.A119])" office:value-type="date" office:date-value="2022-02-26" calcext:value-type="date">
            <text:p>26/02/22</text:p>
          </table:table-cell>
          <table:table-cell table:formula="of:=[$'latest_prevalence_history.England_weighted'.B119]" office:value-type="float" office:value="1919399.45819455" calcext:value-type="float">
            <text:p>1,919,399.5</text:p>
          </table:table-cell>
          <table:table-cell table:style-name="ce30" table:formula="of:=[.A119] - 7" office:value-type="date" office:date-value="2022-02-19" calcext:value-type="date">
            <text:p>19/02/22</text:p>
          </table:table-cell>
          <table:table-cell table:formula="of:=[$'latest_prevalence_history.England_weighted'.B119]/55977178" office:value-type="percentage" office:value="0.0342889643024619" calcext:value-type="percentage">
            <text:p>3.43%</text:p>
          </table:table-cell>
          <table:table-cell/>
        </table:table-row>
        <table:table-row table:style-name="ro1">
          <table:table-cell table:style-name="ce30" table:formula="of:=VALUE([$'latest_prevalence_history.England_weighted'.A120])" office:value-type="date" office:date-value="2022-02-27" calcext:value-type="date">
            <text:p>27/02/22</text:p>
          </table:table-cell>
          <table:table-cell table:formula="of:=[$'latest_prevalence_history.England_weighted'.B120]" office:value-type="float" office:value="1885248.4014771" calcext:value-type="float">
            <text:p>1,885,248.4</text:p>
          </table:table-cell>
          <table:table-cell table:style-name="ce30" table:formula="of:=[.A120] - 7" office:value-type="date" office:date-value="2022-02-20" calcext:value-type="date">
            <text:p>20/02/22</text:p>
          </table:table-cell>
          <table:table-cell table:formula="of:=[$'latest_prevalence_history.England_weighted'.B120]/55977178" office:value-type="percentage" office:value="0.0336788753709073" calcext:value-type="percentage">
            <text:p>3.37%</text:p>
          </table:table-cell>
          <table:table-cell/>
        </table:table-row>
        <table:table-row table:style-name="ro1">
          <table:table-cell table:style-name="ce30" table:formula="of:=VALUE([$'latest_prevalence_history.England_weighted'.A121])" office:value-type="date" office:date-value="2022-02-28" calcext:value-type="date">
            <text:p>28/02/22</text:p>
          </table:table-cell>
          <table:table-cell table:formula="of:=[$'latest_prevalence_history.England_weighted'.B121]" office:value-type="float" office:value="1853774.97823566" calcext:value-type="float">
            <text:p>1,853,775.0</text:p>
          </table:table-cell>
          <table:table-cell table:style-name="ce30" table:formula="of:=[.A121] - 7" office:value-type="date" office:date-value="2022-02-21" calcext:value-type="date">
            <text:p>21/02/22</text:p>
          </table:table-cell>
          <table:table-cell table:formula="of:=[$'latest_prevalence_history.England_weighted'.B121]/55977178" office:value-type="percentage" office:value="0.0331166208170706" calcext:value-type="percentage">
            <text:p>3.31%</text:p>
          </table:table-cell>
          <table:table-cell/>
        </table:table-row>
        <table:table-row table:style-name="ro1">
          <table:table-cell table:style-name="ce30" table:formula="of:=VALUE([$'latest_prevalence_history.England_weighted'.A122])" office:value-type="date" office:date-value="2022-03-01" calcext:value-type="date">
            <text:p>01/03/22</text:p>
          </table:table-cell>
          <table:table-cell table:formula="of:=[$'latest_prevalence_history.England_weighted'.B122]" office:value-type="float" office:value="1825590.68987079" calcext:value-type="float">
            <text:p>1,825,590.7</text:p>
          </table:table-cell>
          <table:table-cell table:style-name="ce30" table:formula="of:=[.A122] - 7" office:value-type="date" office:date-value="2022-02-22" calcext:value-type="date">
            <text:p>22/02/22</text:p>
          </table:table-cell>
          <table:table-cell table:formula="of:=[$'latest_prevalence_history.England_weighted'.B122]/55977178" office:value-type="percentage" office:value="0.0326131247607872" calcext:value-type="percentage">
            <text:p>3.26%</text:p>
          </table:table-cell>
          <table:table-cell/>
        </table:table-row>
        <table:table-row table:style-name="ro1">
          <table:table-cell table:style-name="ce30" table:formula="of:=VALUE([$'latest_prevalence_history.England_weighted'.A123])" office:value-type="date" office:date-value="2022-03-02" calcext:value-type="date">
            <text:p>02/03/22</text:p>
          </table:table-cell>
          <table:table-cell table:formula="of:=[$'latest_prevalence_history.England_weighted'.B123]" office:value-type="float" office:value="1802248.91190792" calcext:value-type="float">
            <text:p>1,802,248.9</text:p>
          </table:table-cell>
          <table:table-cell table:style-name="ce30" table:formula="of:=[.A123] - 7" office:value-type="date" office:date-value="2022-02-23" calcext:value-type="date">
            <text:p>23/02/22</text:p>
          </table:table-cell>
          <table:table-cell table:formula="of:=[$'latest_prevalence_history.England_weighted'.B123]/55977178" office:value-type="percentage" office:value="0.0321961373599061" calcext:value-type="percentage">
            <text:p>3.22%</text:p>
          </table:table-cell>
          <table:table-cell/>
        </table:table-row>
        <table:table-row table:style-name="ro1">
          <table:table-cell table:style-name="ce30" table:formula="of:=VALUE([$'latest_prevalence_history.England_weighted'.A124])" office:value-type="date" office:date-value="2022-03-03" calcext:value-type="date">
            <text:p>03/03/22</text:p>
          </table:table-cell>
          <table:table-cell table:formula="of:=[$'latest_prevalence_history.England_weighted'.B124]" office:value-type="float" office:value="1784046.75673228" calcext:value-type="float">
            <text:p>1,784,046.8</text:p>
          </table:table-cell>
          <table:table-cell table:style-name="ce30" table:formula="of:=[.A124] - 7" office:value-type="date" office:date-value="2022-02-24" calcext:value-type="date">
            <text:p>24/02/22</text:p>
          </table:table-cell>
          <table:table-cell table:formula="of:=[$'latest_prevalence_history.England_weighted'.B124]/55977178" office:value-type="percentage" office:value="0.0318709663558295" calcext:value-type="percentage">
            <text:p>3.19%</text:p>
          </table:table-cell>
          <table:table-cell/>
        </table:table-row>
        <table:table-row table:style-name="ro1">
          <table:table-cell table:style-name="ce30" table:formula="of:=VALUE([$'latest_prevalence_history.England_weighted'.A125])" office:value-type="date" office:date-value="2022-03-04" calcext:value-type="date">
            <text:p>04/03/22</text:p>
          </table:table-cell>
          <table:table-cell table:formula="of:=[$'latest_prevalence_history.England_weighted'.B125]" office:value-type="float" office:value="1772208.2343794" calcext:value-type="float">
            <text:p>1,772,208.2</text:p>
          </table:table-cell>
          <table:table-cell table:style-name="ce30" table:formula="of:=[.A125] - 7" office:value-type="date" office:date-value="2022-02-25" calcext:value-type="date">
            <text:p>25/02/22</text:p>
          </table:table-cell>
          <table:table-cell table:formula="of:=[$'latest_prevalence_history.England_weighted'.B125]/55977178" office:value-type="percentage" office:value="0.0316594779818912" calcext:value-type="percentage">
            <text:p>3.17%</text:p>
          </table:table-cell>
          <table:table-cell/>
        </table:table-row>
        <table:table-row table:style-name="ro1">
          <table:table-cell table:style-name="ce30" table:formula="of:=VALUE([$'latest_prevalence_history.England_weighted'.A126])" office:value-type="date" office:date-value="2022-03-05" calcext:value-type="date">
            <text:p>05/03/22</text:p>
          </table:table-cell>
          <table:table-cell table:formula="of:=[$'latest_prevalence_history.England_weighted'.B126]" office:value-type="float" office:value="1766926.49470716" calcext:value-type="float">
            <text:p>1,766,926.5</text:p>
          </table:table-cell>
          <table:table-cell table:style-name="ce30" table:formula="of:=[.A126] - 7" office:value-type="date" office:date-value="2022-02-26" calcext:value-type="date">
            <text:p>26/02/22</text:p>
          </table:table-cell>
          <table:table-cell table:formula="of:=[$'latest_prevalence_history.England_weighted'.B126]/55977178" office:value-type="percentage" office:value="0.0315651227489024" calcext:value-type="percentage">
            <text:p>3.16%</text:p>
          </table:table-cell>
          <table:table-cell/>
        </table:table-row>
        <table:table-row table:style-name="ro1">
          <table:table-cell table:style-name="ce30" table:formula="of:=VALUE([$'latest_prevalence_history.England_weighted'.A127])" office:value-type="date" office:date-value="2022-03-06" calcext:value-type="date">
            <text:p>06/03/22</text:p>
          </table:table-cell>
          <table:table-cell table:formula="of:=[$'latest_prevalence_history.England_weighted'.B127]" office:value-type="float" office:value="1768307.14527318" calcext:value-type="float">
            <text:p>1,768,307.1</text:p>
          </table:table-cell>
          <table:table-cell table:style-name="ce30" table:formula="of:=[.A127] - 7" office:value-type="date" office:date-value="2022-02-27" calcext:value-type="date">
            <text:p>27/02/22</text:p>
          </table:table-cell>
          <table:table-cell table:formula="of:=[$'latest_prevalence_history.England_weighted'.B127]/55977178" office:value-type="percentage" office:value="0.0315897872749709" calcext:value-type="percentage">
            <text:p>3.16%</text:p>
          </table:table-cell>
          <table:table-cell/>
        </table:table-row>
        <table:table-row table:style-name="ro1">
          <table:table-cell table:style-name="ce30" table:formula="of:=VALUE([$'latest_prevalence_history.England_weighted'.A128])" office:value-type="date" office:date-value="2022-03-07" calcext:value-type="date">
            <text:p>07/03/22</text:p>
          </table:table-cell>
          <table:table-cell table:formula="of:=[$'latest_prevalence_history.England_weighted'.B128]" office:value-type="float" office:value="1778012.2199131" calcext:value-type="float">
            <text:p>1,778,012.2</text:p>
          </table:table-cell>
          <table:table-cell table:style-name="ce30" table:formula="of:=[.A128] - 7" office:value-type="date" office:date-value="2022-02-28" calcext:value-type="date">
            <text:p>28/02/22</text:p>
          </table:table-cell>
          <table:table-cell table:formula="of:=[$'latest_prevalence_history.England_weighted'.B128]/55977178" office:value-type="percentage" office:value="0.0317631628359883" calcext:value-type="percentage">
            <text:p>3.18%</text:p>
          </table:table-cell>
          <table:table-cell/>
        </table:table-row>
        <table:table-row table:style-name="ro1">
          <table:table-cell table:style-name="ce30" table:formula="of:=VALUE([$'latest_prevalence_history.England_weighted'.A129])" office:value-type="date" office:date-value="2022-03-08" calcext:value-type="date">
            <text:p>08/03/22</text:p>
          </table:table-cell>
          <table:table-cell table:formula="of:=[$'latest_prevalence_history.England_weighted'.B129]" office:value-type="float" office:value="1798035.95357386" calcext:value-type="float">
            <text:p>1,798,036.0</text:p>
          </table:table-cell>
          <table:table-cell table:style-name="ce30" table:formula="of:=[.A129] - 7" office:value-type="date" office:date-value="2022-03-01" calcext:value-type="date">
            <text:p>01/03/22</text:p>
          </table:table-cell>
          <table:table-cell table:formula="of:=[$'latest_prevalence_history.England_weighted'.B129]/55977178" office:value-type="percentage" office:value="0.0321208752891019" calcext:value-type="percentage">
            <text:p>3.21%</text:p>
          </table:table-cell>
          <table:table-cell/>
        </table:table-row>
        <table:table-row table:style-name="ro1">
          <table:table-cell table:style-name="ce30" table:formula="of:=VALUE([$'latest_prevalence_history.England_weighted'.A130])" office:value-type="date" office:date-value="2022-03-09" calcext:value-type="date">
            <text:p>09/03/22</text:p>
          </table:table-cell>
          <table:table-cell table:formula="of:=[$'latest_prevalence_history.England_weighted'.B130]" office:value-type="float" office:value="1828741.27793834" calcext:value-type="float">
            <text:p>1,828,741.3</text:p>
          </table:table-cell>
          <table:table-cell table:style-name="ce30" table:formula="of:=[.A130] - 7" office:value-type="date" office:date-value="2022-03-02" calcext:value-type="date">
            <text:p>02/03/22</text:p>
          </table:table-cell>
          <table:table-cell table:formula="of:=[$'latest_prevalence_history.England_weighted'.B130]/55977178" office:value-type="percentage" office:value="0.0326694081995047" calcext:value-type="percentage">
            <text:p>3.27%</text:p>
          </table:table-cell>
          <table:table-cell/>
        </table:table-row>
        <table:table-row table:style-name="ro1">
          <table:table-cell table:style-name="ce30" table:formula="of:=VALUE([$'latest_prevalence_history.England_weighted'.A131])" office:value-type="date" office:date-value="2022-03-10" calcext:value-type="date">
            <text:p>10/03/22</text:p>
          </table:table-cell>
          <table:table-cell table:formula="of:=[$'latest_prevalence_history.England_weighted'.B131]" office:value-type="float" office:value="1868965.47087008" calcext:value-type="float">
            <text:p>1,868,965.5</text:p>
          </table:table-cell>
          <table:table-cell table:style-name="ce30" table:formula="of:=[.A131] - 7" office:value-type="date" office:date-value="2022-03-03" calcext:value-type="date">
            <text:p>03/03/22</text:p>
          </table:table-cell>
          <table:table-cell table:formula="of:=[$'latest_prevalence_history.England_weighted'.B131]/55977178" office:value-type="percentage" office:value="0.0333879902068318" calcext:value-type="percentage">
            <text:p>3.34%</text:p>
          </table:table-cell>
          <table:table-cell/>
        </table:table-row>
        <table:table-row table:style-name="ro1">
          <table:table-cell table:style-name="ce30" table:formula="of:=VALUE([$'latest_prevalence_history.England_weighted'.A132])" office:value-type="date" office:date-value="2022-03-11" calcext:value-type="date">
            <text:p>11/03/22</text:p>
          </table:table-cell>
          <table:table-cell table:formula="of:=[$'latest_prevalence_history.England_weighted'.B132]" office:value-type="float" office:value="1918343.75869148" calcext:value-type="float">
            <text:p>1,918,343.8</text:p>
          </table:table-cell>
          <table:table-cell table:style-name="ce30" table:formula="of:=[.A132] - 7" office:value-type="date" office:date-value="2022-03-04" calcext:value-type="date">
            <text:p>04/03/22</text:p>
          </table:table-cell>
          <table:table-cell table:formula="of:=[$'latest_prevalence_history.England_weighted'.B132]/55977178" office:value-type="percentage" office:value="0.0342701048397166" calcext:value-type="percentage">
            <text:p>3.43%</text:p>
          </table:table-cell>
          <table:table-cell/>
        </table:table-row>
        <table:table-row table:style-name="ro1">
          <table:table-cell table:style-name="ce30" table:formula="of:=VALUE([$'latest_prevalence_history.England_weighted'.A133])" office:value-type="date" office:date-value="2022-03-12" calcext:value-type="date">
            <text:p>12/03/22</text:p>
          </table:table-cell>
          <table:table-cell table:formula="of:=[$'latest_prevalence_history.England_weighted'.B133]" office:value-type="float" office:value="1976703.99283747" calcext:value-type="float">
            <text:p>1,976,704.0</text:p>
          </table:table-cell>
          <table:table-cell table:style-name="ce30" table:formula="of:=[.A133] - 7" office:value-type="date" office:date-value="2022-03-05" calcext:value-type="date">
            <text:p>05/03/22</text:p>
          </table:table-cell>
          <table:table-cell table:formula="of:=[$'latest_prevalence_history.England_weighted'.B133]/55977178" office:value-type="percentage" office:value="0.0353126767633315" calcext:value-type="percentage">
            <text:p>3.53%</text:p>
          </table:table-cell>
          <table:table-cell/>
        </table:table-row>
        <table:table-row table:style-name="ro1" table:number-rows-repeated="456">
          <table:table-cell table:style-name="ce30"/>
          <table:table-cell/>
          <table:table-cell table:style-name="ce30"/>
          <table:table-cell table:number-columns-repeated="2"/>
        </table:table-row>
        <table:table-row table:style-name="ro1" table:number-rows-repeated="10479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NS" table:style-name="ta1"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ce21"/>
        <table:table-column table:style-name="co3" table:number-columns-repeated="2" table:default-cell-style-name="Default"/>
        <table:table-column table:style-name="co3" table:default-cell-style-name="ce21"/>
        <table:table-row table:style-name="ro1">
          <table:table-cell table:style-name="ce30" office:value-type="string" calcext:value-type="string">
            <text:p>date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date</text:p>
          </table:table-cell>
          <table:table-cell table:formula="of:=COM.MICROSOFT.CONCAT(&quot;ONS % * &quot;; [.G2])" office:value-type="string" office:string-value="ONS % * 1" calcext:value-type="string">
            <text:p>ONS % * 1</text:p>
          </table:table-cell>
          <table:table-cell table:formula="of:=COM.MICROSOFT.CONCAT(&quot;ONS * &quot;; [.G2])" office:value-type="string" office:string-value="ONS * 1" calcext:value-type="string">
            <text:p>ONS * 1</text:p>
          </table:table-cell>
          <table:table-cell office:value-type="string" calcext:value-type="string">
            <text:p>point cm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ONS</text:p>
          </table:table-cell>
        </table:table-row>
        <table:table-row table:style-name="ro2">
          <table:table-cell table:style-name="ce30" office:value-type="date" office:date-value="2020-07-09" calcext:value-type="date">
            <text:p>09/07/20</text:p>
          </table:table-cell>
          <table:table-cell table:style-name="ce32" office:value-type="percentage" office:value="0.0004" calcext:value-type="percentage">
            <text:p>0.04%</text:p>
          </table:table-cell>
          <table:table-cell table:style-name="ce30" table:formula="of:=[.A2]" office:value-type="date" office:date-value="2020-07-09" calcext:value-type="date">
            <text:p>09/07/20</text:p>
          </table:table-cell>
          <table:table-cell table:formula="of:=[.B2]*[.$G$2]" office:value-type="percentage" office:value="0.0004" calcext:value-type="percentage">
            <text:p>0.04%</text:p>
          </table:table-cell>
          <table:table-cell table:formula="of:=[.H2] *[.$G$2]" office:value-type="float" office:value="22390.8712" calcext:value-type="float">
            <text:p>22,390.9</text:p>
          </table:table-cell>
          <table:table-cell/>
          <table:table-cell office:value-type="float" office:value="1" calcext:value-type="float">
            <text:p>1</text:p>
          </table:table-cell>
          <table:table-cell table:formula="of:=55977178*[.B2]" office:value-type="float" office:value="22390.8712" calcext:value-type="float">
            <text:p>22,390.9</text:p>
          </table:table-cell>
        </table:table-row>
        <table:table-row table:style-name="ro2">
          <table:table-cell table:style-name="ce30" office:value-type="date" office:date-value="2020-07-16" calcext:value-type="date">
            <text:p>16/07/20</text:p>
          </table:table-cell>
          <table:table-cell table:style-name="ce32" office:value-type="percentage" office:value="0.0005" calcext:value-type="percentage">
            <text:p>0.05%</text:p>
          </table:table-cell>
          <table:table-cell table:style-name="ce30" table:formula="of:=[.A3]" office:value-type="date" office:date-value="2020-07-16" calcext:value-type="date">
            <text:p>16/07/20</text:p>
          </table:table-cell>
          <table:table-cell table:formula="of:=[.B3]*[.$G$2]" office:value-type="percentage" office:value="0.0005" calcext:value-type="percentage">
            <text:p>0.05%</text:p>
          </table:table-cell>
          <table:table-cell table:formula="of:=[.H3] *[.$G$2]" office:value-type="float" office:value="27988.589" calcext:value-type="float">
            <text:p>27,988.6</text:p>
          </table:table-cell>
          <table:table-cell table:style-name="ce31" table:formula="of:=([.E3]-[.E2])/[.E2]" office:value-type="percentage" office:value="0.25" calcext:value-type="percentage">
            <text:p>25.00%</text:p>
          </table:table-cell>
          <table:table-cell/>
          <table:table-cell table:formula="of:=55977178*[.B3]" office:value-type="float" office:value="27988.589" calcext:value-type="float">
            <text:p>27,988.6</text:p>
          </table:table-cell>
        </table:table-row>
        <table:table-row table:style-name="ro2">
          <table:table-cell table:style-name="ce30" office:value-type="date" office:date-value="2020-07-23" calcext:value-type="date">
            <text:p>23/07/20</text:p>
          </table:table-cell>
          <table:table-cell table:style-name="ce32" office:value-type="percentage" office:value="0.0007" calcext:value-type="percentage">
            <text:p>0.07%</text:p>
          </table:table-cell>
          <table:table-cell table:style-name="ce30" table:formula="of:=[.A4]" office:value-type="date" office:date-value="2020-07-23" calcext:value-type="date">
            <text:p>23/07/20</text:p>
          </table:table-cell>
          <table:table-cell table:formula="of:=[.B4]*[.$G$2]" office:value-type="percentage" office:value="0.0007" calcext:value-type="percentage">
            <text:p>0.07%</text:p>
          </table:table-cell>
          <table:table-cell table:formula="of:=[.H4] *[.$G$2]" office:value-type="float" office:value="39184.0246" calcext:value-type="float">
            <text:p>39,184.0</text:p>
          </table:table-cell>
          <table:table-cell table:style-name="ce31" table:formula="of:=([.E4]-[.E3])/[.E3]" office:value-type="percentage" office:value="0.4" calcext:value-type="percentage">
            <text:p>40.00%</text:p>
          </table:table-cell>
          <table:table-cell/>
          <table:table-cell table:formula="of:=55977178*[.B4]" office:value-type="float" office:value="39184.0246" calcext:value-type="float">
            <text:p>39,184.0</text:p>
          </table:table-cell>
        </table:table-row>
        <table:table-row table:style-name="ro2">
          <table:table-cell table:style-name="ce30" office:value-type="date" office:date-value="2020-07-30" calcext:value-type="date">
            <text:p>30/07/20</text:p>
          </table:table-cell>
          <table:table-cell table:style-name="ce32" office:value-type="percentage" office:value="0.0005" calcext:value-type="percentage">
            <text:p>0.05%</text:p>
          </table:table-cell>
          <table:table-cell table:style-name="ce30" table:formula="of:=[.A5]" office:value-type="date" office:date-value="2020-07-30" calcext:value-type="date">
            <text:p>30/07/20</text:p>
          </table:table-cell>
          <table:table-cell table:formula="of:=[.B5]*[.$G$2]" office:value-type="percentage" office:value="0.0005" calcext:value-type="percentage">
            <text:p>0.05%</text:p>
          </table:table-cell>
          <table:table-cell table:formula="of:=[.H5] *[.$G$2]" office:value-type="float" office:value="27988.589" calcext:value-type="float">
            <text:p>27,988.6</text:p>
          </table:table-cell>
          <table:table-cell table:style-name="ce31" table:formula="of:=([.E5]-[.E4])/[.E4]" office:value-type="percentage" office:value="-0.285714285714286" calcext:value-type="percentage">
            <text:p>-28.57%</text:p>
          </table:table-cell>
          <table:table-cell/>
          <table:table-cell table:formula="of:=55977178*[.B5]" office:value-type="float" office:value="27988.589" calcext:value-type="float">
            <text:p>27,988.6</text:p>
          </table:table-cell>
        </table:table-row>
        <table:table-row table:style-name="ro2">
          <table:table-cell table:style-name="ce30" office:value-type="date" office:date-value="2020-08-06" calcext:value-type="date">
            <text:p>06/08/20</text:p>
          </table:table-cell>
          <table:table-cell table:style-name="ce33" office:value-type="percentage" office:value="0.0005" calcext:value-type="percentage">
            <text:p>0.05%</text:p>
          </table:table-cell>
          <table:table-cell table:style-name="ce30" table:formula="of:=[.A6]" office:value-type="date" office:date-value="2020-08-06" calcext:value-type="date">
            <text:p>06/08/20</text:p>
          </table:table-cell>
          <table:table-cell table:formula="of:=[.B6]*[.$G$2]" office:value-type="percentage" office:value="0.0005" calcext:value-type="percentage">
            <text:p>0.05%</text:p>
          </table:table-cell>
          <table:table-cell table:formula="of:=[.H6] *[.$G$2]" office:value-type="float" office:value="27988.589" calcext:value-type="float">
            <text:p>27,988.6</text:p>
          </table:table-cell>
          <table:table-cell table:style-name="ce31" table:formula="of:=([.E6]-[.E5])/[.E5]" office:value-type="percentage" office:value="0" calcext:value-type="percentage">
            <text:p>0.00%</text:p>
          </table:table-cell>
          <table:table-cell/>
          <table:table-cell table:formula="of:=55977178*[.B6]" office:value-type="float" office:value="27988.589" calcext:value-type="float">
            <text:p>27,988.6</text:p>
          </table:table-cell>
        </table:table-row>
        <table:table-row table:style-name="ro2">
          <table:table-cell table:style-name="ce30" office:value-type="date" office:date-value="2020-08-10" calcext:value-type="date">
            <text:p>10/08/20</text:p>
          </table:table-cell>
          <table:table-cell table:style-name="ce34" office:value-type="percentage" office:value="0.0005" calcext:value-type="percentage">
            <text:p>0.05%</text:p>
          </table:table-cell>
          <table:table-cell table:style-name="ce30" table:formula="of:=[.A7]" office:value-type="date" office:date-value="2020-08-10" calcext:value-type="date">
            <text:p>10/08/20</text:p>
          </table:table-cell>
          <table:table-cell table:formula="of:=[.B7]*[.$G$2]" office:value-type="percentage" office:value="0.0005" calcext:value-type="percentage">
            <text:p>0.05%</text:p>
          </table:table-cell>
          <table:table-cell table:formula="of:=[.H7] *[.$G$2]" office:value-type="float" office:value="27988.589" calcext:value-type="float">
            <text:p>27,988.6</text:p>
          </table:table-cell>
          <table:table-cell table:style-name="ce31" table:formula="of:=([.E7]-[.E6])/[.E6]" office:value-type="percentage" office:value="0" calcext:value-type="percentage">
            <text:p>0.00%</text:p>
          </table:table-cell>
          <table:table-cell/>
          <table:table-cell table:formula="of:=55977178*[.B7]" office:value-type="float" office:value="27988.589" calcext:value-type="float">
            <text:p>27,988.6</text:p>
          </table:table-cell>
        </table:table-row>
        <table:table-row table:style-name="ro2">
          <table:table-cell table:style-name="ce30" office:value-type="date" office:date-value="2020-08-17" calcext:value-type="date">
            <text:p>17/08/20</text:p>
          </table:table-cell>
          <table:table-cell table:style-name="ce34" office:value-type="percentage" office:value="0.0005" calcext:value-type="percentage">
            <text:p>0.05%</text:p>
          </table:table-cell>
          <table:table-cell table:style-name="ce30" table:formula="of:=[.A8]" office:value-type="date" office:date-value="2020-08-17" calcext:value-type="date">
            <text:p>17/08/20</text:p>
          </table:table-cell>
          <table:table-cell table:formula="of:=[.B8]*[.$G$2]" office:value-type="percentage" office:value="0.0005" calcext:value-type="percentage">
            <text:p>0.05%</text:p>
          </table:table-cell>
          <table:table-cell table:formula="of:=[.H8] *[.$G$2]" office:value-type="float" office:value="27988.589" calcext:value-type="float">
            <text:p>27,988.6</text:p>
          </table:table-cell>
          <table:table-cell table:style-name="ce31" table:formula="of:=([.E8]-[.E7])/[.E7]" office:value-type="percentage" office:value="0" calcext:value-type="percentage">
            <text:p>0.00%</text:p>
          </table:table-cell>
          <table:table-cell/>
          <table:table-cell table:formula="of:=55977178*[.B8]" office:value-type="float" office:value="27988.589" calcext:value-type="float">
            <text:p>27,988.6</text:p>
          </table:table-cell>
        </table:table-row>
        <table:table-row table:style-name="ro2">
          <table:table-cell table:style-name="ce30" office:value-type="date" office:date-value="2020-08-22" calcext:value-type="date">
            <text:p>22/08/20</text:p>
          </table:table-cell>
          <table:table-cell table:style-name="ce34" office:value-type="percentage" office:value="0.0005" calcext:value-type="percentage">
            <text:p>0.05%</text:p>
          </table:table-cell>
          <table:table-cell table:style-name="ce30" table:formula="of:=[.A9]" office:value-type="date" office:date-value="2020-08-22" calcext:value-type="date">
            <text:p>22/08/20</text:p>
          </table:table-cell>
          <table:table-cell table:formula="of:=[.B9]*[.$G$2]" office:value-type="percentage" office:value="0.0005" calcext:value-type="percentage">
            <text:p>0.05%</text:p>
          </table:table-cell>
          <table:table-cell table:formula="of:=[.H9] *[.$G$2]" office:value-type="float" office:value="27988.589" calcext:value-type="float">
            <text:p>27,988.6</text:p>
          </table:table-cell>
          <table:table-cell table:style-name="ce31" table:formula="of:=([.E9]-[.E8])/[.E8]" office:value-type="percentage" office:value="0" calcext:value-type="percentage">
            <text:p>0.00%</text:p>
          </table:table-cell>
          <table:table-cell/>
          <table:table-cell table:formula="of:=55977178*[.B9]" office:value-type="float" office:value="27988.589" calcext:value-type="float">
            <text:p>27,988.6</text:p>
          </table:table-cell>
        </table:table-row>
        <table:table-row table:style-name="ro2">
          <table:table-cell table:style-name="ce30" office:value-type="date" office:date-value="2020-09-02" calcext:value-type="date">
            <text:p>02/09/20</text:p>
          </table:table-cell>
          <table:table-cell table:style-name="ce35" office:value-type="percentage" office:value="0.0007" calcext:value-type="percentage">
            <text:p>0.07%</text:p>
          </table:table-cell>
          <table:table-cell table:style-name="ce30" table:formula="of:=[.A10]" office:value-type="date" office:date-value="2020-09-02" calcext:value-type="date">
            <text:p>02/09/20</text:p>
          </table:table-cell>
          <table:table-cell table:formula="of:=[.B10]*[.$G$2]" office:value-type="percentage" office:value="0.0007" calcext:value-type="percentage">
            <text:p>0.07%</text:p>
          </table:table-cell>
          <table:table-cell table:formula="of:=[.H10] *[.$G$2]" office:value-type="float" office:value="39184.0246" calcext:value-type="float">
            <text:p>39,184.0</text:p>
          </table:table-cell>
          <table:table-cell table:style-name="ce31" table:formula="of:=([.E10]-[.E9])/[.E9]" office:value-type="percentage" office:value="0.4" calcext:value-type="percentage">
            <text:p>40.00%</text:p>
          </table:table-cell>
          <table:table-cell/>
          <table:table-cell table:formula="of:=55977178*[.B10]" office:value-type="float" office:value="39184.0246" calcext:value-type="float">
            <text:p>39,184.0</text:p>
          </table:table-cell>
        </table:table-row>
        <table:table-row table:style-name="ro2">
          <table:table-cell table:style-name="ce30" office:value-type="date" office:date-value="2020-09-07" calcext:value-type="date">
            <text:p>07/09/20</text:p>
          </table:table-cell>
          <table:table-cell table:style-name="ce35" office:value-type="percentage" office:value="0.0011" calcext:value-type="percentage">
            <text:p>0.11%</text:p>
          </table:table-cell>
          <table:table-cell table:style-name="ce30" table:formula="of:=[.A11]" office:value-type="date" office:date-value="2020-09-07" calcext:value-type="date">
            <text:p>07/09/20</text:p>
          </table:table-cell>
          <table:table-cell table:formula="of:=[.B11]*[.$G$2]" office:value-type="percentage" office:value="0.0011" calcext:value-type="percentage">
            <text:p>0.11%</text:p>
          </table:table-cell>
          <table:table-cell table:formula="of:=[.H11] *[.$G$2]" office:value-type="float" office:value="61574.8958" calcext:value-type="float">
            <text:p>61,574.9</text:p>
          </table:table-cell>
          <table:table-cell table:style-name="ce31" table:formula="of:=([.E11]-[.E10])/[.E10]" office:value-type="percentage" office:value="0.571428571428572" calcext:value-type="percentage">
            <text:p>57.14%</text:p>
          </table:table-cell>
          <table:table-cell/>
          <table:table-cell table:formula="of:=55977178*[.B11]" office:value-type="float" office:value="61574.8958" calcext:value-type="float">
            <text:p>61,574.9</text:p>
          </table:table-cell>
        </table:table-row>
        <table:table-row table:style-name="ro2">
          <table:table-cell table:style-name="ce30" office:value-type="date" office:date-value="2020-09-16" calcext:value-type="date">
            <text:p>16/09/20</text:p>
          </table:table-cell>
          <table:table-cell table:style-name="ce35" office:value-type="percentage" office:value="0.0019" calcext:value-type="percentage">
            <text:p>0.19%</text:p>
          </table:table-cell>
          <table:table-cell table:style-name="ce30" table:formula="of:=[.A12]" office:value-type="date" office:date-value="2020-09-16" calcext:value-type="date">
            <text:p>16/09/20</text:p>
          </table:table-cell>
          <table:table-cell table:formula="of:=[.B12]*[.$G$2]" office:value-type="percentage" office:value="0.0019" calcext:value-type="percentage">
            <text:p>0.19%</text:p>
          </table:table-cell>
          <table:table-cell table:formula="of:=[.H12] *[.$G$2]" office:value-type="float" office:value="106356.6382" calcext:value-type="float">
            <text:p>106,356.6</text:p>
          </table:table-cell>
          <table:table-cell table:style-name="ce31" table:formula="of:=([.E12]-[.E11])/[.E11]" office:value-type="percentage" office:value="0.727272727272727" calcext:value-type="percentage">
            <text:p>72.73%</text:p>
          </table:table-cell>
          <table:table-cell/>
          <table:table-cell table:formula="of:=55977178*[.B12]" office:value-type="float" office:value="106356.6382" calcext:value-type="float">
            <text:p>106,356.6</text:p>
          </table:table-cell>
        </table:table-row>
        <table:table-row table:style-name="ro2">
          <table:table-cell table:style-name="ce30" office:value-type="date" office:date-value="2020-09-21" calcext:value-type="date">
            <text:p>21/09/20</text:p>
          </table:table-cell>
          <table:table-cell table:style-name="ce35" office:value-type="percentage" office:value="0.0021" calcext:value-type="percentage">
            <text:p>0.21%</text:p>
          </table:table-cell>
          <table:table-cell table:style-name="ce30" table:formula="of:=[.A13]" office:value-type="date" office:date-value="2020-09-21" calcext:value-type="date">
            <text:p>21/09/20</text:p>
          </table:table-cell>
          <table:table-cell table:formula="of:=[.B13]*[.$G$2]" office:value-type="percentage" office:value="0.0021" calcext:value-type="percentage">
            <text:p>0.21%</text:p>
          </table:table-cell>
          <table:table-cell table:formula="of:=[.H13] *[.$G$2]" office:value-type="float" office:value="117552.0738" calcext:value-type="float">
            <text:p>117,552.1</text:p>
          </table:table-cell>
          <table:table-cell table:style-name="ce31" table:formula="of:=([.E13]-[.E12])/[.E12]" office:value-type="percentage" office:value="0.105263157894737" calcext:value-type="percentage">
            <text:p>10.53%</text:p>
          </table:table-cell>
          <table:table-cell/>
          <table:table-cell table:formula="of:=55977178*[.B13]" office:value-type="float" office:value="117552.0738" calcext:value-type="float">
            <text:p>117,552.1</text:p>
          </table:table-cell>
        </table:table-row>
        <table:table-row table:style-name="ro2">
          <table:table-cell table:style-name="ce30" office:value-type="date" office:date-value="2020-09-28" calcext:value-type="date">
            <text:p>28/09/20</text:p>
          </table:table-cell>
          <table:table-cell table:style-name="ce35" office:value-type="percentage" office:value="0.0041" calcext:value-type="percentage">
            <text:p>0.41%</text:p>
          </table:table-cell>
          <table:table-cell table:style-name="ce30" table:formula="of:=[.A14]" office:value-type="date" office:date-value="2020-09-28" calcext:value-type="date">
            <text:p>28/09/20</text:p>
          </table:table-cell>
          <table:table-cell table:formula="of:=[.B14]*[.$G$2]" office:value-type="percentage" office:value="0.0041" calcext:value-type="percentage">
            <text:p>0.41%</text:p>
          </table:table-cell>
          <table:table-cell table:formula="of:=[.H14] *[.$G$2]" office:value-type="float" office:value="229506.4298" calcext:value-type="float">
            <text:p>229,506.4</text:p>
          </table:table-cell>
          <table:table-cell table:style-name="ce31" table:formula="of:=([.E14]-[.E13])/[.E13]" office:value-type="percentage" office:value="0.952380952380953" calcext:value-type="percentage">
            <text:p>95.24%</text:p>
          </table:table-cell>
          <table:table-cell/>
          <table:table-cell table:formula="of:=55977178*[.B14]" office:value-type="float" office:value="229506.4298" calcext:value-type="float">
            <text:p>229,506.4</text:p>
          </table:table-cell>
        </table:table-row>
        <table:table-row table:style-name="ro2">
          <table:table-cell table:style-name="ce30" office:value-type="date" office:date-value="2020-10-05" calcext:value-type="date">
            <text:p>05/10/20</text:p>
          </table:table-cell>
          <table:table-cell table:style-name="ce35" office:value-type="percentage" office:value="0.0062" calcext:value-type="percentage">
            <text:p>0.62%</text:p>
          </table:table-cell>
          <table:table-cell table:style-name="ce30" table:formula="of:=[.A15]" office:value-type="date" office:date-value="2020-10-05" calcext:value-type="date">
            <text:p>05/10/20</text:p>
          </table:table-cell>
          <table:table-cell table:formula="of:=[.B15]*[.$G$2]" office:value-type="percentage" office:value="0.0062" calcext:value-type="percentage">
            <text:p>0.62%</text:p>
          </table:table-cell>
          <table:table-cell table:formula="of:=[.H15] *[.$G$2]" office:value-type="float" office:value="347058.5036" calcext:value-type="float">
            <text:p>347,058.5</text:p>
          </table:table-cell>
          <table:table-cell table:style-name="ce31" table:formula="of:=([.E15]-[.E14])/[.E14]" office:value-type="percentage" office:value="0.512195121951219" calcext:value-type="percentage">
            <text:p>51.22%</text:p>
          </table:table-cell>
          <table:table-cell/>
          <table:table-cell table:formula="of:=55977178*[.B15]" office:value-type="float" office:value="347058.5036" calcext:value-type="float">
            <text:p>347,058.5</text:p>
          </table:table-cell>
        </table:table-row>
        <table:table-row table:style-name="ro2">
          <table:table-cell table:style-name="ce30" office:value-type="date" office:date-value="2020-10-13" calcext:value-type="date">
            <text:p>13/10/20</text:p>
          </table:table-cell>
          <table:table-cell table:style-name="ce35" office:value-type="percentage" office:value="0.0079" calcext:value-type="percentage">
            <text:p>0.79%</text:p>
          </table:table-cell>
          <table:table-cell table:style-name="ce30" table:formula="of:=[.A16]" office:value-type="date" office:date-value="2020-10-13" calcext:value-type="date">
            <text:p>13/10/20</text:p>
          </table:table-cell>
          <table:table-cell table:formula="of:=[.B16]*[.$G$2]" office:value-type="percentage" office:value="0.0079" calcext:value-type="percentage">
            <text:p>0.79%</text:p>
          </table:table-cell>
          <table:table-cell table:formula="of:=[.H16] *[.$G$2]" office:value-type="float" office:value="442219.7062" calcext:value-type="float">
            <text:p>442,219.7</text:p>
          </table:table-cell>
          <table:table-cell table:style-name="ce31" table:formula="of:=([.E16]-[.E15])/[.E15]" office:value-type="percentage" office:value="0.274193548387097" calcext:value-type="percentage">
            <text:p>27.42%</text:p>
          </table:table-cell>
          <table:table-cell/>
          <table:table-cell table:formula="of:=55977178*[.B16]" office:value-type="float" office:value="442219.7062" calcext:value-type="float">
            <text:p>442,219.7</text:p>
          </table:table-cell>
        </table:table-row>
        <table:table-row table:style-name="ro2">
          <table:table-cell table:style-name="ce30" office:value-type="date" office:date-value="2020-10-20" calcext:value-type="date">
            <text:p>20/10/20</text:p>
          </table:table-cell>
          <table:table-cell table:style-name="ce35" office:value-type="percentage" office:value="0.0104" calcext:value-type="percentage">
            <text:p>1.04%</text:p>
          </table:table-cell>
          <table:table-cell table:style-name="ce30" table:formula="of:=[.A17]" office:value-type="date" office:date-value="2020-10-20" calcext:value-type="date">
            <text:p>20/10/20</text:p>
          </table:table-cell>
          <table:table-cell table:formula="of:=[.B17]*[.$G$2]" office:value-type="percentage" office:value="0.0104" calcext:value-type="percentage">
            <text:p>1.04%</text:p>
          </table:table-cell>
          <table:table-cell table:formula="of:=[.H17] *[.$G$2]" office:value-type="float" office:value="582162.6512" calcext:value-type="float">
            <text:p>582,162.7</text:p>
          </table:table-cell>
          <table:table-cell table:style-name="ce31" table:formula="of:=([.E17]-[.E16])/[.E16]" office:value-type="percentage" office:value="0.316455696202531" calcext:value-type="percentage">
            <text:p>31.65%</text:p>
          </table:table-cell>
          <table:table-cell/>
          <table:table-cell table:formula="of:=55977178*[.B17]" office:value-type="float" office:value="582162.6512" calcext:value-type="float">
            <text:p>582,162.7</text:p>
          </table:table-cell>
        </table:table-row>
        <table:table-row table:style-name="ro2">
          <table:table-cell table:style-name="ce30" office:value-type="date" office:date-value="2020-10-28" calcext:value-type="date">
            <text:p>28/10/20</text:p>
          </table:table-cell>
          <table:table-cell table:style-name="ce35" office:value-type="percentage" office:value="0.0113" calcext:value-type="percentage">
            <text:p>1.13%</text:p>
          </table:table-cell>
          <table:table-cell table:style-name="ce30" table:formula="of:=[.A18]" office:value-type="date" office:date-value="2020-10-28" calcext:value-type="date">
            <text:p>28/10/20</text:p>
          </table:table-cell>
          <table:table-cell table:formula="of:=[.B18]*[.$G$2]" office:value-type="percentage" office:value="0.0113" calcext:value-type="percentage">
            <text:p>1.13%</text:p>
          </table:table-cell>
          <table:table-cell table:formula="of:=[.H18] *[.$G$2]" office:value-type="float" office:value="632542.1114" calcext:value-type="float">
            <text:p>632,542.1</text:p>
          </table:table-cell>
          <table:table-cell table:style-name="ce31" table:formula="of:=([.E18]-[.E17])/[.E17]" office:value-type="percentage" office:value="0.0865384615384615" calcext:value-type="percentage">
            <text:p>8.65%</text:p>
          </table:table-cell>
          <table:table-cell/>
          <table:table-cell table:formula="of:=55977178*[.B18]" office:value-type="float" office:value="632542.1114" calcext:value-type="float">
            <text:p>632,542.1</text:p>
          </table:table-cell>
        </table:table-row>
        <table:table-row table:style-name="ro2">
          <table:table-cell table:style-name="ce30" office:value-type="date" office:date-value="2020-11-03" calcext:value-type="date">
            <text:p>03/11/20</text:p>
          </table:table-cell>
          <table:table-cell table:style-name="ce35" office:value-type="percentage" office:value="0.012" calcext:value-type="percentage">
            <text:p>1.20%</text:p>
          </table:table-cell>
          <table:table-cell table:style-name="ce30" table:formula="of:=[.A19]" office:value-type="date" office:date-value="2020-11-03" calcext:value-type="date">
            <text:p>03/11/20</text:p>
          </table:table-cell>
          <table:table-cell table:formula="of:=[.B19]*[.$G$2]" office:value-type="percentage" office:value="0.012" calcext:value-type="percentage">
            <text:p>1.20%</text:p>
          </table:table-cell>
          <table:table-cell table:formula="of:=[.H19] *[.$G$2]" office:value-type="float" office:value="671726.136" calcext:value-type="float">
            <text:p>671,726.1</text:p>
          </table:table-cell>
          <table:table-cell table:style-name="ce31" table:formula="of:=([.E19]-[.E18])/[.E18]" office:value-type="percentage" office:value="0.0619469026548675" calcext:value-type="percentage">
            <text:p>6.19%</text:p>
          </table:table-cell>
          <table:table-cell/>
          <table:table-cell table:formula="of:=55977178*[.B19]" office:value-type="float" office:value="671726.136" calcext:value-type="float">
            <text:p>671,726.1</text:p>
          </table:table-cell>
        </table:table-row>
        <table:table-row table:style-name="ro2">
          <table:table-cell table:style-name="ce30" office:value-type="date" office:date-value="2020-11-11" calcext:value-type="date">
            <text:p>11/11/20</text:p>
          </table:table-cell>
          <table:table-cell table:style-name="ce35" office:value-type="percentage" office:value="0.0122" calcext:value-type="percentage">
            <text:p>1.22%</text:p>
          </table:table-cell>
          <table:table-cell table:style-name="ce30" table:formula="of:=[.A20]" office:value-type="date" office:date-value="2020-11-11" calcext:value-type="date">
            <text:p>11/11/20</text:p>
          </table:table-cell>
          <table:table-cell table:formula="of:=[.B20]*[.$G$2]" office:value-type="percentage" office:value="0.0122" calcext:value-type="percentage">
            <text:p>1.22%</text:p>
          </table:table-cell>
          <table:table-cell table:formula="of:=[.H20] *[.$G$2]" office:value-type="float" office:value="682921.5716" calcext:value-type="float">
            <text:p>682,921.6</text:p>
          </table:table-cell>
          <table:table-cell table:style-name="ce31" table:formula="of:=([.E20]-[.E19])/[.E19]" office:value-type="percentage" office:value="0.0166666666666666" calcext:value-type="percentage">
            <text:p>1.67%</text:p>
          </table:table-cell>
          <table:table-cell/>
          <table:table-cell table:formula="of:=55977178*[.B20]" office:value-type="float" office:value="682921.5716" calcext:value-type="float">
            <text:p>682,921.6</text:p>
          </table:table-cell>
        </table:table-row>
        <table:table-row table:style-name="ro2">
          <table:table-cell table:style-name="ce30" office:value-type="date" office:date-value="2020-11-18" calcext:value-type="date">
            <text:p>18/11/20</text:p>
          </table:table-cell>
          <table:table-cell table:style-name="ce35" office:value-type="percentage" office:value="0.0116" calcext:value-type="percentage">
            <text:p>1.16%</text:p>
          </table:table-cell>
          <table:table-cell table:style-name="ce30" table:formula="of:=[.A21]" office:value-type="date" office:date-value="2020-11-18" calcext:value-type="date">
            <text:p>18/11/20</text:p>
          </table:table-cell>
          <table:table-cell table:formula="of:=[.B21]*[.$G$2]" office:value-type="percentage" office:value="0.0116" calcext:value-type="percentage">
            <text:p>1.16%</text:p>
          </table:table-cell>
          <table:table-cell table:formula="of:=[.H21] *[.$G$2]" office:value-type="float" office:value="649335.2648" calcext:value-type="float">
            <text:p>649,335.3</text:p>
          </table:table-cell>
          <table:table-cell table:style-name="ce31" table:formula="of:=([.E21]-[.E20])/[.E20]" office:value-type="percentage" office:value="-0.0491803278688525" calcext:value-type="percentage">
            <text:p>-4.92%</text:p>
          </table:table-cell>
          <table:table-cell/>
          <table:table-cell table:formula="of:=55977178*[.B21]" office:value-type="float" office:value="649335.2648" calcext:value-type="float">
            <text:p>649,335.3</text:p>
          </table:table-cell>
        </table:table-row>
        <table:table-row table:style-name="ro2">
          <table:table-cell table:style-name="ce30" office:value-type="date" office:date-value="2020-11-25" calcext:value-type="date">
            <text:p>25/11/20</text:p>
          </table:table-cell>
          <table:table-cell table:style-name="ce35" office:value-type="percentage" office:value="0.0096" calcext:value-type="percentage">
            <text:p>0.96%</text:p>
          </table:table-cell>
          <table:table-cell table:style-name="ce30" table:formula="of:=[.A22]" office:value-type="date" office:date-value="2020-11-25" calcext:value-type="date">
            <text:p>25/11/20</text:p>
          </table:table-cell>
          <table:table-cell table:formula="of:=[.B22]*[.$G$2]" office:value-type="percentage" office:value="0.0096" calcext:value-type="percentage">
            <text:p>0.96%</text:p>
          </table:table-cell>
          <table:table-cell table:formula="of:=[.H22] *[.$G$2]" office:value-type="float" office:value="537380.9088" calcext:value-type="float">
            <text:p>537,380.9</text:p>
          </table:table-cell>
          <table:table-cell table:style-name="ce31" table:formula="of:=([.E22]-[.E21])/[.E21]" office:value-type="percentage" office:value="-0.172413793103448" calcext:value-type="percentage">
            <text:p>-17.24%</text:p>
          </table:table-cell>
          <table:table-cell/>
          <table:table-cell table:formula="of:=55977178*[.B22]" office:value-type="float" office:value="537380.9088" calcext:value-type="float">
            <text:p>537,380.9</text:p>
          </table:table-cell>
        </table:table-row>
        <table:table-row table:style-name="ro2">
          <table:table-cell table:style-name="ce30" office:value-type="date" office:date-value="2020-12-02" calcext:value-type="date">
            <text:p>02/12/20</text:p>
          </table:table-cell>
          <table:table-cell table:style-name="ce35" office:value-type="percentage" office:value="0.0088" calcext:value-type="percentage">
            <text:p>0.88%</text:p>
          </table:table-cell>
          <table:table-cell table:style-name="ce30" table:formula="of:=[.A23]" office:value-type="date" office:date-value="2020-12-02" calcext:value-type="date">
            <text:p>02/12/20</text:p>
          </table:table-cell>
          <table:table-cell table:formula="of:=[.B23]*[.$G$2]" office:value-type="percentage" office:value="0.0088" calcext:value-type="percentage">
            <text:p>0.88%</text:p>
          </table:table-cell>
          <table:table-cell table:formula="of:=[.H23] *[.$G$2]" office:value-type="float" office:value="492599.1664" calcext:value-type="float">
            <text:p>492,599.2</text:p>
          </table:table-cell>
          <table:table-cell table:style-name="ce31" table:formula="of:=([.E23]-[.E22])/[.E22]" office:value-type="percentage" office:value="-0.0833333333333332" calcext:value-type="percentage">
            <text:p>-8.33%</text:p>
          </table:table-cell>
          <table:table-cell/>
          <table:table-cell table:formula="of:=55977178*[.B23]" office:value-type="float" office:value="492599.1664" calcext:value-type="float">
            <text:p>492,599.2</text:p>
          </table:table-cell>
        </table:table-row>
        <table:table-row table:style-name="ro2">
          <table:table-cell table:style-name="ce30" office:value-type="date" office:date-value="2020-12-09" calcext:value-type="date">
            <text:p>09/12/20</text:p>
          </table:table-cell>
          <table:table-cell table:style-name="ce35" office:value-type="percentage" office:value="0.0104" calcext:value-type="percentage">
            <text:p>1.04%</text:p>
          </table:table-cell>
          <table:table-cell table:style-name="ce30" table:formula="of:=[.A24]" office:value-type="date" office:date-value="2020-12-09" calcext:value-type="date">
            <text:p>09/12/20</text:p>
          </table:table-cell>
          <table:table-cell table:formula="of:=[.B24]*[.$G$2]" office:value-type="percentage" office:value="0.0104" calcext:value-type="percentage">
            <text:p>1.04%</text:p>
          </table:table-cell>
          <table:table-cell table:formula="of:=[.H24] *[.$G$2]" office:value-type="float" office:value="582162.6512" calcext:value-type="float">
            <text:p>582,162.7</text:p>
          </table:table-cell>
          <table:table-cell table:style-name="ce31" table:formula="of:=([.E24]-[.E23])/[.E23]" office:value-type="percentage" office:value="0.181818181818182" calcext:value-type="percentage">
            <text:p>18.18%</text:p>
          </table:table-cell>
          <table:table-cell/>
          <table:table-cell table:formula="of:=55977178*[.B24]" office:value-type="float" office:value="582162.6512" calcext:value-type="float">
            <text:p>582,162.7</text:p>
          </table:table-cell>
        </table:table-row>
        <table:table-row table:style-name="ro2">
          <table:table-cell table:style-name="ce30" office:value-type="date" office:date-value="2020-12-15" calcext:value-type="date">
            <text:p>15/12/20</text:p>
          </table:table-cell>
          <table:table-cell table:style-name="ce35" office:value-type="percentage" office:value="0.0118" calcext:value-type="percentage">
            <text:p>1.18%</text:p>
          </table:table-cell>
          <table:table-cell table:style-name="ce30" table:formula="of:=[.A25]" office:value-type="date" office:date-value="2020-12-15" calcext:value-type="date">
            <text:p>15/12/20</text:p>
          </table:table-cell>
          <table:table-cell table:formula="of:=[.B25]*[.$G$2]" office:value-type="percentage" office:value="0.0118" calcext:value-type="percentage">
            <text:p>1.18%</text:p>
          </table:table-cell>
          <table:table-cell table:formula="of:=[.H25] *[.$G$2]" office:value-type="float" office:value="660530.7004" calcext:value-type="float">
            <text:p>660,530.7</text:p>
          </table:table-cell>
          <table:table-cell table:style-name="ce31" table:formula="of:=([.E25]-[.E24])/[.E24]" office:value-type="percentage" office:value="0.134615384615385" calcext:value-type="percentage">
            <text:p>13.46%</text:p>
          </table:table-cell>
          <table:table-cell/>
          <table:table-cell table:formula="of:=55977178*[.B25]" office:value-type="float" office:value="660530.7004" calcext:value-type="float">
            <text:p>660,530.7</text:p>
          </table:table-cell>
        </table:table-row>
        <table:table-row table:style-name="ro2">
          <table:table-cell table:style-name="ce30" office:value-type="date" office:date-value="2020-12-20" calcext:value-type="date">
            <text:p>20/12/20</text:p>
          </table:table-cell>
          <table:table-cell table:style-name="ce35" office:value-type="percentage" office:value="0.0147" calcext:value-type="percentage">
            <text:p>1.47%</text:p>
          </table:table-cell>
          <table:table-cell table:style-name="ce30" table:formula="of:=[.A26]" office:value-type="date" office:date-value="2020-12-20" calcext:value-type="date">
            <text:p>20/12/20</text:p>
          </table:table-cell>
          <table:table-cell table:formula="of:=[.B26]*[.$G$2]" office:value-type="percentage" office:value="0.0147" calcext:value-type="percentage">
            <text:p>1.47%</text:p>
          </table:table-cell>
          <table:table-cell table:formula="of:=[.H26] *[.$G$2]" office:value-type="float" office:value="822864.5166" calcext:value-type="float">
            <text:p>822,864.5</text:p>
          </table:table-cell>
          <table:table-cell table:style-name="ce31" table:formula="of:=([.E26]-[.E25])/[.E25]" office:value-type="percentage" office:value="0.245762711864407" calcext:value-type="percentage">
            <text:p>24.58%</text:p>
          </table:table-cell>
          <table:table-cell/>
          <table:table-cell table:formula="of:=55977178*[.B26]" office:value-type="float" office:value="822864.5166" calcext:value-type="float">
            <text:p>822,864.5</text:p>
          </table:table-cell>
        </table:table-row>
        <table:table-row table:style-name="ro2">
          <table:table-cell table:style-name="ce30" office:value-type="date" office:date-value="2020-12-30" calcext:value-type="date">
            <text:p>30/12/20</text:p>
          </table:table-cell>
          <table:table-cell table:style-name="ce35" office:value-type="percentage" office:value="0.0206" calcext:value-type="percentage">
            <text:p>2.06%</text:p>
          </table:table-cell>
          <table:table-cell table:style-name="ce30" table:formula="of:=[.A27]" office:value-type="date" office:date-value="2020-12-30" calcext:value-type="date">
            <text:p>30/12/20</text:p>
          </table:table-cell>
          <table:table-cell table:formula="of:=[.B27]*[.$G$2]" office:value-type="percentage" office:value="0.0206" calcext:value-type="percentage">
            <text:p>2.06%</text:p>
          </table:table-cell>
          <table:table-cell table:formula="of:=[.H27] *[.$G$2]" office:value-type="float" office:value="1153129.8668" calcext:value-type="float">
            <text:p>1,153,129.9</text:p>
          </table:table-cell>
          <table:table-cell table:style-name="ce31" table:formula="of:=([.E27]-[.E26])/[.E26]" office:value-type="percentage" office:value="0.401360544217687" calcext:value-type="percentage">
            <text:p>40.14%</text:p>
          </table:table-cell>
          <table:table-cell/>
          <table:table-cell table:formula="of:=55977178*[.B27]" office:value-type="float" office:value="1153129.8668" calcext:value-type="float">
            <text:p>1,153,129.9</text:p>
          </table:table-cell>
        </table:table-row>
        <table:table-row table:style-name="ro2">
          <table:table-cell table:style-name="ce30" office:value-type="date" office:date-value="2021-01-06" calcext:value-type="date">
            <text:p>06/01/21</text:p>
          </table:table-cell>
          <table:table-cell table:style-name="ce35" office:value-type="percentage" office:value="0.0208" calcext:value-type="percentage">
            <text:p>2.08%</text:p>
          </table:table-cell>
          <table:table-cell table:style-name="ce30" table:formula="of:=[.A28]" office:value-type="date" office:date-value="2021-01-06" calcext:value-type="date">
            <text:p>06/01/21</text:p>
          </table:table-cell>
          <table:table-cell table:formula="of:=[.B28]*[.$G$2]" office:value-type="percentage" office:value="0.0208" calcext:value-type="percentage">
            <text:p>2.08%</text:p>
          </table:table-cell>
          <table:table-cell table:formula="of:=[.H28] *[.$G$2]" office:value-type="float" office:value="1164325.3024" calcext:value-type="float">
            <text:p>1,164,325.3</text:p>
          </table:table-cell>
          <table:table-cell table:style-name="ce31" table:formula="of:=([.E28]-[.E27])/[.E27]" office:value-type="percentage" office:value="0.00970873786407764" calcext:value-type="percentage">
            <text:p>0.97%</text:p>
          </table:table-cell>
          <table:table-cell/>
          <table:table-cell table:formula="of:=55977178*[.B28]" office:value-type="float" office:value="1164325.3024" calcext:value-type="float">
            <text:p>1,164,325.3</text:p>
          </table:table-cell>
        </table:table-row>
        <table:table-row table:style-name="ro2">
          <table:table-cell table:style-name="ce30" office:value-type="date" office:date-value="2021-01-13" calcext:value-type="date">
            <text:p>13/01/21</text:p>
          </table:table-cell>
          <table:table-cell table:style-name="ce35" office:value-type="percentage" office:value="0.0188" calcext:value-type="percentage">
            <text:p>1.88%</text:p>
          </table:table-cell>
          <table:table-cell table:style-name="ce30" table:formula="of:=[.A29]" office:value-type="date" office:date-value="2021-01-13" calcext:value-type="date">
            <text:p>13/01/21</text:p>
          </table:table-cell>
          <table:table-cell table:formula="of:=[.B29]*[.$G$2]" office:value-type="percentage" office:value="0.0188" calcext:value-type="percentage">
            <text:p>1.88%</text:p>
          </table:table-cell>
          <table:table-cell table:formula="of:=[.H29] *[.$G$2]" office:value-type="float" office:value="1052370.9464" calcext:value-type="float">
            <text:p>1,052,370.9</text:p>
          </table:table-cell>
          <table:table-cell table:style-name="ce31" table:formula="of:=([.E29]-[.E28])/[.E28]" office:value-type="percentage" office:value="-0.0961538461538461" calcext:value-type="percentage">
            <text:p>-9.62%</text:p>
          </table:table-cell>
          <table:table-cell/>
          <table:table-cell table:formula="of:=55977178*[.B29]" office:value-type="float" office:value="1052370.9464" calcext:value-type="float">
            <text:p>1,052,370.9</text:p>
          </table:table-cell>
        </table:table-row>
        <table:table-row table:style-name="ro2">
          <table:table-cell table:style-name="ce30" office:value-type="date" office:date-value="2021-01-20" calcext:value-type="date">
            <text:p>20/01/21</text:p>
          </table:table-cell>
          <table:table-cell table:style-name="ce35" office:value-type="percentage" office:value="0.0187" calcext:value-type="percentage">
            <text:p>1.87%</text:p>
          </table:table-cell>
          <table:table-cell table:style-name="ce30" table:formula="of:=[.A30]" office:value-type="date" office:date-value="2021-01-20" calcext:value-type="date">
            <text:p>20/01/21</text:p>
          </table:table-cell>
          <table:table-cell table:formula="of:=[.B30]*[.$G$2]" office:value-type="percentage" office:value="0.0187" calcext:value-type="percentage">
            <text:p>1.87%</text:p>
          </table:table-cell>
          <table:table-cell table:formula="of:=[.H30] *[.$G$2]" office:value-type="float" office:value="1046773.2286" calcext:value-type="float">
            <text:p>1,046,773.2</text:p>
          </table:table-cell>
          <table:table-cell table:style-name="ce31" table:formula="of:=([.E30]-[.E29])/[.E29]" office:value-type="percentage" office:value="-0.0053191489361702" calcext:value-type="percentage">
            <text:p>-0.53%</text:p>
          </table:table-cell>
          <table:table-cell/>
          <table:table-cell table:formula="of:=55977178*[.B30]" office:value-type="float" office:value="1046773.2286" calcext:value-type="float">
            <text:p>1,046,773.2</text:p>
          </table:table-cell>
        </table:table-row>
        <table:table-row table:style-name="ro2">
          <table:table-cell table:style-name="ce30" office:value-type="date" office:date-value="2021-01-27" calcext:value-type="date">
            <text:p>27/01/21</text:p>
          </table:table-cell>
          <table:table-cell table:style-name="ce35" office:value-type="percentage" office:value="0.0155" calcext:value-type="percentage">
            <text:p>1.55%</text:p>
          </table:table-cell>
          <table:table-cell table:style-name="ce30" table:formula="of:=[.A31]" office:value-type="date" office:date-value="2021-01-27" calcext:value-type="date">
            <text:p>27/01/21</text:p>
          </table:table-cell>
          <table:table-cell table:formula="of:=[.B31]*[.$G$2]" office:value-type="percentage" office:value="0.0155" calcext:value-type="percentage">
            <text:p>1.55%</text:p>
          </table:table-cell>
          <table:table-cell table:formula="of:=[.H31] *[.$G$2]" office:value-type="float" office:value="867646.259" calcext:value-type="float">
            <text:p>867,646.3</text:p>
          </table:table-cell>
          <table:table-cell table:style-name="ce31" table:formula="of:=([.E31]-[.E30])/[.E30]" office:value-type="percentage" office:value="-0.171122994652406" calcext:value-type="percentage">
            <text:p>-17.11%</text:p>
          </table:table-cell>
          <table:table-cell/>
          <table:table-cell table:formula="of:=55977178*[.B31]" office:value-type="float" office:value="867646.259" calcext:value-type="float">
            <text:p>867,646.3</text:p>
          </table:table-cell>
        </table:table-row>
        <table:table-row table:style-name="ro2">
          <table:table-cell table:style-name="ce30" office:value-type="date" office:date-value="2021-02-02" calcext:value-type="date">
            <text:p>02/02/21</text:p>
          </table:table-cell>
          <table:table-cell table:style-name="ce35" office:value-type="percentage" office:value="0.0128" calcext:value-type="percentage">
            <text:p>1.28%</text:p>
          </table:table-cell>
          <table:table-cell table:style-name="ce30" table:formula="of:=[.A32]" office:value-type="date" office:date-value="2021-02-02" calcext:value-type="date">
            <text:p>02/02/21</text:p>
          </table:table-cell>
          <table:table-cell table:formula="of:=[.B32]*[.$G$2]" office:value-type="percentage" office:value="0.0128" calcext:value-type="percentage">
            <text:p>1.28%</text:p>
          </table:table-cell>
          <table:table-cell table:formula="of:=[.H32] *[.$G$2]" office:value-type="float" office:value="716507.8784" calcext:value-type="float">
            <text:p>716,507.9</text:p>
          </table:table-cell>
          <table:table-cell table:style-name="ce31" table:formula="of:=([.E32]-[.E31])/[.E31]" office:value-type="percentage" office:value="-0.174193548387097" calcext:value-type="percentage">
            <text:p>-17.42%</text:p>
          </table:table-cell>
          <table:table-cell/>
          <table:table-cell table:formula="of:=55977178*[.B32]" office:value-type="float" office:value="716507.8784" calcext:value-type="float">
            <text:p>716,507.9</text:p>
          </table:table-cell>
        </table:table-row>
        <table:table-row table:style-name="ro2">
          <table:table-cell table:style-name="ce30" office:value-type="date" office:date-value="2021-02-09" calcext:value-type="date">
            <text:p>09/02/21</text:p>
          </table:table-cell>
          <table:table-cell table:style-name="ce35" office:value-type="percentage" office:value="0.0088" calcext:value-type="percentage">
            <text:p>0.88%</text:p>
          </table:table-cell>
          <table:table-cell table:style-name="ce30" table:formula="of:=[.A33]" office:value-type="date" office:date-value="2021-02-09" calcext:value-type="date">
            <text:p>09/02/21</text:p>
          </table:table-cell>
          <table:table-cell table:formula="of:=[.B33]*[.$G$2]" office:value-type="percentage" office:value="0.0088" calcext:value-type="percentage">
            <text:p>0.88%</text:p>
          </table:table-cell>
          <table:table-cell table:formula="of:=[.H33] *[.$G$2]" office:value-type="float" office:value="492599.1664" calcext:value-type="float">
            <text:p>492,599.2</text:p>
          </table:table-cell>
          <table:table-cell table:style-name="ce31" table:formula="of:=([.E33]-[.E32])/[.E32]" office:value-type="percentage" office:value="-0.3125" calcext:value-type="percentage">
            <text:p>-31.25%</text:p>
          </table:table-cell>
          <table:table-cell/>
          <table:table-cell table:formula="of:=55977178*[.B33]" office:value-type="float" office:value="492599.1664" calcext:value-type="float">
            <text:p>492,599.2</text:p>
          </table:table-cell>
        </table:table-row>
        <table:table-row table:style-name="ro2">
          <table:table-cell table:style-name="ce30" office:value-type="date" office:date-value="2021-02-16" calcext:value-type="date">
            <text:p>16/02/21</text:p>
          </table:table-cell>
          <table:table-cell table:style-name="ce35" office:value-type="percentage" office:value="0.0069" calcext:value-type="percentage">
            <text:p>0.69%</text:p>
          </table:table-cell>
          <table:table-cell table:style-name="ce30" table:formula="of:=[.A34]" office:value-type="date" office:date-value="2021-02-16" calcext:value-type="date">
            <text:p>16/02/21</text:p>
          </table:table-cell>
          <table:table-cell table:formula="of:=[.B34]*[.$G$2]" office:value-type="percentage" office:value="0.0069" calcext:value-type="percentage">
            <text:p>0.69%</text:p>
          </table:table-cell>
          <table:table-cell table:formula="of:=[.H34] *[.$G$2]" office:value-type="float" office:value="386242.5282" calcext:value-type="float">
            <text:p>386,242.5</text:p>
          </table:table-cell>
          <table:table-cell table:style-name="ce31" table:formula="of:=([.E34]-[.E33])/[.E33]" office:value-type="percentage" office:value="-0.215909090909091" calcext:value-type="percentage">
            <text:p>-21.59%</text:p>
          </table:table-cell>
          <table:table-cell/>
          <table:table-cell table:formula="of:=55977178*[.B34]" office:value-type="float" office:value="386242.5282" calcext:value-type="float">
            <text:p>386,242.5</text:p>
          </table:table-cell>
        </table:table-row>
        <table:table-row table:style-name="ro2">
          <table:table-cell table:style-name="ce30" office:value-type="date" office:date-value="2021-02-24" calcext:value-type="date">
            <text:p>24/02/21</text:p>
          </table:table-cell>
          <table:table-cell table:style-name="ce35" office:value-type="percentage" office:value="0.0045" calcext:value-type="percentage">
            <text:p>0.45%</text:p>
          </table:table-cell>
          <table:table-cell table:style-name="ce30" table:formula="of:=[.A35]" office:value-type="date" office:date-value="2021-02-24" calcext:value-type="date">
            <text:p>24/02/21</text:p>
          </table:table-cell>
          <table:table-cell table:formula="of:=[.B35]*[.$G$2]" office:value-type="percentage" office:value="0.0045" calcext:value-type="percentage">
            <text:p>0.45%</text:p>
          </table:table-cell>
          <table:table-cell table:formula="of:=[.H35] *[.$G$2]" office:value-type="float" office:value="251897.301" calcext:value-type="float">
            <text:p>251,897.3</text:p>
          </table:table-cell>
          <table:table-cell table:style-name="ce31" table:formula="of:=([.E35]-[.E34])/[.E34]" office:value-type="percentage" office:value="-0.347826086956522" calcext:value-type="percentage">
            <text:p>-34.78%</text:p>
          </table:table-cell>
          <table:table-cell/>
          <table:table-cell table:formula="of:=55977178*[.B35]" office:value-type="float" office:value="251897.301" calcext:value-type="float">
            <text:p>251,897.3</text:p>
          </table:table-cell>
        </table:table-row>
        <table:table-row table:style-name="ro2">
          <table:table-cell table:style-name="ce30" office:value-type="date" office:date-value="2021-03-02" calcext:value-type="date">
            <text:p>02/03/21</text:p>
          </table:table-cell>
          <table:table-cell table:style-name="ce35" office:value-type="percentage" office:value="0.0037" calcext:value-type="percentage">
            <text:p>0.37%</text:p>
          </table:table-cell>
          <table:table-cell table:style-name="ce30" table:formula="of:=[.A36]" office:value-type="date" office:date-value="2021-03-02" calcext:value-type="date">
            <text:p>02/03/21</text:p>
          </table:table-cell>
          <table:table-cell table:formula="of:=[.B36]*[.$G$2]" office:value-type="percentage" office:value="0.0037" calcext:value-type="percentage">
            <text:p>0.37%</text:p>
          </table:table-cell>
          <table:table-cell table:formula="of:=[.H36] *[.$G$2]" office:value-type="float" office:value="207115.5586" calcext:value-type="float">
            <text:p>207,115.6</text:p>
          </table:table-cell>
          <table:table-cell table:style-name="ce31" table:formula="of:=([.E36]-[.E35])/[.E35]" office:value-type="percentage" office:value="-0.177777777777778" calcext:value-type="percentage">
            <text:p>-17.78%</text:p>
          </table:table-cell>
          <table:table-cell/>
          <table:table-cell table:formula="of:=55977178*[.B36]" office:value-type="float" office:value="207115.5586" calcext:value-type="float">
            <text:p>207,115.6</text:p>
          </table:table-cell>
        </table:table-row>
        <table:table-row table:style-name="ro2">
          <table:table-cell table:style-name="ce30" office:value-type="date" office:date-value="2021-03-10" calcext:value-type="date">
            <text:p>10/03/21</text:p>
          </table:table-cell>
          <table:table-cell table:style-name="ce35" office:value-type="percentage" office:value="0.0029" calcext:value-type="percentage">
            <text:p>0.29%</text:p>
          </table:table-cell>
          <table:table-cell table:style-name="ce30" table:formula="of:=[.A37]" office:value-type="date" office:date-value="2021-03-10" calcext:value-type="date">
            <text:p>10/03/21</text:p>
          </table:table-cell>
          <table:table-cell table:formula="of:=[.B37]*[.$G$2]" office:value-type="percentage" office:value="0.0029" calcext:value-type="percentage">
            <text:p>0.29%</text:p>
          </table:table-cell>
          <table:table-cell table:formula="of:=[.H37] *[.$G$2]" office:value-type="float" office:value="162333.8162" calcext:value-type="float">
            <text:p>162,333.8</text:p>
          </table:table-cell>
          <table:table-cell table:style-name="ce31" table:formula="of:=([.E37]-[.E36])/[.E36]" office:value-type="percentage" office:value="-0.216216216216216" calcext:value-type="percentage">
            <text:p>-21.62%</text:p>
          </table:table-cell>
          <table:table-cell/>
          <table:table-cell table:formula="of:=55977178*[.B37]" office:value-type="float" office:value="162333.8162" calcext:value-type="float">
            <text:p>162,333.8</text:p>
          </table:table-cell>
        </table:table-row>
        <table:table-row table:style-name="ro2">
          <table:table-cell table:style-name="ce30" office:value-type="date" office:date-value="2021-03-17" calcext:value-type="date">
            <text:p>17/03/21</text:p>
          </table:table-cell>
          <table:table-cell table:style-name="ce35" office:value-type="percentage" office:value="0.003" calcext:value-type="percentage">
            <text:p>0.30%</text:p>
          </table:table-cell>
          <table:table-cell table:style-name="ce30" table:formula="of:=[.A38]" office:value-type="date" office:date-value="2021-03-17" calcext:value-type="date">
            <text:p>17/03/21</text:p>
          </table:table-cell>
          <table:table-cell table:formula="of:=[.B38]*[.$G$2]" office:value-type="percentage" office:value="0.003" calcext:value-type="percentage">
            <text:p>0.30%</text:p>
          </table:table-cell>
          <table:table-cell table:formula="of:=[.H38] *[.$G$2]" office:value-type="float" office:value="167931.534" calcext:value-type="float">
            <text:p>167,931.5</text:p>
          </table:table-cell>
          <table:table-cell table:style-name="ce31" table:formula="of:=([.E38]-[.E37])/[.E37]" office:value-type="percentage" office:value="0.0344827586206897" calcext:value-type="percentage">
            <text:p>3.45%</text:p>
          </table:table-cell>
          <table:table-cell/>
          <table:table-cell table:formula="of:=55977178*[.B38]" office:value-type="float" office:value="167931.534" calcext:value-type="float">
            <text:p>167,931.5</text:p>
          </table:table-cell>
        </table:table-row>
        <table:table-row table:style-name="ro2">
          <table:table-cell table:style-name="ce30" office:value-type="date" office:date-value="2021-03-24" calcext:value-type="date">
            <text:p>24/03/21</text:p>
          </table:table-cell>
          <table:table-cell table:style-name="ce35" office:value-type="percentage" office:value="0.0027" calcext:value-type="percentage">
            <text:p>0.27%</text:p>
          </table:table-cell>
          <table:table-cell table:style-name="ce30" table:formula="of:=[.A39]" office:value-type="date" office:date-value="2021-03-24" calcext:value-type="date">
            <text:p>24/03/21</text:p>
          </table:table-cell>
          <table:table-cell table:formula="of:=[.B39]*[.$G$2]" office:value-type="percentage" office:value="0.0027" calcext:value-type="percentage">
            <text:p>0.27%</text:p>
          </table:table-cell>
          <table:table-cell table:formula="of:=[.H39] *[.$G$2]" office:value-type="float" office:value="151138.3806" calcext:value-type="float">
            <text:p>151,138.4</text:p>
          </table:table-cell>
          <table:table-cell table:style-name="ce31" table:formula="of:=([.E39]-[.E38])/[.E38]" office:value-type="percentage" office:value="-0.1" calcext:value-type="percentage">
            <text:p>-10.00%</text:p>
          </table:table-cell>
          <table:table-cell/>
          <table:table-cell table:formula="of:=55977178*[.B39]" office:value-type="float" office:value="151138.3806" calcext:value-type="float">
            <text:p>151,138.4</text:p>
          </table:table-cell>
        </table:table-row>
        <table:table-row table:style-name="ro2">
          <table:table-cell table:style-name="ce30" office:value-type="date" office:date-value="2021-03-31" calcext:value-type="date">
            <text:p>31/03/21</text:p>
          </table:table-cell>
          <table:table-cell table:style-name="ce36" office:value-type="percentage" office:value="0.003" calcext:value-type="percentage">
            <text:p>0.30%</text:p>
          </table:table-cell>
          <table:table-cell table:style-name="ce30" table:formula="of:=[.A40]" office:value-type="date" office:date-value="2021-03-31" calcext:value-type="date">
            <text:p>31/03/21</text:p>
          </table:table-cell>
          <table:table-cell table:formula="of:=[.B40]*[.$G$2]" office:value-type="percentage" office:value="0.003" calcext:value-type="percentage">
            <text:p>0.30%</text:p>
          </table:table-cell>
          <table:table-cell table:formula="of:=[.H40] *[.$G$2]" office:value-type="float" office:value="167931.534" calcext:value-type="float">
            <text:p>167,931.5</text:p>
          </table:table-cell>
          <table:table-cell table:style-name="ce31" table:formula="of:=([.E40]-[.E39])/[.E39]" office:value-type="percentage" office:value="0.111111111111111" calcext:value-type="percentage">
            <text:p>11.11%</text:p>
          </table:table-cell>
          <table:table-cell/>
          <table:table-cell table:formula="of:=55977178*[.B40]" office:value-type="float" office:value="167931.534" calcext:value-type="float">
            <text:p>167,931.5</text:p>
          </table:table-cell>
        </table:table-row>
        <table:table-row table:style-name="ro2">
          <table:table-cell table:style-name="ce30" office:value-type="date" office:date-value="2021-04-07" calcext:value-type="date">
            <text:p>07/04/21</text:p>
          </table:table-cell>
          <table:table-cell table:style-name="ce37" office:value-type="percentage" office:value="0.0021" calcext:value-type="percentage">
            <text:p>0.21%</text:p>
          </table:table-cell>
          <table:table-cell table:style-name="ce30" table:formula="of:=[.A41]" office:value-type="date" office:date-value="2021-04-07" calcext:value-type="date">
            <text:p>07/04/21</text:p>
          </table:table-cell>
          <table:table-cell table:formula="of:=[.B41]*[.$G$2]" office:value-type="percentage" office:value="0.0021" calcext:value-type="percentage">
            <text:p>0.21%</text:p>
          </table:table-cell>
          <table:table-cell table:formula="of:=[.H41] *[.$G$2]" office:value-type="float" office:value="117552.0738" calcext:value-type="float">
            <text:p>117,552.1</text:p>
          </table:table-cell>
          <table:table-cell table:style-name="ce31" table:formula="of:=([.E41]-[.E40])/[.E40]" office:value-type="percentage" office:value="-0.3" calcext:value-type="percentage">
            <text:p>-30.00%</text:p>
          </table:table-cell>
          <table:table-cell/>
          <table:table-cell table:formula="of:=55977178*[.B41]" office:value-type="float" office:value="117552.0738" calcext:value-type="float">
            <text:p>117,552.1</text:p>
          </table:table-cell>
        </table:table-row>
        <table:table-row table:style-name="ro2">
          <table:table-cell table:style-name="ce30" office:value-type="date" office:date-value="2021-04-13" calcext:value-type="date">
            <text:p>13/04/21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0" table:formula="of:=[.A42]" office:value-type="date" office:date-value="2021-04-13" calcext:value-type="date">
            <text:p>13/04/21</text:p>
          </table:table-cell>
          <table:table-cell table:formula="of:=[.B42]*[.$G$2]" office:value-type="percentage" office:value="0.0017" calcext:value-type="percentage">
            <text:p>0.17%</text:p>
          </table:table-cell>
          <table:table-cell table:formula="of:=[.H42] *[.$G$2]" office:value-type="float" office:value="95161.2026" calcext:value-type="float">
            <text:p>95,161.2</text:p>
          </table:table-cell>
          <table:table-cell table:style-name="ce31" table:formula="of:=([.E42]-[.E41])/[.E41]" office:value-type="percentage" office:value="-0.190476190476191" calcext:value-type="percentage">
            <text:p>-19.05%</text:p>
          </table:table-cell>
          <table:table-cell/>
          <table:table-cell table:formula="of:=55977178*[.B42]" office:value-type="float" office:value="95161.2026" calcext:value-type="float">
            <text:p>95,161.2</text:p>
          </table:table-cell>
        </table:table-row>
        <table:table-row table:style-name="ro2">
          <table:table-cell table:style-name="ce30" office:value-type="date" office:date-value="2021-04-21" calcext:value-type="date">
            <text:p>21/04/21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0" table:formula="of:=[.A43]" office:value-type="date" office:date-value="2021-04-21" calcext:value-type="date">
            <text:p>21/04/21</text:p>
          </table:table-cell>
          <table:table-cell table:formula="of:=[.B43]*[.$G$2]" office:value-type="percentage" office:value="0.001" calcext:value-type="percentage">
            <text:p>0.10%</text:p>
          </table:table-cell>
          <table:table-cell table:formula="of:=[.H43] *[.$G$2]" office:value-type="float" office:value="55977.178" calcext:value-type="float">
            <text:p>55,977.2</text:p>
          </table:table-cell>
          <table:table-cell table:style-name="ce31" table:formula="of:=([.E43]-[.E42])/[.E42]" office:value-type="percentage" office:value="-0.411764705882353" calcext:value-type="percentage">
            <text:p>-41.18%</text:p>
          </table:table-cell>
          <table:table-cell/>
          <table:table-cell table:formula="of:=55977178*[.B43]" office:value-type="float" office:value="55977.178" calcext:value-type="float">
            <text:p>55,977.2</text:p>
          </table:table-cell>
        </table:table-row>
        <table:table-row table:style-name="ro2">
          <table:table-cell table:style-name="ce30" office:value-type="date" office:date-value="2021-04-29" calcext:value-type="date">
            <text:p>29/04/21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0" table:formula="of:=[.A44]" office:value-type="date" office:date-value="2021-04-29" calcext:value-type="date">
            <text:p>29/04/21</text:p>
          </table:table-cell>
          <table:table-cell table:formula="of:=[.B44]*[.$G$2]" office:value-type="percentage" office:value="0.0008" calcext:value-type="percentage">
            <text:p>0.08%</text:p>
          </table:table-cell>
          <table:table-cell table:formula="of:=[.H44] *[.$G$2]" office:value-type="float" office:value="44781.7424" calcext:value-type="float">
            <text:p>44,781.7</text:p>
          </table:table-cell>
          <table:table-cell table:style-name="ce31" table:formula="of:=([.E44]-[.E43])/[.E43]" office:value-type="percentage" office:value="-0.2" calcext:value-type="percentage">
            <text:p>-20.00%</text:p>
          </table:table-cell>
          <table:table-cell/>
          <table:table-cell table:formula="of:=55977178*[.B44]" office:value-type="float" office:value="44781.7424" calcext:value-type="float">
            <text:p>44,781.7</text:p>
          </table:table-cell>
        </table:table-row>
        <table:table-row table:style-name="ro2">
          <table:table-cell table:style-name="ce30" office:value-type="date" office:date-value="2021-05-05" calcext:value-type="date">
            <text:p>05/05/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0" table:formula="of:=[.A45]" office:value-type="date" office:date-value="2021-05-05" calcext:value-type="date">
            <text:p>05/05/21</text:p>
          </table:table-cell>
          <table:table-cell table:formula="of:=[.B45]*[.$G$2]" office:value-type="percentage" office:value="0.0007" calcext:value-type="percentage">
            <text:p>0.07%</text:p>
          </table:table-cell>
          <table:table-cell table:formula="of:=[.H45] *[.$G$2]" office:value-type="float" office:value="39184.0246" calcext:value-type="float">
            <text:p>39,184.0</text:p>
          </table:table-cell>
          <table:table-cell table:style-name="ce31" table:formula="of:=([.E45]-[.E44])/[.E44]" office:value-type="percentage" office:value="-0.125" calcext:value-type="percentage">
            <text:p>-12.50%</text:p>
          </table:table-cell>
          <table:table-cell/>
          <table:table-cell table:formula="of:=55977178*[.B45]" office:value-type="float" office:value="39184.0246" calcext:value-type="float">
            <text:p>39,184.0</text:p>
          </table:table-cell>
        </table:table-row>
        <table:table-row table:style-name="ro2">
          <table:table-cell table:style-name="ce30" office:value-type="date" office:date-value="2021-05-12" calcext:value-type="date">
            <text:p>12/05/21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0" table:formula="of:=[.A46]" office:value-type="date" office:date-value="2021-05-12" calcext:value-type="date">
            <text:p>12/05/21</text:p>
          </table:table-cell>
          <table:table-cell table:formula="of:=[.B46]*[.$G$2]" office:value-type="percentage" office:value="0.0009" calcext:value-type="percentage">
            <text:p>0.09%</text:p>
          </table:table-cell>
          <table:table-cell table:formula="of:=[.H46] *[.$G$2]" office:value-type="float" office:value="50379.4602" calcext:value-type="float">
            <text:p>50,379.5</text:p>
          </table:table-cell>
          <table:table-cell table:style-name="ce31" table:formula="of:=([.E46]-[.E45])/[.E45]" office:value-type="percentage" office:value="0.285714285714286" calcext:value-type="percentage">
            <text:p>28.57%</text:p>
          </table:table-cell>
          <table:table-cell/>
          <table:table-cell table:formula="of:=55977178*[.B46]" office:value-type="float" office:value="50379.4602" calcext:value-type="float">
            <text:p>50,379.5</text:p>
          </table:table-cell>
        </table:table-row>
        <table:table-row table:style-name="ro2">
          <table:table-cell table:style-name="ce30" office:value-type="date" office:date-value="2021-05-19" calcext:value-type="date">
            <text:p>19/05/21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0" table:formula="of:=[.A47]" office:value-type="date" office:date-value="2021-05-19" calcext:value-type="date">
            <text:p>19/05/21</text:p>
          </table:table-cell>
          <table:table-cell table:formula="of:=[.B47]*[.$G$2]" office:value-type="percentage" office:value="0.0009" calcext:value-type="percentage">
            <text:p>0.09%</text:p>
          </table:table-cell>
          <table:table-cell table:formula="of:=[.H47] *[.$G$2]" office:value-type="float" office:value="50379.4602" calcext:value-type="float">
            <text:p>50,379.5</text:p>
          </table:table-cell>
          <table:table-cell table:style-name="ce31" table:formula="of:=([.E47]-[.E46])/[.E46]" office:value-type="percentage" office:value="0" calcext:value-type="percentage">
            <text:p>0.00%</text:p>
          </table:table-cell>
          <table:table-cell/>
          <table:table-cell table:formula="of:=55977178*[.B47]" office:value-type="float" office:value="50379.4602" calcext:value-type="float">
            <text:p>50,379.5</text:p>
          </table:table-cell>
        </table:table-row>
        <table:table-row table:style-name="ro2">
          <table:table-cell table:style-name="ce30" office:value-type="date" office:date-value="2021-05-26" calcext:value-type="date">
            <text:p>26/05/21</text:p>
          </table:table-cell>
          <table:table-cell table:style-name="ce39" office:value-type="percentage" office:value="0.0016" calcext:value-type="percentage">
            <text:p>0.16%</text:p>
          </table:table-cell>
          <table:table-cell table:style-name="ce30" table:formula="of:=[.A48]" office:value-type="date" office:date-value="2021-05-26" calcext:value-type="date">
            <text:p>26/05/21</text:p>
          </table:table-cell>
          <table:table-cell table:formula="of:=[.B48]*[.$G$2]" office:value-type="percentage" office:value="0.0016" calcext:value-type="percentage">
            <text:p>0.16%</text:p>
          </table:table-cell>
          <table:table-cell table:formula="of:=[.H48] *[.$G$2]" office:value-type="float" office:value="89563.4848" calcext:value-type="float">
            <text:p>89,563.5</text:p>
          </table:table-cell>
          <table:table-cell table:style-name="ce31" table:formula="of:=([.E48]-[.E47])/[.E47]" office:value-type="percentage" office:value="0.777777777777778" calcext:value-type="percentage">
            <text:p>77.78%</text:p>
          </table:table-cell>
          <table:table-cell/>
          <table:table-cell table:formula="of:=55977178*[.B48]" office:value-type="float" office:value="89563.4848" calcext:value-type="float">
            <text:p>89,563.5</text:p>
          </table:table-cell>
        </table:table-row>
        <table:table-row table:style-name="ro1">
          <table:table-cell table:style-name="ce30" office:value-type="date" office:date-value="2021-06-02" calcext:value-type="date">
            <text:p>02/06/21</text:p>
          </table:table-cell>
          <table:table-cell office:value-type="percentage" office:value="0.0018" calcext:value-type="percentage">
            <text:p>0.18%</text:p>
          </table:table-cell>
          <table:table-cell table:style-name="ce30" table:formula="of:=[.A49]" office:value-type="date" office:date-value="2021-06-02" calcext:value-type="date">
            <text:p>02/06/21</text:p>
          </table:table-cell>
          <table:table-cell table:formula="of:=[.B49]*[.$G$2]" office:value-type="percentage" office:value="0.0018" calcext:value-type="percentage">
            <text:p>0.18%</text:p>
          </table:table-cell>
          <table:table-cell table:formula="of:=[.H49] *[.$G$2]" office:value-type="float" office:value="100758.9204" calcext:value-type="float">
            <text:p>100,758.9</text:p>
          </table:table-cell>
          <table:table-cell table:style-name="ce31" table:formula="of:=([.E49]-[.E48])/[.E48]" office:value-type="percentage" office:value="0.125" calcext:value-type="percentage">
            <text:p>12.50%</text:p>
          </table:table-cell>
          <table:table-cell/>
          <table:table-cell table:formula="of:=55977178*[.B49]" office:value-type="float" office:value="100758.9204" calcext:value-type="float">
            <text:p>100,758.9</text:p>
          </table:table-cell>
        </table:table-row>
        <table:table-row table:style-name="ro2">
          <table:table-cell table:style-name="ce30" office:value-type="date" office:date-value="2021-06-09" calcext:value-type="date">
            <text:p>09/06/21</text:p>
          </table:table-cell>
          <table:table-cell table:style-name="ce39" office:value-type="percentage" office:value="0.0019" calcext:value-type="percentage">
            <text:p>0.19%</text:p>
          </table:table-cell>
          <table:table-cell table:style-name="ce30" table:formula="of:=[.A50]" office:value-type="date" office:date-value="2021-06-09" calcext:value-type="date">
            <text:p>09/06/21</text:p>
          </table:table-cell>
          <table:table-cell table:formula="of:=[.B50]*[.$G$2]" office:value-type="percentage" office:value="0.0019" calcext:value-type="percentage">
            <text:p>0.19%</text:p>
          </table:table-cell>
          <table:table-cell table:formula="of:=[.H50] *[.$G$2]" office:value-type="float" office:value="106356.6382" calcext:value-type="float">
            <text:p>106,356.6</text:p>
          </table:table-cell>
          <table:table-cell table:style-name="ce31" table:formula="of:=([.E50]-[.E49])/[.E49]" office:value-type="percentage" office:value="0.0555555555555555" calcext:value-type="percentage">
            <text:p>5.56%</text:p>
          </table:table-cell>
          <table:table-cell/>
          <table:table-cell table:formula="of:=55977178*[.B50]" office:value-type="float" office:value="106356.6382" calcext:value-type="float">
            <text:p>106,356.6</text:p>
          </table:table-cell>
        </table:table-row>
        <table:table-row table:style-name="ro2">
          <table:table-cell table:style-name="ce30" office:value-type="date" office:date-value="2021-06-16" calcext:value-type="date">
            <text:p>16/06/21</text:p>
          </table:table-cell>
          <table:table-cell table:style-name="ce39" office:value-type="percentage" office:value="0.0022" calcext:value-type="percentage">
            <text:p>0.22%</text:p>
          </table:table-cell>
          <table:table-cell table:style-name="ce30" table:formula="of:=[.A51]" office:value-type="date" office:date-value="2021-06-16" calcext:value-type="date">
            <text:p>16/06/21</text:p>
          </table:table-cell>
          <table:table-cell table:formula="of:=[.B51]*[.$G$2]" office:value-type="percentage" office:value="0.0022" calcext:value-type="percentage">
            <text:p>0.22%</text:p>
          </table:table-cell>
          <table:table-cell table:formula="of:=[.H51] *[.$G$2]" office:value-type="float" office:value="123149.7916" calcext:value-type="float">
            <text:p>123,149.8</text:p>
          </table:table-cell>
          <table:table-cell table:style-name="ce31" table:formula="of:=([.E51]-[.E50])/[.E50]" office:value-type="percentage" office:value="0.157894736842105" calcext:value-type="percentage">
            <text:p>15.79%</text:p>
          </table:table-cell>
          <table:table-cell/>
          <table:table-cell table:formula="of:=55977178*[.B51]" office:value-type="float" office:value="123149.7916" calcext:value-type="float">
            <text:p>123,149.8</text:p>
          </table:table-cell>
        </table:table-row>
        <table:table-row table:style-name="ro1">
          <table:table-cell table:style-name="ce30" office:value-type="date" office:date-value="2021-06-23" calcext:value-type="date">
            <text:p>23/06/21</text:p>
          </table:table-cell>
          <table:table-cell office:value-type="percentage" office:value="0.0039" calcext:value-type="percentage">
            <text:p>0.39%</text:p>
          </table:table-cell>
          <table:table-cell table:style-name="ce30" table:formula="of:=[.A52]" office:value-type="date" office:date-value="2021-06-23" calcext:value-type="date">
            <text:p>23/06/21</text:p>
          </table:table-cell>
          <table:table-cell table:formula="of:=[.B52]*[.$G$2]" office:value-type="percentage" office:value="0.0039" calcext:value-type="percentage">
            <text:p>0.39%</text:p>
          </table:table-cell>
          <table:table-cell table:formula="of:=[.H52] *[.$G$2]" office:value-type="float" office:value="218310.9942" calcext:value-type="float">
            <text:p>218,311.0</text:p>
          </table:table-cell>
          <table:table-cell table:style-name="ce31" table:formula="of:=([.E52]-[.E51])/[.E51]" office:value-type="percentage" office:value="0.772727272727273" calcext:value-type="percentage">
            <text:p>77.27%</text:p>
          </table:table-cell>
          <table:table-cell/>
          <table:table-cell table:formula="of:=55977178*[.B52]" office:value-type="float" office:value="218310.9942" calcext:value-type="float">
            <text:p>218,311.0</text:p>
          </table:table-cell>
        </table:table-row>
        <table:table-row table:style-name="ro2">
          <table:table-cell table:style-name="ce30" office:value-type="date" office:date-value="2021-06-30" calcext:value-type="date">
            <text:p>30/06/21</text:p>
          </table:table-cell>
          <table:table-cell table:style-name="ce40" office:value-type="percentage" office:value="0.0061" calcext:value-type="percentage">
            <text:p>0.61%</text:p>
          </table:table-cell>
          <table:table-cell table:style-name="ce30" table:formula="of:=[.A53]" office:value-type="date" office:date-value="2021-06-30" calcext:value-type="date">
            <text:p>30/06/21</text:p>
          </table:table-cell>
          <table:table-cell table:formula="of:=[.B53]*[.$G$2]" office:value-type="percentage" office:value="0.0061" calcext:value-type="percentage">
            <text:p>0.61%</text:p>
          </table:table-cell>
          <table:table-cell table:formula="of:=[.H53] *[.$G$2]" office:value-type="float" office:value="341460.7858" calcext:value-type="float">
            <text:p>341,460.8</text:p>
          </table:table-cell>
          <table:table-cell table:style-name="ce31" table:formula="of:=([.E53]-[.E52])/[.E52]" office:value-type="percentage" office:value="0.564102564102564" calcext:value-type="percentage">
            <text:p>56.41%</text:p>
          </table:table-cell>
          <table:table-cell/>
          <table:table-cell table:formula="of:=55977178*[.B53]" office:value-type="float" office:value="341460.7858" calcext:value-type="float">
            <text:p>341,460.8</text:p>
          </table:table-cell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40" office:value-type="percentage" office:value="0.0106" calcext:value-type="percentage">
            <text:p>1.06%</text:p>
          </table:table-cell>
          <table:table-cell table:style-name="ce30" table:formula="of:=[.A54]" office:value-type="date" office:date-value="2021-07-07" calcext:value-type="date">
            <text:p>07/07/21</text:p>
          </table:table-cell>
          <table:table-cell table:formula="of:=[.B54]*[.$G$2]" office:value-type="percentage" office:value="0.0106" calcext:value-type="percentage">
            <text:p>1.06%</text:p>
          </table:table-cell>
          <table:table-cell table:formula="of:=[.H54] *[.$G$2]" office:value-type="float" office:value="593358.0868" calcext:value-type="float">
            <text:p>593,358.1</text:p>
          </table:table-cell>
          <table:table-cell table:style-name="ce31" table:formula="of:=([.E54]-[.E53])/[.E53]" office:value-type="percentage" office:value="0.737704918032787" calcext:value-type="percentage">
            <text:p>73.77%</text:p>
          </table:table-cell>
          <table:table-cell/>
          <table:table-cell table:formula="of:=55977178*[.B54]" office:value-type="float" office:value="593358.0868" calcext:value-type="float">
            <text:p>593,358.1</text:p>
          </table:table-cell>
        </table:table-row>
        <table:table-row table:style-name="ro2">
          <table:table-cell table:style-name="ce30" office:value-type="date" office:date-value="2021-07-14" calcext:value-type="date">
            <text:p>14/07/21</text:p>
          </table:table-cell>
          <table:table-cell table:style-name="ce41" office:value-type="percentage" office:value="0.0136" calcext:value-type="percentage">
            <text:p>1.36%</text:p>
          </table:table-cell>
          <table:table-cell table:style-name="ce30" table:formula="of:=[.A55]" office:value-type="date" office:date-value="2021-07-14" calcext:value-type="date">
            <text:p>14/07/21</text:p>
          </table:table-cell>
          <table:table-cell table:formula="of:=[.B55]*[.$G$2]" office:value-type="percentage" office:value="0.0136" calcext:value-type="percentage">
            <text:p>1.36%</text:p>
          </table:table-cell>
          <table:table-cell table:formula="of:=[.H55] *[.$G$2]" office:value-type="float" office:value="761289.6208" calcext:value-type="float">
            <text:p>761,289.6</text:p>
          </table:table-cell>
          <table:table-cell table:style-name="ce31" table:formula="of:=([.E55]-[.E54])/[.E54]" office:value-type="percentage" office:value="0.283018867924528" calcext:value-type="percentage">
            <text:p>28.30%</text:p>
          </table:table-cell>
          <table:table-cell/>
          <table:table-cell table:formula="of:=55977178*[.B55]" office:value-type="float" office:value="761289.6208" calcext:value-type="float">
            <text:p>761,289.6</text:p>
          </table:table-cell>
        </table:table-row>
        <table:table-row table:style-name="ro2">
          <table:table-cell table:style-name="ce30" office:value-type="date" office:date-value="2021-07-21" calcext:value-type="date">
            <text:p>21/07/21</text:p>
          </table:table-cell>
          <table:table-cell table:style-name="ce41" office:value-type="percentage" office:value="0.0157" calcext:value-type="percentage">
            <text:p>1.57%</text:p>
          </table:table-cell>
          <table:table-cell table:style-name="ce30" table:formula="of:=[.A56]" office:value-type="date" office:date-value="2021-07-21" calcext:value-type="date">
            <text:p>21/07/21</text:p>
          </table:table-cell>
          <table:table-cell table:formula="of:=[.B56]*[.$G$2]" office:value-type="percentage" office:value="0.0157" calcext:value-type="percentage">
            <text:p>1.57%</text:p>
          </table:table-cell>
          <table:table-cell table:formula="of:=[.H56] *[.$G$2]" office:value-type="float" office:value="878841.6946" calcext:value-type="float">
            <text:p>878,841.7</text:p>
          </table:table-cell>
          <table:table-cell table:style-name="ce31" table:formula="of:=([.E56]-[.E55])/[.E55]" office:value-type="percentage" office:value="0.154411764705882" calcext:value-type="percentage">
            <text:p>15.44%</text:p>
          </table:table-cell>
          <table:table-cell/>
          <table:table-cell table:formula="of:=55977178*[.B56]" office:value-type="float" office:value="878841.6946" calcext:value-type="float">
            <text:p>878,841.7</text:p>
          </table:table-cell>
        </table:table-row>
        <table:table-row table:style-name="ro1">
          <table:table-cell table:style-name="ce30" office:value-type="date" office:date-value="2021-07-28" calcext:value-type="date">
            <text:p>28/07/21</text:p>
          </table:table-cell>
          <table:table-cell office:value-type="percentage" office:value="0.0132" calcext:value-type="percentage">
            <text:p>1.32%</text:p>
          </table:table-cell>
          <table:table-cell table:style-name="ce30" table:formula="of:=[.A57]" office:value-type="date" office:date-value="2021-07-28" calcext:value-type="date">
            <text:p>28/07/21</text:p>
          </table:table-cell>
          <table:table-cell table:formula="of:=[.B57]*[.$G$2]" office:value-type="percentage" office:value="0.0132" calcext:value-type="percentage">
            <text:p>1.32%</text:p>
          </table:table-cell>
          <table:table-cell table:formula="of:=[.H57] *[.$G$2]" office:value-type="float" office:value="738898.7496" calcext:value-type="float">
            <text:p>738,898.7</text:p>
          </table:table-cell>
          <table:table-cell table:style-name="ce31" table:formula="of:=([.E57]-[.E56])/[.E56]" office:value-type="percentage" office:value="-0.159235668789809" calcext:value-type="percentage">
            <text:p>-15.92%</text:p>
          </table:table-cell>
          <table:table-cell/>
          <table:table-cell table:formula="of:=55977178*[.B57]" office:value-type="float" office:value="738898.7496" calcext:value-type="float">
            <text:p>738,898.7</text:p>
          </table:table-cell>
        </table:table-row>
        <table:table-row table:style-name="ro1">
          <table:table-cell table:style-name="ce30" office:value-type="date" office:date-value="2021-08-03" calcext:value-type="date">
            <text:p>03/08/21</text:p>
          </table:table-cell>
          <table:table-cell office:value-type="percentage" office:value="0.0133" calcext:value-type="percentage">
            <text:p>1.33%</text:p>
          </table:table-cell>
          <table:table-cell table:style-name="ce30" table:formula="of:=[.A58]" office:value-type="date" office:date-value="2021-08-03" calcext:value-type="date">
            <text:p>03/08/21</text:p>
          </table:table-cell>
          <table:table-cell table:formula="of:=[.B58]*[.$G$2]" office:value-type="percentage" office:value="0.0133" calcext:value-type="percentage">
            <text:p>1.33%</text:p>
          </table:table-cell>
          <table:table-cell table:formula="of:=[.H58] *[.$G$2]" office:value-type="float" office:value="744496.4674" calcext:value-type="float">
            <text:p>744,496.5</text:p>
          </table:table-cell>
          <table:table-cell table:style-name="ce31" table:formula="of:=([.E58]-[.E57])/[.E57]" office:value-type="percentage" office:value="0.00757575757575755" calcext:value-type="percentage">
            <text:p>0.76%</text:p>
          </table:table-cell>
          <table:table-cell/>
          <table:table-cell table:formula="of:=55977178*[.B58]" office:value-type="float" office:value="744496.4674" calcext:value-type="float">
            <text:p>744,496.5</text:p>
          </table:table-cell>
        </table:table-row>
        <table:table-row table:style-name="ro1">
          <table:table-cell table:style-name="ce30" office:value-type="date" office:date-value="2021-08-11" calcext:value-type="date">
            <text:p>11/08/21</text:p>
          </table:table-cell>
          <table:table-cell office:value-type="percentage" office:value="0.0128" calcext:value-type="percentage">
            <text:p>1.28%</text:p>
          </table:table-cell>
          <table:table-cell table:style-name="ce30" table:formula="of:=[.A59]" office:value-type="date" office:date-value="2021-08-11" calcext:value-type="date">
            <text:p>11/08/21</text:p>
          </table:table-cell>
          <table:table-cell table:formula="of:=[.B59]*[.$G$2]" office:value-type="percentage" office:value="0.0128" calcext:value-type="percentage">
            <text:p>1.28%</text:p>
          </table:table-cell>
          <table:table-cell table:formula="of:=[.H59] *[.$G$2]" office:value-type="float" office:value="716507.8784" calcext:value-type="float">
            <text:p>716,507.9</text:p>
          </table:table-cell>
          <table:table-cell table:style-name="ce31" table:formula="of:=([.E59]-[.E58])/[.E58]" office:value-type="percentage" office:value="-0.0375939849624059" calcext:value-type="percentage">
            <text:p>-3.76%</text:p>
          </table:table-cell>
          <table:table-cell/>
          <table:table-cell table:formula="of:=55977178*[.B59]" office:value-type="float" office:value="716507.8784" calcext:value-type="float">
            <text:p>716,507.9</text:p>
          </table:table-cell>
        </table:table-row>
        <table:table-row table:style-name="ro1">
          <table:table-cell table:style-name="ce30" office:value-type="date" office:date-value="2021-08-17" calcext:value-type="date">
            <text:p>17/08/21</text:p>
          </table:table-cell>
          <table:table-cell office:value-type="percentage" office:value="0.0139" calcext:value-type="percentage">
            <text:p>1.39%</text:p>
          </table:table-cell>
          <table:table-cell table:style-name="ce30" table:formula="of:=[.A60]" office:value-type="date" office:date-value="2021-08-17" calcext:value-type="date">
            <text:p>17/08/21</text:p>
          </table:table-cell>
          <table:table-cell table:formula="of:=[.B60]*[.$G$2]" office:value-type="percentage" office:value="0.0139" calcext:value-type="percentage">
            <text:p>1.39%</text:p>
          </table:table-cell>
          <table:table-cell table:formula="of:=[.H60] *[.$G$2]" office:value-type="float" office:value="778082.7742" calcext:value-type="float">
            <text:p>778,082.8</text:p>
          </table:table-cell>
          <table:table-cell table:style-name="ce31" table:formula="of:=([.E60]-[.E59])/[.E59]" office:value-type="percentage" office:value="0.0859374999999999" calcext:value-type="percentage">
            <text:p>8.59%</text:p>
          </table:table-cell>
          <table:table-cell/>
          <table:table-cell table:formula="of:=55977178*[.B60]" office:value-type="float" office:value="778082.7742" calcext:value-type="float">
            <text:p>778,082.8</text:p>
          </table:table-cell>
        </table:table-row>
        <table:table-row table:style-name="ro2">
          <table:table-cell table:style-name="ce30" office:value-type="date" office:date-value="2021-08-24" calcext:value-type="date">
            <text:p>24/08/21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0" table:formula="of:=[.A61]" office:value-type="date" office:date-value="2021-08-24" calcext:value-type="date">
            <text:p>24/08/21</text:p>
          </table:table-cell>
          <table:table-cell table:formula="of:=[.B61]*[.$G$2]" office:value-type="percentage" office:value="0.0141" calcext:value-type="percentage">
            <text:p>1.41%</text:p>
          </table:table-cell>
          <table:table-cell table:formula="of:=[.H61] *[.$G$2]" office:value-type="float" office:value="789278.2098" calcext:value-type="float">
            <text:p>789,278.2</text:p>
          </table:table-cell>
          <table:table-cell table:style-name="ce31" table:formula="of:=([.E61]-[.E60])/[.E60]" office:value-type="percentage" office:value="0.0143884892086331" calcext:value-type="percentage">
            <text:p>1.44%</text:p>
          </table:table-cell>
          <table:table-cell/>
          <table:table-cell table:formula="of:=55977178*[.B61]" office:value-type="float" office:value="789278.2098" calcext:value-type="float">
            <text:p>789,278.2</text:p>
          </table:table-cell>
        </table:table-row>
        <table:table-row table:style-name="ro1">
          <table:table-cell table:style-name="ce30" office:value-type="date" office:date-value="2021-08-31" calcext:value-type="date">
            <text:p>31/08/21</text:p>
          </table:table-cell>
          <table:table-cell office:value-type="percentage" office:value="0.0138" calcext:value-type="percentage">
            <text:p>1.38%</text:p>
          </table:table-cell>
          <table:table-cell table:style-name="ce30" table:formula="of:=[.A62]" office:value-type="date" office:date-value="2021-08-31" calcext:value-type="date">
            <text:p>31/08/21</text:p>
          </table:table-cell>
          <table:table-cell table:formula="of:=[.B62]*[.$G$2]" office:value-type="percentage" office:value="0.0138" calcext:value-type="percentage">
            <text:p>1.38%</text:p>
          </table:table-cell>
          <table:table-cell table:formula="of:=[.H62] *[.$G$2]" office:value-type="float" office:value="772485.0564" calcext:value-type="float">
            <text:p>772,485.1</text:p>
          </table:table-cell>
          <table:table-cell table:style-name="ce31" table:formula="of:=([.E62]-[.E61])/[.E61]" office:value-type="percentage" office:value="-0.0212765957446808" calcext:value-type="percentage">
            <text:p>-2.13%</text:p>
          </table:table-cell>
          <table:table-cell/>
          <table:table-cell table:formula="of:=55977178*[.B62]" office:value-type="float" office:value="772485.0564" calcext:value-type="float">
            <text:p>772,485.1</text:p>
          </table:table-cell>
        </table:table-row>
        <table:table-row table:style-name="ro1">
          <table:table-cell table:style-name="ce30" office:value-type="date" office:date-value="2021-09-08" calcext:value-type="date">
            <text:p>08/09/21</text:p>
          </table:table-cell>
          <table:table-cell office:value-type="percentage" office:value="0.0128" calcext:value-type="percentage">
            <text:p>1.28%</text:p>
          </table:table-cell>
          <table:table-cell table:style-name="ce30" table:formula="of:=[.A63]" office:value-type="date" office:date-value="2021-09-08" calcext:value-type="date">
            <text:p>08/09/21</text:p>
          </table:table-cell>
          <table:table-cell table:formula="of:=[.B63]*[.$G$2]" office:value-type="percentage" office:value="0.0128" calcext:value-type="percentage">
            <text:p>1.28%</text:p>
          </table:table-cell>
          <table:table-cell table:formula="of:=[.H63] *[.$G$2]" office:value-type="float" office:value="716507.8784" calcext:value-type="float">
            <text:p>716,507.9</text:p>
          </table:table-cell>
          <table:table-cell table:style-name="ce31" table:formula="of:=([.E63]-[.E62])/[.E62]" office:value-type="percentage" office:value="-0.072463768115942" calcext:value-type="percentage">
            <text:p>-7.25%</text:p>
          </table:table-cell>
          <table:table-cell/>
          <table:table-cell table:formula="of:=55977178*[.B63]" office:value-type="float" office:value="716507.8784" calcext:value-type="float">
            <text:p>716,507.9</text:p>
          </table:table-cell>
        </table:table-row>
        <table:table-row table:style-name="ro2">
          <table:table-cell table:style-name="ce30" office:value-type="date" office:date-value="2021-09-15" calcext:value-type="date">
            <text:p>15/09/21</text:p>
          </table:table-cell>
          <table:table-cell table:style-name="ce42" office:value-type="percentage" office:value="0.0114" calcext:value-type="percentage">
            <text:p>1.14%</text:p>
          </table:table-cell>
          <table:table-cell table:style-name="ce30" table:formula="of:=[.A64]" office:value-type="date" office:date-value="2021-09-15" calcext:value-type="date">
            <text:p>15/09/21</text:p>
          </table:table-cell>
          <table:table-cell table:formula="of:=[.B64]*[.$G$2]" office:value-type="percentage" office:value="0.0114" calcext:value-type="percentage">
            <text:p>1.14%</text:p>
          </table:table-cell>
          <table:table-cell table:formula="of:=[.H64] *[.$G$2]" office:value-type="float" office:value="638139.8292" calcext:value-type="float">
            <text:p>638,139.8</text:p>
          </table:table-cell>
          <table:table-cell table:style-name="ce31" table:formula="of:=([.E64]-[.E63])/[.E63]" office:value-type="percentage" office:value="-0.109375" calcext:value-type="percentage">
            <text:p>-10.94%</text:p>
          </table:table-cell>
          <table:table-cell/>
          <table:table-cell table:formula="of:=55977178*[.B64]" office:value-type="float" office:value="638139.8292" calcext:value-type="float">
            <text:p>638,139.8</text:p>
          </table:table-cell>
        </table:table-row>
        <table:table-row table:style-name="ro2">
          <table:table-cell table:style-name="ce30" office:value-type="date" office:date-value="2021-09-22" calcext:value-type="date">
            <text:p>22/09/21</text:p>
          </table:table-cell>
          <table:table-cell table:style-name="ce15" office:value-type="percentage" office:value="0.0121" calcext:value-type="percentage">
            <text:p>1.21%</text:p>
          </table:table-cell>
          <table:table-cell table:style-name="ce30" table:formula="of:=[.A65]" office:value-type="date" office:date-value="2021-09-22" calcext:value-type="date">
            <text:p>22/09/21</text:p>
          </table:table-cell>
          <table:table-cell table:formula="of:=[.B65]*[.$G$2]" office:value-type="percentage" office:value="0.0121" calcext:value-type="percentage">
            <text:p>1.21%</text:p>
          </table:table-cell>
          <table:table-cell table:formula="of:=[.H65] *[.$G$2]" office:value-type="float" office:value="677323.8538" calcext:value-type="float">
            <text:p>677,323.9</text:p>
          </table:table-cell>
          <table:table-cell table:style-name="ce31" table:formula="of:=([.E65]-[.E64])/[.E64]" office:value-type="percentage" office:value="0.0614035087719296" calcext:value-type="percentage">
            <text:p>6.14%</text:p>
          </table:table-cell>
          <table:table-cell/>
          <table:table-cell table:formula="of:=55977178*[.B65]" office:value-type="float" office:value="677323.8538" calcext:value-type="float">
            <text:p>677,323.9</text:p>
          </table:table-cell>
        </table:table-row>
        <table:table-row table:style-name="ro1">
          <table:table-cell table:style-name="ce30" office:value-type="date" office:date-value="2021-09-29" calcext:value-type="date">
            <text:p>29/09/21</text:p>
          </table:table-cell>
          <table:table-cell office:value-type="percentage" office:value="0.0144" calcext:value-type="percentage">
            <text:p>1.44%</text:p>
          </table:table-cell>
          <table:table-cell table:style-name="ce30" table:formula="of:=[.A66]" office:value-type="date" office:date-value="2021-09-29" calcext:value-type="date">
            <text:p>29/09/21</text:p>
          </table:table-cell>
          <table:table-cell table:formula="of:=[.B66]*[.$G$2]" office:value-type="percentage" office:value="0.0144" calcext:value-type="percentage">
            <text:p>1.44%</text:p>
          </table:table-cell>
          <table:table-cell table:formula="of:=[.H66] *[.$G$2]" office:value-type="float" office:value="806071.3632" calcext:value-type="float">
            <text:p>806,071.4</text:p>
          </table:table-cell>
          <table:table-cell table:style-name="ce31" table:formula="of:=([.E66]-[.E65])/[.E65]" office:value-type="percentage" office:value="0.190082644628099" calcext:value-type="percentage">
            <text:p>19.01%</text:p>
          </table:table-cell>
          <table:table-cell/>
          <table:table-cell table:formula="of:=55977178*[.B66]" office:value-type="float" office:value="806071.3632" calcext:value-type="float">
            <text:p>806,071.4</text:p>
          </table:table-cell>
        </table:table-row>
        <table:table-row table:style-name="ro1">
          <table:table-cell table:style-name="ce30" office:value-type="date" office:date-value="2021-10-06" calcext:value-type="date">
            <text:p>06/10/21</text:p>
          </table:table-cell>
          <table:table-cell office:value-type="percentage" office:value="0.0163" calcext:value-type="percentage">
            <text:p>1.63%</text:p>
          </table:table-cell>
          <table:table-cell table:style-name="ce30" table:formula="of:=[.A67]" office:value-type="date" office:date-value="2021-10-06" calcext:value-type="date">
            <text:p>06/10/21</text:p>
          </table:table-cell>
          <table:table-cell table:formula="of:=[.B67]*[.$G$2]" office:value-type="percentage" office:value="0.0163" calcext:value-type="percentage">
            <text:p>1.63%</text:p>
          </table:table-cell>
          <table:table-cell table:formula="of:=[.H67] *[.$G$2]" office:value-type="float" office:value="912428.0014" calcext:value-type="float">
            <text:p>912,428.0</text:p>
          </table:table-cell>
          <table:table-cell table:style-name="ce31" table:formula="of:=([.E67]-[.E66])/[.E66]" office:value-type="percentage" office:value="0.131944444444444" calcext:value-type="percentage">
            <text:p>13.19%</text:p>
          </table:table-cell>
          <table:table-cell/>
          <table:table-cell table:formula="of:=55977178*[.B67]" office:value-type="float" office:value="912428.0014" calcext:value-type="float">
            <text:p>912,428.0</text:p>
          </table:table-cell>
        </table:table-row>
        <table:table-row table:style-name="ro1">
          <table:table-cell table:style-name="ce30" office:value-type="date" office:date-value="2021-10-13" calcext:value-type="date">
            <text:p>13/10/21</text:p>
          </table:table-cell>
          <table:table-cell office:value-type="percentage" office:value="0.0179" calcext:value-type="percentage">
            <text:p>1.79%</text:p>
          </table:table-cell>
          <table:table-cell table:style-name="ce30" table:formula="of:=[.A68]" office:value-type="date" office:date-value="2021-10-13" calcext:value-type="date">
            <text:p>13/10/21</text:p>
          </table:table-cell>
          <table:table-cell table:formula="of:=[.B68]*[.$G$2]" office:value-type="percentage" office:value="0.0179" calcext:value-type="percentage">
            <text:p>1.79%</text:p>
          </table:table-cell>
          <table:table-cell table:formula="of:=[.H68] *[.$G$2]" office:value-type="float" office:value="1001991.4862" calcext:value-type="float">
            <text:p>1,001,991.5</text:p>
          </table:table-cell>
          <table:table-cell table:style-name="ce31" table:formula="of:=([.E68]-[.E67])/[.E67]" office:value-type="percentage" office:value="0.098159509202454" calcext:value-type="percentage">
            <text:p>9.82%</text:p>
          </table:table-cell>
          <table:table-cell/>
          <table:table-cell table:formula="of:=55977178*[.B68]" office:value-type="float" office:value="1001991.4862" calcext:value-type="float">
            <text:p>1,001,991.5</text:p>
          </table:table-cell>
        </table:table-row>
        <table:table-row table:style-name="ro1">
          <table:table-cell table:style-name="ce30" office:value-type="date" office:date-value="2021-10-19" calcext:value-type="date">
            <text:p>19/10/21</text:p>
          </table:table-cell>
          <table:table-cell office:value-type="percentage" office:value="0.0202" calcext:value-type="percentage">
            <text:p>2.02%</text:p>
          </table:table-cell>
          <table:table-cell table:style-name="ce30" table:formula="of:=[.A69]" office:value-type="date" office:date-value="2021-10-19" calcext:value-type="date">
            <text:p>19/10/21</text:p>
          </table:table-cell>
          <table:table-cell table:formula="of:=[.B69]*[.$G$2]" office:value-type="percentage" office:value="0.0202" calcext:value-type="percentage">
            <text:p>2.02%</text:p>
          </table:table-cell>
          <table:table-cell table:formula="of:=[.H69] *[.$G$2]" office:value-type="float" office:value="1130738.9956" calcext:value-type="float">
            <text:p>1,130,739.0</text:p>
          </table:table-cell>
          <table:table-cell table:style-name="ce31" table:formula="of:=([.E69]-[.E68])/[.E68]" office:value-type="percentage" office:value="0.128491620111732" calcext:value-type="percentage">
            <text:p>12.85%</text:p>
          </table:table-cell>
          <table:table-cell/>
          <table:table-cell table:formula="of:=55977178*[.B69]" office:value-type="float" office:value="1130738.9956" calcext:value-type="float">
            <text:p>1,130,739.0</text:p>
          </table:table-cell>
        </table:table-row>
        <table:table-row table:style-name="ro2">
          <table:table-cell table:style-name="ce30" office:value-type="date" office:date-value="2021-10-27" calcext:value-type="date">
            <text:p>27/10/21</text:p>
          </table:table-cell>
          <table:table-cell table:style-name="ce40" office:value-type="percentage" office:value="0.0202" calcext:value-type="percentage">
            <text:p>2.02%</text:p>
          </table:table-cell>
          <table:table-cell table:style-name="ce30" table:formula="of:=[.A70]" office:value-type="date" office:date-value="2021-10-27" calcext:value-type="date">
            <text:p>27/10/21</text:p>
          </table:table-cell>
          <table:table-cell table:formula="of:=[.B70]*[.$G$2]" office:value-type="percentage" office:value="0.0202" calcext:value-type="percentage">
            <text:p>2.02%</text:p>
          </table:table-cell>
          <table:table-cell table:formula="of:=[.H70] *[.$G$2]" office:value-type="float" office:value="1130738.9956" calcext:value-type="float">
            <text:p>1,130,739.0</text:p>
          </table:table-cell>
          <table:table-cell table:style-name="ce31" table:formula="of:=([.E70]-[.E69])/[.E69]" office:value-type="percentage" office:value="0" calcext:value-type="percentage">
            <text:p>0.00%</text:p>
          </table:table-cell>
          <table:table-cell/>
          <table:table-cell table:formula="of:=55977178*[.B70]" office:value-type="float" office:value="1130738.9956" calcext:value-type="float">
            <text:p>1,130,739.0</text:p>
          </table:table-cell>
        </table:table-row>
        <table:table-row table:style-name="ro2">
          <table:table-cell table:style-name="ce30" office:value-type="date" office:date-value="2021-11-03" calcext:value-type="date">
            <text:p>03/11/21</text:p>
          </table:table-cell>
          <table:table-cell table:style-name="ce42" office:value-type="percentage" office:value="0.017" calcext:value-type="percentage">
            <text:p>1.70%</text:p>
          </table:table-cell>
          <table:table-cell table:style-name="ce30" table:formula="of:=[.A71]" office:value-type="date" office:date-value="2021-11-03" calcext:value-type="date">
            <text:p>03/11/21</text:p>
          </table:table-cell>
          <table:table-cell table:formula="of:=[.B71]*[.$G$2]" office:value-type="percentage" office:value="0.017" calcext:value-type="percentage">
            <text:p>1.70%</text:p>
          </table:table-cell>
          <table:table-cell table:formula="of:=[.H71] *[.$G$2]" office:value-type="float" office:value="951612.026" calcext:value-type="float">
            <text:p>951,612.0</text:p>
          </table:table-cell>
          <table:table-cell table:style-name="ce31" table:formula="of:=([.E71]-[.E70])/[.E70]" office:value-type="percentage" office:value="-0.158415841584158" calcext:value-type="percentage">
            <text:p>-15.84%</text:p>
          </table:table-cell>
          <table:table-cell/>
          <table:table-cell table:formula="of:=55977178*[.B71]" office:value-type="float" office:value="951612.026" calcext:value-type="float">
            <text:p>951,612.0</text:p>
          </table:table-cell>
        </table:table-row>
        <table:table-row table:style-name="ro1">
          <table:table-cell table:style-name="ce30" office:value-type="date" office:date-value="2021-11-10" calcext:value-type="date">
            <text:p>10/11/21</text:p>
          </table:table-cell>
          <table:table-cell office:value-type="percentage" office:value="0.0151" calcext:value-type="percentage">
            <text:p>1.51%</text:p>
          </table:table-cell>
          <table:table-cell table:style-name="ce30" table:formula="of:=[.A72]" office:value-type="date" office:date-value="2021-11-10" calcext:value-type="date">
            <text:p>10/11/21</text:p>
          </table:table-cell>
          <table:table-cell table:formula="of:=[.B72]*[.$G$2]" office:value-type="percentage" office:value="0.0151" calcext:value-type="percentage">
            <text:p>1.51%</text:p>
          </table:table-cell>
          <table:table-cell table:formula="of:=[.H72] *[.$G$2]" office:value-type="float" office:value="845255.3878" calcext:value-type="float">
            <text:p>845,255.4</text:p>
          </table:table-cell>
          <table:table-cell table:style-name="ce31" table:formula="of:=([.E72]-[.E71])/[.E71]" office:value-type="percentage" office:value="-0.111764705882353" calcext:value-type="percentage">
            <text:p>-11.18%</text:p>
          </table:table-cell>
          <table:table-cell/>
          <table:table-cell table:formula="of:=55977178*[.B72]" office:value-type="float" office:value="845255.3878" calcext:value-type="float">
            <text:p>845,255.4</text:p>
          </table:table-cell>
        </table:table-row>
        <table:table-row table:style-name="ro2">
          <table:table-cell table:style-name="ce30" office:value-type="date" office:date-value="2021-11-17" calcext:value-type="date">
            <text:p>17/11/21</text:p>
          </table:table-cell>
          <table:table-cell table:style-name="ce17" office:value-type="percentage" office:value="0.0158" calcext:value-type="percentage">
            <text:p>1.58%</text:p>
          </table:table-cell>
          <table:table-cell table:style-name="ce30" table:formula="of:=[.A73]" office:value-type="date" office:date-value="2021-11-17" calcext:value-type="date">
            <text:p>17/11/21</text:p>
          </table:table-cell>
          <table:table-cell table:formula="of:=[.B73]*[.$G$2]" office:value-type="percentage" office:value="0.0158" calcext:value-type="percentage">
            <text:p>1.58%</text:p>
          </table:table-cell>
          <table:table-cell table:formula="of:=[.H73] *[.$G$2]" office:value-type="float" office:value="884439.4124" calcext:value-type="float">
            <text:p>884,439.4</text:p>
          </table:table-cell>
          <table:table-cell table:style-name="ce31" table:formula="of:=([.E73]-[.E72])/[.E72]" office:value-type="percentage" office:value="0.0463576158940397" calcext:value-type="percentage">
            <text:p>4.64%</text:p>
          </table:table-cell>
          <table:table-cell/>
          <table:table-cell table:formula="of:=55977178*[.B73]" office:value-type="float" office:value="884439.4124" calcext:value-type="float">
            <text:p>884,439.4</text:p>
          </table:table-cell>
        </table:table-row>
        <table:table-row table:style-name="ro1">
          <table:table-cell table:style-name="ce30" office:value-type="date" office:date-value="2021-11-24" calcext:value-type="date">
            <text:p>24/11/21</text:p>
          </table:table-cell>
          <table:table-cell office:value-type="percentage" office:value="0.0165" calcext:value-type="percentage">
            <text:p>1.65%</text:p>
          </table:table-cell>
          <table:table-cell table:style-name="ce30" table:formula="of:=[.A74]" office:value-type="date" office:date-value="2021-11-24" calcext:value-type="date">
            <text:p>24/11/21</text:p>
          </table:table-cell>
          <table:table-cell table:formula="of:=[.B74]*[.$G$2]" office:value-type="percentage" office:value="0.0165" calcext:value-type="percentage">
            <text:p>1.65%</text:p>
          </table:table-cell>
          <table:table-cell table:formula="of:=[.H74] *[.$G$2]" office:value-type="float" office:value="923623.437" calcext:value-type="float">
            <text:p>923,623.4</text:p>
          </table:table-cell>
          <table:table-cell table:style-name="ce31" table:formula="of:=([.E74]-[.E73])/[.E73]" office:value-type="percentage" office:value="0.0443037974683544" calcext:value-type="percentage">
            <text:p>4.43%</text:p>
          </table:table-cell>
          <table:table-cell/>
          <table:table-cell table:formula="of:=55977178*[.B74]" office:value-type="float" office:value="923623.437" calcext:value-type="float">
            <text:p>923,623.4</text:p>
          </table:table-cell>
        </table:table-row>
        <table:table-row table:style-name="ro1">
          <table:table-cell table:style-name="ce30" office:value-type="date" office:date-value="2021-11-28" calcext:value-type="date">
            <text:p>28/11/21</text:p>
          </table:table-cell>
          <table:table-cell office:value-type="percentage" office:value="0.0164" calcext:value-type="percentage">
            <text:p>1.64%</text:p>
          </table:table-cell>
          <table:table-cell table:style-name="ce30" table:formula="of:=[.A75]" office:value-type="date" office:date-value="2021-11-28" calcext:value-type="date">
            <text:p>28/11/21</text:p>
          </table:table-cell>
          <table:table-cell table:formula="of:=[.B75]*[.$G$2]" office:value-type="percentage" office:value="0.0164" calcext:value-type="percentage">
            <text:p>1.64%</text:p>
          </table:table-cell>
          <table:table-cell table:formula="of:=[.H75] *[.$G$2]" office:value-type="float" office:value="918025.7192" calcext:value-type="float">
            <text:p>918,025.7</text:p>
          </table:table-cell>
          <table:table-cell table:style-name="ce31" table:formula="of:=([.E75]-[.E74])/[.E74]" office:value-type="percentage" office:value="-0.00606060606060604" calcext:value-type="percentage">
            <text:p>-0.61%</text:p>
          </table:table-cell>
          <table:table-cell/>
          <table:table-cell table:formula="of:=55977178*[.B75]" office:value-type="float" office:value="918025.7192" calcext:value-type="float">
            <text:p>918,025.7</text:p>
          </table:table-cell>
        </table:table-row>
        <table:table-row table:style-name="ro1">
          <table:table-cell table:style-name="ce30" office:value-type="date" office:date-value="2021-12-08" calcext:value-type="date">
            <text:p>08/12/21</text:p>
          </table:table-cell>
          <table:table-cell office:value-type="percentage" office:value="0.0172" calcext:value-type="percentage">
            <text:p>1.72%</text:p>
          </table:table-cell>
          <table:table-cell table:style-name="ce30" table:formula="of:=[.A76]" office:value-type="date" office:date-value="2021-12-08" calcext:value-type="date">
            <text:p>08/12/21</text:p>
          </table:table-cell>
          <table:table-cell table:formula="of:=[.B76]*[.$G$2]" office:value-type="percentage" office:value="0.0172" calcext:value-type="percentage">
            <text:p>1.72%</text:p>
          </table:table-cell>
          <table:table-cell table:formula="of:=[.H76] *[.$G$2]" office:value-type="float" office:value="962807.4616" calcext:value-type="float">
            <text:p>962,807.5</text:p>
          </table:table-cell>
          <table:table-cell table:style-name="ce31" table:formula="of:=([.E76]-[.E75])/[.E75]" office:value-type="percentage" office:value="0.048780487804878" calcext:value-type="percentage">
            <text:p>4.88%</text:p>
          </table:table-cell>
          <table:table-cell/>
          <table:table-cell table:formula="of:=55977178*[.B76]" office:value-type="float" office:value="962807.4616" calcext:value-type="float">
            <text:p>962,807.5</text:p>
          </table:table-cell>
        </table:table-row>
        <table:table-row table:style-name="ro2">
          <table:table-cell table:style-name="ce30" office:value-type="date" office:date-value="2021-12-13" calcext:value-type="date">
            <text:p>13/12/21</text:p>
          </table:table-cell>
          <table:table-cell table:style-name="ce42" office:value-type="percentage" office:value="0.0221" calcext:value-type="percentage">
            <text:p>2.21%</text:p>
          </table:table-cell>
          <table:table-cell table:style-name="ce30" table:formula="of:=[.A77]" office:value-type="date" office:date-value="2021-12-13" calcext:value-type="date">
            <text:p>13/12/21</text:p>
          </table:table-cell>
          <table:table-cell table:formula="of:=[.B77]*[.$G$2]" office:value-type="percentage" office:value="0.0221" calcext:value-type="percentage">
            <text:p>2.21%</text:p>
          </table:table-cell>
          <table:table-cell table:formula="of:=[.H77] *[.$G$2]" office:value-type="float" office:value="1237095.6338" calcext:value-type="float">
            <text:p>1,237,095.6</text:p>
          </table:table-cell>
          <table:table-cell table:style-name="ce31" table:formula="of:=([.E77]-[.E76])/[.E76]" office:value-type="percentage" office:value="0.284883720930233" calcext:value-type="percentage">
            <text:p>28.49%</text:p>
          </table:table-cell>
          <table:table-cell/>
          <table:table-cell table:formula="of:=55977178*[.B77]" office:value-type="float" office:value="1237095.6338" calcext:value-type="float">
            <text:p>1,237,095.6</text:p>
          </table:table-cell>
        </table:table-row>
        <table:table-row table:style-name="ro1">
          <table:table-cell table:style-name="ce30" office:value-type="date" office:date-value="2021-12-16" calcext:value-type="date">
            <text:p>16/12/21</text:p>
          </table:table-cell>
          <table:table-cell office:value-type="percentage" office:value="0.0283" calcext:value-type="percentage">
            <text:p>2.83%</text:p>
          </table:table-cell>
          <table:table-cell table:style-name="ce30" table:formula="of:=[.A78]" office:value-type="date" office:date-value="2021-12-16" calcext:value-type="date">
            <text:p>16/12/21</text:p>
          </table:table-cell>
          <table:table-cell table:formula="of:=[.B78]*[.$G$2]" office:value-type="percentage" office:value="0.0283" calcext:value-type="percentage">
            <text:p>2.83%</text:p>
          </table:table-cell>
          <table:table-cell table:formula="of:=[.H78] *[.$G$2]" office:value-type="float" office:value="1584154.1374" calcext:value-type="float">
            <text:p>1,584,154.1</text:p>
          </table:table-cell>
          <table:table-cell table:style-name="ce31" table:formula="of:=([.E78]-[.E77])/[.E77]" office:value-type="percentage" office:value="0.280542986425339" calcext:value-type="percentage">
            <text:p>28.05%</text:p>
          </table:table-cell>
          <table:table-cell/>
          <table:table-cell table:formula="of:=55977178*[.B78]" office:value-type="float" office:value="1584154.1374" calcext:value-type="float">
            <text:p>1,584,154.1</text:p>
          </table:table-cell>
        </table:table-row>
        <table:table-row table:style-name="ro2">
          <table:table-cell table:style-name="ce30" office:value-type="date" office:date-value="2021-12-20" calcext:value-type="date">
            <text:p>20/12/21</text:p>
          </table:table-cell>
          <table:table-cell table:style-name="ce19" office:value-type="percentage" office:value="0.0371" calcext:value-type="percentage">
            <text:p>3.71%</text:p>
          </table:table-cell>
          <table:table-cell table:style-name="ce30" table:formula="of:=[.A79]" office:value-type="date" office:date-value="2021-12-20" calcext:value-type="date">
            <text:p>20/12/21</text:p>
          </table:table-cell>
          <table:table-cell table:formula="of:=[.B79]*[.$G$2]" office:value-type="percentage" office:value="0.0371" calcext:value-type="percentage">
            <text:p>3.71%</text:p>
          </table:table-cell>
          <table:table-cell table:formula="of:=[.H79] *[.$G$2]" office:value-type="float" office:value="2076753.3038" calcext:value-type="float">
            <text:p>2,076,753.3</text:p>
          </table:table-cell>
          <table:table-cell table:style-name="ce31" table:formula="of:=([.E79]-[.E78])/[.E78]" office:value-type="percentage" office:value="0.31095406360424" calcext:value-type="percentage">
            <text:p>31.10%</text:p>
          </table:table-cell>
          <table:table-cell/>
          <table:table-cell table:formula="of:=55977178*[.B79]" office:value-type="float" office:value="2076753.3038" calcext:value-type="float">
            <text:p>2,076,753.3</text:p>
          </table:table-cell>
        </table:table-row>
        <table:table-row table:style-name="ro1">
          <table:table-cell table:style-name="ce30" office:value-type="date" office:date-value="2021-12-28" calcext:value-type="date">
            <text:p>28/12/21</text:p>
          </table:table-cell>
          <table:table-cell office:value-type="percentage" office:value="0.06" calcext:value-type="percentage">
            <text:p>6.00%</text:p>
          </table:table-cell>
          <table:table-cell table:style-name="ce30" table:formula="of:=[.A80]" office:value-type="date" office:date-value="2021-12-28" calcext:value-type="date">
            <text:p>28/12/21</text:p>
          </table:table-cell>
          <table:table-cell table:formula="of:=[.B80]*[.$G$2]" office:value-type="percentage" office:value="0.06" calcext:value-type="percentage">
            <text:p>6.00%</text:p>
          </table:table-cell>
          <table:table-cell table:formula="of:=[.H80] *[.$G$2]" office:value-type="float" office:value="3358630.68" calcext:value-type="float">
            <text:p>3,358,630.7</text:p>
          </table:table-cell>
          <table:table-cell table:style-name="ce31" table:formula="of:=([.E80]-[.E79])/[.E79]" office:value-type="percentage" office:value="0.617250673854447" calcext:value-type="percentage">
            <text:p>61.73%</text:p>
          </table:table-cell>
          <table:table-cell/>
          <table:table-cell table:formula="of:=55977178*[.B80]" office:value-type="float" office:value="3358630.68" calcext:value-type="float">
            <text:p>3,358,630.7</text:p>
          </table:table-cell>
        </table:table-row>
        <table:table-row table:style-name="ro1">
          <table:table-cell table:style-name="ce30" office:value-type="date" office:date-value="2022-01-03" calcext:value-type="date">
            <text:p>03/01/22</text:p>
          </table:table-cell>
          <table:table-cell office:value-type="percentage" office:value="0.0685" calcext:value-type="percentage">
            <text:p>6.85%</text:p>
          </table:table-cell>
          <table:table-cell table:style-name="ce30" table:formula="of:=[.A81]" office:value-type="date" office:date-value="2022-01-03" calcext:value-type="date">
            <text:p>03/01/22</text:p>
          </table:table-cell>
          <table:table-cell table:formula="of:=[.B81]*[.$G$2]" office:value-type="percentage" office:value="0.0685" calcext:value-type="percentage">
            <text:p>6.85%</text:p>
          </table:table-cell>
          <table:table-cell table:formula="of:=[.H81] *[.$G$2]" office:value-type="float" office:value="3834436.693" calcext:value-type="float">
            <text:p>3,834,436.7</text:p>
          </table:table-cell>
          <table:table-cell table:style-name="ce31" table:formula="of:=([.E81]-[.E80])/[.E80]" office:value-type="percentage" office:value="0.141666666666667" calcext:value-type="percentage">
            <text:p>14.17%</text:p>
          </table:table-cell>
          <table:table-cell/>
          <table:table-cell table:formula="of:=55977178*[.B81]" office:value-type="float" office:value="3834436.693" calcext:value-type="float">
            <text:p>3,834,436.7</text:p>
          </table:table-cell>
        </table:table-row>
        <table:table-row table:style-name="ro1">
          <table:table-cell table:style-name="ce30" office:value-type="date" office:date-value="2022-01-12" calcext:value-type="date">
            <text:p>12/01/22</text:p>
          </table:table-cell>
          <table:table-cell office:value-type="percentage" office:value="0.0547" calcext:value-type="percentage">
            <text:p>5.47%</text:p>
          </table:table-cell>
          <table:table-cell table:style-name="ce30" table:formula="of:=[.A82]" office:value-type="date" office:date-value="2022-01-12" calcext:value-type="date">
            <text:p>12/01/22</text:p>
          </table:table-cell>
          <table:table-cell table:formula="of:=[.B82]*[.$G$2]" office:value-type="percentage" office:value="0.0547" calcext:value-type="percentage">
            <text:p>5.47%</text:p>
          </table:table-cell>
          <table:table-cell table:formula="of:=[.H82] *[.$G$2]" office:value-type="float" office:value="3061951.6366" calcext:value-type="float">
            <text:p>3,061,951.6</text:p>
          </table:table-cell>
          <table:table-cell table:style-name="ce31" table:formula="of:=([.E82]-[.E81])/[.E81]" office:value-type="percentage" office:value="-0.201459854014599" calcext:value-type="percentage">
            <text:p>-20.15%</text:p>
          </table:table-cell>
          <table:table-cell/>
          <table:table-cell table:formula="of:=55977178*[.B82]" office:value-type="float" office:value="3061951.6366" calcext:value-type="float">
            <text:p>3,061,951.6</text:p>
          </table:table-cell>
        </table:table-row>
        <table:table-row table:style-name="ro1">
          <table:table-cell table:style-name="ce30" office:value-type="date" office:date-value="2022-01-19" calcext:value-type="date">
            <text:p>19/01/22</text:p>
          </table:table-cell>
          <table:table-cell office:value-type="percentage" office:value="0.0482" calcext:value-type="percentage">
            <text:p>4.82%</text:p>
          </table:table-cell>
          <table:table-cell table:style-name="ce30" table:formula="of:=[.A83]" office:value-type="date" office:date-value="2022-01-19" calcext:value-type="date">
            <text:p>19/01/22</text:p>
          </table:table-cell>
          <table:table-cell table:formula="of:=[.B83]*[.$G$2]" office:value-type="percentage" office:value="0.0482" calcext:value-type="percentage">
            <text:p>4.82%</text:p>
          </table:table-cell>
          <table:table-cell table:formula="of:=[.H83] *[.$G$2]" office:value-type="float" office:value="2698099.9796" calcext:value-type="float">
            <text:p>2,698,100.0</text:p>
          </table:table-cell>
          <table:table-cell table:style-name="ce31" table:formula="of:=([.E83]-[.E82])/[.E82]" office:value-type="percentage" office:value="-0.118829981718464" calcext:value-type="percentage">
            <text:p>-11.88%</text:p>
          </table:table-cell>
          <table:table-cell/>
          <table:table-cell table:formula="of:=55977178*[.B83]" office:value-type="float" office:value="2698099.9796" calcext:value-type="float">
            <text:p>2,698,100.0</text:p>
          </table:table-cell>
        </table:table-row>
        <table:table-row table:style-name="ro1">
          <table:table-cell table:style-name="ce30" office:value-type="date" office:date-value="2022-01-26" calcext:value-type="date">
            <text:p>26/01/22</text:p>
          </table:table-cell>
          <table:table-cell office:value-type="percentage" office:value="0.0483" calcext:value-type="percentage">
            <text:p>4.83%</text:p>
          </table:table-cell>
          <table:table-cell table:style-name="ce30" table:formula="of:=[.A84]" office:value-type="date" office:date-value="2022-01-26" calcext:value-type="date">
            <text:p>26/01/22</text:p>
          </table:table-cell>
          <table:table-cell table:formula="of:=[.B84]*[.$G$2]" office:value-type="percentage" office:value="0.0483" calcext:value-type="percentage">
            <text:p>4.83%</text:p>
          </table:table-cell>
          <table:table-cell table:formula="of:=[.H84] *[.$G$2]" office:value-type="float" office:value="2703697.6974" calcext:value-type="float">
            <text:p>2,703,697.7</text:p>
          </table:table-cell>
          <table:table-cell table:style-name="ce31" table:formula="of:=([.E84]-[.E83])/[.E83]" office:value-type="percentage" office:value="0.00207468879668041" calcext:value-type="percentage">
            <text:p>0.21%</text:p>
          </table:table-cell>
          <table:table-cell/>
          <table:table-cell table:formula="of:=55977178*[.B84]" office:value-type="float" office:value="2703697.6974" calcext:value-type="float">
            <text:p>2,703,697.7</text:p>
          </table:table-cell>
        </table:table-row>
        <table:table-row table:style-name="ro1">
          <table:table-cell table:style-name="ce30" office:value-type="date" office:date-value="2022-02-02" calcext:value-type="date">
            <text:p>02/02/22</text:p>
          </table:table-cell>
          <table:table-cell office:value-type="percentage" office:value="0.0518" calcext:value-type="percentage">
            <text:p>5.18%</text:p>
          </table:table-cell>
          <table:table-cell table:style-name="ce30" table:formula="of:=[.A85]" office:value-type="date" office:date-value="2022-02-02" calcext:value-type="date">
            <text:p>02/02/22</text:p>
          </table:table-cell>
          <table:table-cell table:formula="of:=[.B85]*[.$G$2]" office:value-type="percentage" office:value="0.0518" calcext:value-type="percentage">
            <text:p>5.18%</text:p>
          </table:table-cell>
          <table:table-cell table:formula="of:=[.H85] *[.$G$2]" office:value-type="float" office:value="2899617.8204" calcext:value-type="float">
            <text:p>2,899,617.8</text:p>
          </table:table-cell>
          <table:table-cell table:style-name="ce31" table:formula="of:=([.E85]-[.E84])/[.E84]" office:value-type="percentage" office:value="0.0724637681159421" calcext:value-type="percentage">
            <text:p>7.25%</text:p>
          </table:table-cell>
          <table:table-cell/>
          <table:table-cell table:formula="of:=55977178*[.B85]" office:value-type="float" office:value="2899617.8204" calcext:value-type="float">
            <text:p>2,899,617.8</text:p>
          </table:table-cell>
        </table:table-row>
        <table:table-row table:style-name="ro1">
          <table:table-cell table:style-name="ce30" office:value-type="date" office:date-value="2022-02-09" calcext:value-type="date">
            <text:p>09/02/22</text:p>
          </table:table-cell>
          <table:table-cell office:value-type="percentage" office:value="0.0449" calcext:value-type="percentage">
            <text:p>4.49%</text:p>
          </table:table-cell>
          <table:table-cell table:style-name="ce30" table:formula="of:=[.A86]" office:value-type="date" office:date-value="2022-02-09" calcext:value-type="date">
            <text:p>09/02/22</text:p>
          </table:table-cell>
          <table:table-cell table:formula="of:=[.B86]*[.$G$2]" office:value-type="percentage" office:value="0.0449" calcext:value-type="percentage">
            <text:p>4.49%</text:p>
          </table:table-cell>
          <table:table-cell table:formula="of:=[.H86] *[.$G$2]" office:value-type="float" office:value="2513375.2922" calcext:value-type="float">
            <text:p>2,513,375.3</text:p>
          </table:table-cell>
          <table:table-cell table:style-name="ce31" table:formula="of:=([.E86]-[.E85])/[.E85]" office:value-type="percentage" office:value="-0.133204633204633" calcext:value-type="percentage">
            <text:p>-13.32%</text:p>
          </table:table-cell>
          <table:table-cell/>
          <table:table-cell table:formula="of:=55977178*[.B86]" office:value-type="float" office:value="2513375.2922" calcext:value-type="float">
            <text:p>2,513,375.3</text:p>
          </table:table-cell>
        </table:table-row>
        <table:table-row table:style-name="ro1">
          <table:table-cell table:style-name="ce30" office:value-type="date" office:date-value="2022-02-16" calcext:value-type="date">
            <text:p>16/02/22</text:p>
          </table:table-cell>
          <table:table-cell office:value-type="percentage" office:value="0.0384" calcext:value-type="percentage">
            <text:p>3.84%</text:p>
          </table:table-cell>
          <table:table-cell table:style-name="ce30" table:formula="of:=[.A87]" office:value-type="date" office:date-value="2022-02-16" calcext:value-type="date">
            <text:p>16/02/22</text:p>
          </table:table-cell>
          <table:table-cell table:formula="of:=[.B87]*[.$G$2]" office:value-type="percentage" office:value="0.0384" calcext:value-type="percentage">
            <text:p>3.84%</text:p>
          </table:table-cell>
          <table:table-cell table:formula="of:=[.H87] *[.$G$2]" office:value-type="float" office:value="2149523.6352" calcext:value-type="float">
            <text:p>2,149,523.6</text:p>
          </table:table-cell>
          <table:table-cell table:style-name="ce31" table:formula="of:=([.E87]-[.E86])/[.E86]" office:value-type="percentage" office:value="-0.144766146993319" calcext:value-type="percentage">
            <text:p>-14.48%</text:p>
          </table:table-cell>
          <table:table-cell/>
          <table:table-cell table:formula="of:=55977178*[.B87]" office:value-type="float" office:value="2149523.6352" calcext:value-type="float">
            <text:p>2,149,523.6</text:p>
          </table:table-cell>
        </table:table-row>
        <table:table-row table:style-name="ro1">
          <table:table-cell table:style-name="ce30" office:value-type="date" office:date-value="2022-02-23" calcext:value-type="date">
            <text:p>23/02/22</text:p>
          </table:table-cell>
          <table:table-cell office:value-type="percentage" office:value="0.0355" calcext:value-type="percentage">
            <text:p>3.55%</text:p>
          </table:table-cell>
          <table:table-cell table:style-name="ce30" table:formula="of:=[.A88]" office:value-type="date" office:date-value="2022-02-23" calcext:value-type="date">
            <text:p>23/02/22</text:p>
          </table:table-cell>
          <table:table-cell table:formula="of:=[.B88]*[.$G$2]" office:value-type="percentage" office:value="0.0355" calcext:value-type="percentage">
            <text:p>3.55%</text:p>
          </table:table-cell>
          <table:table-cell table:formula="of:=[.H88] *[.$G$2]" office:value-type="float" office:value="1987189.819" calcext:value-type="float">
            <text:p>1,987,189.8</text:p>
          </table:table-cell>
          <table:table-cell table:style-name="ce31" table:formula="of:=([.E88]-[.E87])/[.E87]" office:value-type="percentage" office:value="-0.0755208333333333" calcext:value-type="percentage">
            <text:p>-7.55%</text:p>
          </table:table-cell>
          <table:table-cell/>
          <table:table-cell table:formula="of:=55977178*[.B88]" office:value-type="float" office:value="1987189.819" calcext:value-type="float">
            <text:p>1,987,189.8</text:p>
          </table:table-cell>
        </table:table-row>
        <table:table-row table:style-name="ro1">
          <table:table-cell table:style-name="ce30" office:value-type="date" office:date-value="2022-03-02" calcext:value-type="date">
            <text:p>02/03/22</text:p>
          </table:table-cell>
          <table:table-cell office:value-type="percentage" office:value="0.038" calcext:value-type="percentage">
            <text:p>3.80%</text:p>
          </table:table-cell>
          <table:table-cell table:style-name="ce30" table:formula="of:=[.A89]" office:value-type="date" office:date-value="2022-03-02" calcext:value-type="date">
            <text:p>02/03/22</text:p>
          </table:table-cell>
          <table:table-cell table:formula="of:=[.B89]*[.$G$2]" office:value-type="percentage" office:value="0.038" calcext:value-type="percentage">
            <text:p>3.80%</text:p>
          </table:table-cell>
          <table:table-cell table:formula="of:=[.H89] *[.$G$2]" office:value-type="float" office:value="2127132.764" calcext:value-type="float">
            <text:p>2,127,132.8</text:p>
          </table:table-cell>
          <table:table-cell table:style-name="ce31" table:formula="of:=([.E89]-[.E88])/[.E88]" office:value-type="percentage" office:value="0.0704225352112676" calcext:value-type="percentage">
            <text:p>7.04%</text:p>
          </table:table-cell>
          <table:table-cell/>
          <table:table-cell table:formula="of:=55977178*[.B89]" office:value-type="float" office:value="2127132.764" calcext:value-type="float">
            <text:p>2,127,132.8</text:p>
          </table:table-cell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ph (recent)" table:style-name="ta1">
        <table:shapes>
          <draw:frame draw:z-index="0" draw:style-name="gr1" draw:text-style-name="P1" svg:width="20.677cm" svg:height="11.422cm" svg:x="0.001cm" svg:y="0cm">
            <draw:object draw:notify-on-update-of-ranges="CSS.C2:CSS.C1000 CSS.B1:CSS.B1 CSS.D2:CSS.D1000 ONS.A2:ONS.A1000 ONS.E1:ONS.E1 ONS.D2:ONS.D10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0.677cm" svg:height="11.422cm" svg:x="0.056cm" svg:y="12.724cm">
            <draw:object draw:notify-on-update-of-ranges="CSS.C2:CSS.C1000 CSS.B1:CSS.B1 CSS.D2:CSS.D1000 ONS.A2:ONS.A1000 ONS.E1:ONS.E1 ONS.D2:ONS.D10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Graph (ONS history)" table:style-name="ta1">
        <table:shapes>
          <draw:frame draw:z-index="0" draw:style-name="gr2" draw:text-style-name="P2" svg:width="26.047cm" svg:height="11.421cm" svg:x="0.001cm" svg:y="0.001cm">
            <draw:object draw:notify-on-update-of-ranges="ONS.A2:ONS.A1000 ONS.B2:ONS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3" number:min-decimal-places="3"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">
      <number:number number:decimal-places="1" number:min-decimal-places="1" number:min-integer-digits="1"/>
    </number:number-style>
    <number:percentage-style style:name="N147">
      <number:number number:decimal-places="16" number:min-decimal-places="16" number:min-integer-digits="1"/>
      <number:text>%</number:text>
    </number:percentage-style>
    <number:percentage-style style:name="N148">
      <number:number number:decimal-places="15" number:min-decimal-places="15" number:min-integer-digits="1"/>
      <number:text>%</number:text>
    </number:percentage-style>
    <number:percentage-style style:name="N149">
      <number:number number:decimal-places="9" number:min-decimal-places="9" number:min-integer-digits="1"/>
      <number:text>%</number:text>
    </number:percentage-style>
    <number:number-style style:name="N151P0" style:volatile="true">
      <number:text>£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">
      <number:number number:decimal-places="16" number:min-decimal-places="16" number:min-integer-digits="1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number:min-decimal-places="1" number:min-integer-digits="1" number:grouping="true"/>
    </number:number-style>
    <number:date-style style:name="N1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11" number:language="en" number:country="GB">
      <number:text-content/>
      <style:map style:condition="value()&lt;=1.7976931348623157E+308" style:apply-style-name="N1011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6:28:43.8781901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3-13T16:32:19.544182098</dc:date>
    <meta:editing-duration>P4DT1H9M27S</meta:editing-duration>
    <meta:editing-cycles>139</meta:editing-cycles>
    <meta:document-statistic meta:table-count="5" meta:cell-count="142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tick-marks-minor-inner="false" chart:tick-marks-minor-outer="true" chart:logarithmic="false" chart:minimum="44287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48cm" svg:height="11.422cm" xlink:href=".." xlink:type="simple" chart:class="chart:scatter" chart:style-name="ch1">
        <chart:title svg:x="7.676cm" svg:y="0.364cm" chart:style-name="ch2">
          <text:p>ONS COVID Infection Survey prevalence for England</text:p>
        </chart:title>
        <chart:plot-area chart:style-name="ch3" table:cell-range-address="ONS.A2:ONS.B1000" svg:x="0.52cm" svg:y="1.371cm" svg:width="25.008cm" svg:height="9.823cm">
          <chart:coordinate-region svg:x="1.75cm" svg:y="1.571cm" svg:width="23.115cm" svg:height="8.9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NS.B2:ONS.B1000" chart:class="chart:scatter">
            <chart:domain table:cell-range-address="ONS.A2:ONS.A1000"/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4">
                <text:p>0.0004</text:p>
                <draw:g>
                  <svg:desc>ONS.B2:ON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28">
                <text:p>4402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35">
                <text:p>4403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42">
                <text:p>4404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49">
                <text:p>4404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53">
                <text:p>4405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60">
                <text:p>440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65">
                <text:p>440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76">
                <text:p>4407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81">
                <text:p>440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90">
                <text:p>4409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95">
                <text:p>4409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02">
                <text:p>44102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9">
                <text:p>4410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17">
                <text:p>44117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24">
                <text:p>4412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32">
                <text:p>4413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38">
                <text:p>4413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46">
                <text:p>4414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53">
                <text:p>441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60">
                <text:p>4416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67">
                <text:p>4416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74">
                <text:p>4417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0">
                <text:p>4418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5">
                <text:p>4418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95">
                <text:p>4419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202">
                <text:p>4420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209">
                <text:p>44209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216">
                <text:p>44216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23">
                <text:p>442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29">
                <text:p>4422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36">
                <text:p>4423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43">
                <text:p>4424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251">
                <text:p>4425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57">
                <text:p>4425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65">
                <text:p>4426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72">
                <text:p>442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79">
                <text:p>44279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86">
                <text:p>44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293">
                <text:p>4429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299">
                <text:p>4429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307">
                <text:p>443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15">
                <text:p>4431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321">
                <text:p>4432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328">
                <text:p>44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335">
                <text:p>4433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342">
                <text:p>4434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349">
                <text:p>4434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356">
                <text:p>44356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363">
                <text:p>4436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370">
                <text:p>4437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377">
                <text:p>4437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384">
                <text:p>4438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91">
                <text:p>4439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398">
                <text:p>44398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05">
                <text:p>4440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411">
                <text:p>44411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19">
                <text:p>444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25">
                <text:p>444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32">
                <text:p>44432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439">
                <text:p>4443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447">
                <text:p>4444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54">
                <text:p>4445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61">
                <text:p>4446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468">
                <text:p>4446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475">
                <text:p>4447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82">
                <text:p>4448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488">
                <text:p>4448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496">
                <text:p>4449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03">
                <text:p>4450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10">
                <text:p>4451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17">
                <text:p>4451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24">
                <text:p>4452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28">
                <text:p>4452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38">
                <text:p>4453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43">
                <text:p>44543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46">
                <text:p>445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50">
                <text:p>44550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58">
                <text:p>445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64">
                <text:p>4456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3">
                <text:p>44573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80">
                <text:p>44580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87">
                <text:p>4458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94">
                <text:p>4459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601">
                <text:p>4460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608">
                <text:p>4460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615">
                <text:p>4461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622">
                <text:p>4462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minimum="4447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78cm" svg:height="11.423cm" xlink:href=".." xlink:type="simple" chart:class="chart:scatter" chart:style-name="ch1">
        <chart:title svg:x="2.12cm" svg:y="0.363cm" chart:style-name="ch2">
          <text:p>COVID Symptom Study prevalence estimate for England, compared to ONS Infection Survey</text:p>
        </chart:title>
        <chart:legend chart:legend-position="end" svg:x="17.297cm" svg:y="5.163cm" style:legend-expansion="high" chart:style-name="ch3"/>
        <chart:plot-area chart:style-name="ch4" table:cell-range-address="CSS.C2:CSS.D1000 CSS.B1:CSS.B1 ONS.E1:ONS.E1 ONS.D2:ONS.D1000" chart:data-source-has-labels="row" svg:x="0.413cm" svg:y="1.874cm" svg:width="16.471cm" svg:height="9.321cm">
          <chart:coordinate-region svg:x="1.643cm" svg:y="2.074cm" svg:width="14.578cm" svg:height="8.4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SS.D2:CSS.D1000" chart:label-cell-address="CSS.B1:CSS.B1" chart:class="chart:scatter">
            <chart:domain table:cell-range-address="CSS.C2:CSS.C1000"/>
            <chart:data-point chart:repeated="999"/>
          </chart:series>
          <chart:series chart:style-name="ch9" chart:values-cell-range-address="ONS.D2:ONS.D1000" chart:label-cell-address="ONS.E1:ONS.E1" chart:class="chart:scatter">
            <chart:domain table:cell-range-address="ONS.A2:ONS.A1000"/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ive_cases</text:p>
                <draw:g>
                  <svg:desc>CSS.B1:CS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NS * 1</text:p>
                <draw:g>
                  <svg:desc>ONS.E1: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94">
                <text:p>44494</text:p>
                <draw:g>
                  <svg:desc>CSS.C2:CSS.C1000</svg:desc>
                </draw:g>
              </table:table-cell>
              <table:table-cell office:value-type="float" office:value="0.0188888642958792">
                <text:p>0.0188888642958792</text:p>
                <draw:g>
                  <svg:desc>CSS.D2:CSS.D1000</svg:desc>
                </draw:g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4">
                <text:p>0.0004</text:p>
                <draw:g>
                  <svg:desc>ONS.D2:ONS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95">
                <text:p>44495</text:p>
              </table:table-cell>
              <table:table-cell office:value-type="float" office:value="0.0188183510477786">
                <text:p>0.0188183510477786</text:p>
              </table:table-cell>
              <table:table-cell office:value-type="float" office:value="44028">
                <text:p>4402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96">
                <text:p>44496</text:p>
              </table:table-cell>
              <table:table-cell office:value-type="float" office:value="0.0186863008324457">
                <text:p>0.0186863008324457</text:p>
              </table:table-cell>
              <table:table-cell office:value-type="float" office:value="44035">
                <text:p>4403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97">
                <text:p>44497</text:p>
              </table:table-cell>
              <table:table-cell office:value-type="float" office:value="0.0184924800070665">
                <text:p>0.0184924800070665</text:p>
              </table:table-cell>
              <table:table-cell office:value-type="float" office:value="44042">
                <text:p>4404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98">
                <text:p>44498</text:p>
              </table:table-cell>
              <table:table-cell office:value-type="float" office:value="0.0182540016795396">
                <text:p>0.0182540016795396</text:p>
              </table:table-cell>
              <table:table-cell office:value-type="float" office:value="44049">
                <text:p>4404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99">
                <text:p>44499</text:p>
              </table:table-cell>
              <table:table-cell office:value-type="float" office:value="0.0179761211057765">
                <text:p>0.0179761211057765</text:p>
              </table:table-cell>
              <table:table-cell office:value-type="float" office:value="44053">
                <text:p>4405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500">
                <text:p>44500</text:p>
              </table:table-cell>
              <table:table-cell office:value-type="float" office:value="0.0176664311583385">
                <text:p>0.0176664311583385</text:p>
              </table:table-cell>
              <table:table-cell office:value-type="float" office:value="44060">
                <text:p>440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1">
                <text:p>44501</text:p>
              </table:table-cell>
              <table:table-cell office:value-type="float" office:value="0.0173238588027164">
                <text:p>0.0173238588027164</text:p>
              </table:table-cell>
              <table:table-cell office:value-type="float" office:value="44065">
                <text:p>440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02">
                <text:p>44502</text:p>
              </table:table-cell>
              <table:table-cell office:value-type="float" office:value="0.0169600667695679">
                <text:p>0.0169600667695679</text:p>
              </table:table-cell>
              <table:table-cell office:value-type="float" office:value="44076">
                <text:p>4407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03">
                <text:p>44503</text:p>
              </table:table-cell>
              <table:table-cell office:value-type="float" office:value="0.0166052801503302">
                <text:p>0.0166052801503302</text:p>
              </table:table-cell>
              <table:table-cell office:value-type="float" office:value="44081">
                <text:p>440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504">
                <text:p>44504</text:p>
              </table:table-cell>
              <table:table-cell office:value-type="float" office:value="0.0162702766458335">
                <text:p>0.0162702766458335</text:p>
              </table:table-cell>
              <table:table-cell office:value-type="float" office:value="44090">
                <text:p>4409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05">
                <text:p>44505</text:p>
              </table:table-cell>
              <table:table-cell office:value-type="float" office:value="0.0159336340770782">
                <text:p>0.0159336340770782</text:p>
              </table:table-cell>
              <table:table-cell office:value-type="float" office:value="44095">
                <text:p>4409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06">
                <text:p>44506</text:p>
              </table:table-cell>
              <table:table-cell office:value-type="float" office:value="0.0156285650723812">
                <text:p>0.0156285650723812</text:p>
              </table:table-cell>
              <table:table-cell office:value-type="float" office:value="44102">
                <text:p>44102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07">
                <text:p>44507</text:p>
              </table:table-cell>
              <table:table-cell office:value-type="float" office:value="0.0153540284309233">
                <text:p>0.0153540284309233</text:p>
              </table:table-cell>
              <table:table-cell office:value-type="float" office:value="44109">
                <text:p>4410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08">
                <text:p>44508</text:p>
              </table:table-cell>
              <table:table-cell office:value-type="float" office:value="0.0151224813142389">
                <text:p>0.0151224813142389</text:p>
              </table:table-cell>
              <table:table-cell office:value-type="float" office:value="44117">
                <text:p>44117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09">
                <text:p>44509</text:p>
              </table:table-cell>
              <table:table-cell office:value-type="float" office:value="0.0149516473580401">
                <text:p>0.0149516473580401</text:p>
              </table:table-cell>
              <table:table-cell office:value-type="float" office:value="44124">
                <text:p>4412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">
                <text:p>44510</text:p>
              </table:table-cell>
              <table:table-cell office:value-type="float" office:value="0.0148360326242178">
                <text:p>0.0148360326242178</text:p>
              </table:table-cell>
              <table:table-cell office:value-type="float" office:value="44132">
                <text:p>4413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1">
                <text:p>44511</text:p>
              </table:table-cell>
              <table:table-cell office:value-type="float" office:value="0.0147771139831359">
                <text:p>0.0147771139831359</text:p>
              </table:table-cell>
              <table:table-cell office:value-type="float" office:value="44138">
                <text:p>4413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2">
                <text:p>44512</text:p>
              </table:table-cell>
              <table:table-cell office:value-type="float" office:value="0.0147873852040417">
                <text:p>0.0147873852040417</text:p>
              </table:table-cell>
              <table:table-cell office:value-type="float" office:value="44146">
                <text:p>4414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13">
                <text:p>44513</text:p>
              </table:table-cell>
              <table:table-cell office:value-type="float" office:value="0.0148478785218239">
                <text:p>0.0148478785218239</text:p>
              </table:table-cell>
              <table:table-cell office:value-type="float" office:value="44153">
                <text:p>441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14">
                <text:p>44514</text:p>
              </table:table-cell>
              <table:table-cell office:value-type="float" office:value="0.0149408572247247">
                <text:p>0.0149408572247247</text:p>
              </table:table-cell>
              <table:table-cell office:value-type="float" office:value="44160">
                <text:p>4416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515">
                <text:p>44515</text:p>
              </table:table-cell>
              <table:table-cell office:value-type="float" office:value="0.015078565999527">
                <text:p>0.015078565999527</text:p>
              </table:table-cell>
              <table:table-cell office:value-type="float" office:value="44167">
                <text:p>4416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516">
                <text:p>44516</text:p>
              </table:table-cell>
              <table:table-cell office:value-type="float" office:value="0.0152341233210736">
                <text:p>0.0152341233210736</text:p>
              </table:table-cell>
              <table:table-cell office:value-type="float" office:value="44174">
                <text:p>4417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517">
                <text:p>44517</text:p>
              </table:table-cell>
              <table:table-cell office:value-type="float" office:value="0.0153970738051692">
                <text:p>0.0153970738051692</text:p>
              </table:table-cell>
              <table:table-cell office:value-type="float" office:value="44180">
                <text:p>4418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18">
                <text:p>44518</text:p>
              </table:table-cell>
              <table:table-cell office:value-type="float" office:value="0.0155516362828149">
                <text:p>0.0155516362828149</text:p>
              </table:table-cell>
              <table:table-cell office:value-type="float" office:value="44185">
                <text:p>4418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519">
                <text:p>44519</text:p>
              </table:table-cell>
              <table:table-cell office:value-type="float" office:value="0.015709452260162">
                <text:p>0.015709452260162</text:p>
              </table:table-cell>
              <table:table-cell office:value-type="float" office:value="44195">
                <text:p>4419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520">
                <text:p>44520</text:p>
              </table:table-cell>
              <table:table-cell office:value-type="float" office:value="0.0158532487791627">
                <text:p>0.0158532487791627</text:p>
              </table:table-cell>
              <table:table-cell office:value-type="float" office:value="44202">
                <text:p>4420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521">
                <text:p>44521</text:p>
              </table:table-cell>
              <table:table-cell office:value-type="float" office:value="0.015984139081382">
                <text:p>0.015984139081382</text:p>
              </table:table-cell>
              <table:table-cell office:value-type="float" office:value="44209">
                <text:p>44209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522">
                <text:p>44522</text:p>
              </table:table-cell>
              <table:table-cell office:value-type="float" office:value="0.0160971194188645">
                <text:p>0.0160971194188645</text:p>
              </table:table-cell>
              <table:table-cell office:value-type="float" office:value="44216">
                <text:p>44216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23">
                <text:p>44523</text:p>
              </table:table-cell>
              <table:table-cell office:value-type="float" office:value="0.0161834166636989">
                <text:p>0.0161834166636989</text:p>
              </table:table-cell>
              <table:table-cell office:value-type="float" office:value="44223">
                <text:p>442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24">
                <text:p>44524</text:p>
              </table:table-cell>
              <table:table-cell office:value-type="float" office:value="0.0162599849564872">
                <text:p>0.0162599849564872</text:p>
              </table:table-cell>
              <table:table-cell office:value-type="float" office:value="44229">
                <text:p>4422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525">
                <text:p>44525</text:p>
              </table:table-cell>
              <table:table-cell office:value-type="float" office:value="0.0163383129392464">
                <text:p>0.0163383129392464</text:p>
              </table:table-cell>
              <table:table-cell office:value-type="float" office:value="44236">
                <text:p>4423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526">
                <text:p>44526</text:p>
              </table:table-cell>
              <table:table-cell office:value-type="float" office:value="0.0164128641157859">
                <text:p>0.0164128641157859</text:p>
              </table:table-cell>
              <table:table-cell office:value-type="float" office:value="44243">
                <text:p>4424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7">
                <text:p>44527</text:p>
              </table:table-cell>
              <table:table-cell office:value-type="float" office:value="0.0164910408097342">
                <text:p>0.0164910408097342</text:p>
              </table:table-cell>
              <table:table-cell office:value-type="float" office:value="44251">
                <text:p>4425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28">
                <text:p>44528</text:p>
              </table:table-cell>
              <table:table-cell office:value-type="float" office:value="0.0165855796356634">
                <text:p>0.0165855796356634</text:p>
              </table:table-cell>
              <table:table-cell office:value-type="float" office:value="44257">
                <text:p>4425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529">
                <text:p>44529</text:p>
              </table:table-cell>
              <table:table-cell office:value-type="float" office:value="0.0166664117498634">
                <text:p>0.0166664117498634</text:p>
              </table:table-cell>
              <table:table-cell office:value-type="float" office:value="44265">
                <text:p>4426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530">
                <text:p>44530</text:p>
              </table:table-cell>
              <table:table-cell office:value-type="float" office:value="0.0167427932302412">
                <text:p>0.0167427932302412</text:p>
              </table:table-cell>
              <table:table-cell office:value-type="float" office:value="44272">
                <text:p>442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531">
                <text:p>44531</text:p>
              </table:table-cell>
              <table:table-cell office:value-type="float" office:value="0.016830811529963">
                <text:p>0.016830811529963</text:p>
              </table:table-cell>
              <table:table-cell office:value-type="float" office:value="44279">
                <text:p>44279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32">
                <text:p>44532</text:p>
              </table:table-cell>
              <table:table-cell office:value-type="float" office:value="0.0169292613959777">
                <text:p>0.0169292613959777</text:p>
              </table:table-cell>
              <table:table-cell office:value-type="float" office:value="44286">
                <text:p>44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33">
                <text:p>44533</text:p>
              </table:table-cell>
              <table:table-cell office:value-type="float" office:value="0.0170485269569534">
                <text:p>0.0170485269569534</text:p>
              </table:table-cell>
              <table:table-cell office:value-type="float" office:value="44293">
                <text:p>4429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534">
                <text:p>44534</text:p>
              </table:table-cell>
              <table:table-cell office:value-type="float" office:value="0.0171865837850875">
                <text:p>0.0171865837850875</text:p>
              </table:table-cell>
              <table:table-cell office:value-type="float" office:value="44299">
                <text:p>4429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35">
                <text:p>44535</text:p>
              </table:table-cell>
              <table:table-cell office:value-type="float" office:value="0.0173575905454081">
                <text:p>0.0173575905454081</text:p>
              </table:table-cell>
              <table:table-cell office:value-type="float" office:value="44307">
                <text:p>443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536">
                <text:p>44536</text:p>
              </table:table-cell>
              <table:table-cell office:value-type="float" office:value="0.0175656703554129">
                <text:p>0.0175656703554129</text:p>
              </table:table-cell>
              <table:table-cell office:value-type="float" office:value="44315">
                <text:p>4431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37">
                <text:p>44537</text:p>
              </table:table-cell>
              <table:table-cell office:value-type="float" office:value="0.0178539135541743">
                <text:p>0.0178539135541743</text:p>
              </table:table-cell>
              <table:table-cell office:value-type="float" office:value="44321">
                <text:p>4432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8">
                <text:p>44538</text:p>
              </table:table-cell>
              <table:table-cell office:value-type="float" office:value="0.0182806709043679">
                <text:p>0.0182806709043679</text:p>
              </table:table-cell>
              <table:table-cell office:value-type="float" office:value="44328">
                <text:p>44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39">
                <text:p>44539</text:p>
              </table:table-cell>
              <table:table-cell office:value-type="float" office:value="0.0188497730528548">
                <text:p>0.0188497730528548</text:p>
              </table:table-cell>
              <table:table-cell office:value-type="float" office:value="44335">
                <text:p>4433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40">
                <text:p>44540</text:p>
              </table:table-cell>
              <table:table-cell office:value-type="float" office:value="0.0195373166377541">
                <text:p>0.0195373166377541</text:p>
              </table:table-cell>
              <table:table-cell office:value-type="float" office:value="44342">
                <text:p>4434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541">
                <text:p>44541</text:p>
              </table:table-cell>
              <table:table-cell office:value-type="float" office:value="0.0203405462404566">
                <text:p>0.0203405462404566</text:p>
              </table:table-cell>
              <table:table-cell office:value-type="float" office:value="44349">
                <text:p>4434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542">
                <text:p>44542</text:p>
              </table:table-cell>
              <table:table-cell office:value-type="float" office:value="0.0212719815754843">
                <text:p>0.0212719815754843</text:p>
              </table:table-cell>
              <table:table-cell office:value-type="float" office:value="44356">
                <text:p>44356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43">
                <text:p>44543</text:p>
              </table:table-cell>
              <table:table-cell office:value-type="float" office:value="0.0223112410929689">
                <text:p>0.0223112410929689</text:p>
              </table:table-cell>
              <table:table-cell office:value-type="float" office:value="44363">
                <text:p>4436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544">
                <text:p>44544</text:p>
              </table:table-cell>
              <table:table-cell office:value-type="float" office:value="0.0234724889766234">
                <text:p>0.0234724889766234</text:p>
              </table:table-cell>
              <table:table-cell office:value-type="float" office:value="44370">
                <text:p>4437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545">
                <text:p>44545</text:p>
              </table:table-cell>
              <table:table-cell office:value-type="float" office:value="0.0247354366786588">
                <text:p>0.0247354366786588</text:p>
              </table:table-cell>
              <table:table-cell office:value-type="float" office:value="44377">
                <text:p>4437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546">
                <text:p>44546</text:p>
              </table:table-cell>
              <table:table-cell office:value-type="float" office:value="0.026098836450803">
                <text:p>0.026098836450803</text:p>
              </table:table-cell>
              <table:table-cell office:value-type="float" office:value="44384">
                <text:p>4438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547">
                <text:p>44547</text:p>
              </table:table-cell>
              <table:table-cell office:value-type="float" office:value="0.0275439673560456">
                <text:p>0.0275439673560456</text:p>
              </table:table-cell>
              <table:table-cell office:value-type="float" office:value="44391">
                <text:p>4439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548">
                <text:p>44548</text:p>
              </table:table-cell>
              <table:table-cell office:value-type="float" office:value="0.0290207214507221">
                <text:p>0.0290207214507221</text:p>
              </table:table-cell>
              <table:table-cell office:value-type="float" office:value="44398">
                <text:p>44398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49">
                <text:p>44549</text:p>
              </table:table-cell>
              <table:table-cell office:value-type="float" office:value="0.0305052847531467">
                <text:p>0.0305052847531467</text:p>
              </table:table-cell>
              <table:table-cell office:value-type="float" office:value="44405">
                <text:p>4440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550">
                <text:p>44550</text:p>
              </table:table-cell>
              <table:table-cell office:value-type="float" office:value="0.0319755483438414">
                <text:p>0.0319755483438414</text:p>
              </table:table-cell>
              <table:table-cell office:value-type="float" office:value="44411">
                <text:p>44411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51">
                <text:p>44551</text:p>
              </table:table-cell>
              <table:table-cell office:value-type="float" office:value="0.0333864824354277">
                <text:p>0.0333864824354277</text:p>
              </table:table-cell>
              <table:table-cell office:value-type="float" office:value="44419">
                <text:p>444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52">
                <text:p>44552</text:p>
              </table:table-cell>
              <table:table-cell office:value-type="float" office:value="0.0347236699528529">
                <text:p>0.0347236699528529</text:p>
              </table:table-cell>
              <table:table-cell office:value-type="float" office:value="44425">
                <text:p>444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53">
                <text:p>44553</text:p>
              </table:table-cell>
              <table:table-cell office:value-type="float" office:value="0.0359979298660751">
                <text:p>0.0359979298660751</text:p>
              </table:table-cell>
              <table:table-cell office:value-type="float" office:value="44432">
                <text:p>44432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54">
                <text:p>44554</text:p>
              </table:table-cell>
              <table:table-cell office:value-type="float" office:value="0.0371978105830789">
                <text:p>0.0371978105830789</text:p>
              </table:table-cell>
              <table:table-cell office:value-type="float" office:value="44439">
                <text:p>4443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55">
                <text:p>44555</text:p>
              </table:table-cell>
              <table:table-cell office:value-type="float" office:value="0.0383165469354294">
                <text:p>0.0383165469354294</text:p>
              </table:table-cell>
              <table:table-cell office:value-type="float" office:value="44447">
                <text:p>4444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56">
                <text:p>44556</text:p>
              </table:table-cell>
              <table:table-cell office:value-type="float" office:value="0.0393215087172722">
                <text:p>0.0393215087172722</text:p>
              </table:table-cell>
              <table:table-cell office:value-type="float" office:value="44454">
                <text:p>4445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57">
                <text:p>44557</text:p>
              </table:table-cell>
              <table:table-cell office:value-type="float" office:value="0.040205942692516">
                <text:p>0.040205942692516</text:p>
              </table:table-cell>
              <table:table-cell office:value-type="float" office:value="44461">
                <text:p>4446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558">
                <text:p>44558</text:p>
              </table:table-cell>
              <table:table-cell office:value-type="float" office:value="0.0409682476587607">
                <text:p>0.0409682476587607</text:p>
              </table:table-cell>
              <table:table-cell office:value-type="float" office:value="44468">
                <text:p>4446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559">
                <text:p>44559</text:p>
              </table:table-cell>
              <table:table-cell office:value-type="float" office:value="0.0416001089658417">
                <text:p>0.0416001089658417</text:p>
              </table:table-cell>
              <table:table-cell office:value-type="float" office:value="44475">
                <text:p>4447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60">
                <text:p>44560</text:p>
              </table:table-cell>
              <table:table-cell office:value-type="float" office:value="0.0420947177143833">
                <text:p>0.0420947177143833</text:p>
              </table:table-cell>
              <table:table-cell office:value-type="float" office:value="44482">
                <text:p>4448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561">
                <text:p>44561</text:p>
              </table:table-cell>
              <table:table-cell office:value-type="float" office:value="0.0424588115730834">
                <text:p>0.0424588115730834</text:p>
              </table:table-cell>
              <table:table-cell office:value-type="float" office:value="44488">
                <text:p>4448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562">
                <text:p>44562</text:p>
              </table:table-cell>
              <table:table-cell office:value-type="float" office:value="0.0427026419129637">
                <text:p>0.0427026419129637</text:p>
              </table:table-cell>
              <table:table-cell office:value-type="float" office:value="44496">
                <text:p>4449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63">
                <text:p>44563</text:p>
              </table:table-cell>
              <table:table-cell office:value-type="float" office:value="0.0428167573592817">
                <text:p>0.0428167573592817</text:p>
              </table:table-cell>
              <table:table-cell office:value-type="float" office:value="44503">
                <text:p>4450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64">
                <text:p>44564</text:p>
              </table:table-cell>
              <table:table-cell office:value-type="float" office:value="0.0427952846823933">
                <text:p>0.0427952846823933</text:p>
              </table:table-cell>
              <table:table-cell office:value-type="float" office:value="44510">
                <text:p>4451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65">
                <text:p>44565</text:p>
              </table:table-cell>
              <table:table-cell office:value-type="float" office:value="0.0426296239217036">
                <text:p>0.0426296239217036</text:p>
              </table:table-cell>
              <table:table-cell office:value-type="float" office:value="44517">
                <text:p>4451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66">
                <text:p>44566</text:p>
              </table:table-cell>
              <table:table-cell office:value-type="float" office:value="0.0423099716134155">
                <text:p>0.0423099716134155</text:p>
              </table:table-cell>
              <table:table-cell office:value-type="float" office:value="44524">
                <text:p>4452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67">
                <text:p>44567</text:p>
              </table:table-cell>
              <table:table-cell office:value-type="float" office:value="0.0418491965175586">
                <text:p>0.0418491965175586</text:p>
              </table:table-cell>
              <table:table-cell office:value-type="float" office:value="44528">
                <text:p>4452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68">
                <text:p>44568</text:p>
              </table:table-cell>
              <table:table-cell office:value-type="float" office:value="0.0412638192798837">
                <text:p>0.0412638192798837</text:p>
              </table:table-cell>
              <table:table-cell office:value-type="float" office:value="44538">
                <text:p>4453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69">
                <text:p>44569</text:p>
              </table:table-cell>
              <table:table-cell office:value-type="float" office:value="0.040580633179559">
                <text:p>0.040580633179559</text:p>
              </table:table-cell>
              <table:table-cell office:value-type="float" office:value="44543">
                <text:p>44543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70">
                <text:p>44570</text:p>
              </table:table-cell>
              <table:table-cell office:value-type="float" office:value="0.0398287069316817">
                <text:p>0.0398287069316817</text:p>
              </table:table-cell>
              <table:table-cell office:value-type="float" office:value="44546">
                <text:p>445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71">
                <text:p>44571</text:p>
              </table:table-cell>
              <table:table-cell office:value-type="float" office:value="0.0390349648956292">
                <text:p>0.0390349648956292</text:p>
              </table:table-cell>
              <table:table-cell office:value-type="float" office:value="44550">
                <text:p>44550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72">
                <text:p>44572</text:p>
              </table:table-cell>
              <table:table-cell office:value-type="float" office:value="0.0381924201173004">
                <text:p>0.0381924201173004</text:p>
              </table:table-cell>
              <table:table-cell office:value-type="float" office:value="44558">
                <text:p>445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73">
                <text:p>44573</text:p>
              </table:table-cell>
              <table:table-cell office:value-type="float" office:value="0.0373685107166313">
                <text:p>0.0373685107166313</text:p>
              </table:table-cell>
              <table:table-cell office:value-type="float" office:value="44564">
                <text:p>4456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4">
                <text:p>44574</text:p>
              </table:table-cell>
              <table:table-cell office:value-type="float" office:value="0.0365788788030475">
                <text:p>0.0365788788030475</text:p>
              </table:table-cell>
              <table:table-cell office:value-type="float" office:value="44573">
                <text:p>44573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75">
                <text:p>44575</text:p>
              </table:table-cell>
              <table:table-cell office:value-type="float" office:value="0.0358749502764675">
                <text:p>0.0358749502764675</text:p>
              </table:table-cell>
              <table:table-cell office:value-type="float" office:value="44580">
                <text:p>44580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76">
                <text:p>44576</text:p>
              </table:table-cell>
              <table:table-cell office:value-type="float" office:value="0.0352500490514426">
                <text:p>0.0352500490514426</text:p>
              </table:table-cell>
              <table:table-cell office:value-type="float" office:value="44587">
                <text:p>4458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77">
                <text:p>44577</text:p>
              </table:table-cell>
              <table:table-cell office:value-type="float" office:value="0.0347536623088008">
                <text:p>0.0347536623088008</text:p>
              </table:table-cell>
              <table:table-cell office:value-type="float" office:value="44594">
                <text:p>4459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578">
                <text:p>44578</text:p>
              </table:table-cell>
              <table:table-cell office:value-type="float" office:value="0.0343911072542872">
                <text:p>0.0343911072542872</text:p>
              </table:table-cell>
              <table:table-cell office:value-type="float" office:value="44601">
                <text:p>4460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79">
                <text:p>44579</text:p>
              </table:table-cell>
              <table:table-cell office:value-type="float" office:value="0.0341729011206014">
                <text:p>0.0341729011206014</text:p>
              </table:table-cell>
              <table:table-cell office:value-type="float" office:value="44608">
                <text:p>4460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80">
                <text:p>44580</text:p>
              </table:table-cell>
              <table:table-cell office:value-type="float" office:value="0.0340958803909062">
                <text:p>0.0340958803909062</text:p>
              </table:table-cell>
              <table:table-cell office:value-type="float" office:value="44615">
                <text:p>4461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81">
                <text:p>44581</text:p>
              </table:table-cell>
              <table:table-cell office:value-type="float" office:value="0.0341696495802707">
                <text:p>0.0341696495802707</text:p>
              </table:table-cell>
              <table:table-cell office:value-type="float" office:value="44622">
                <text:p>4462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82">
                <text:p>44582</text:p>
              </table:table-cell>
              <table:table-cell office:value-type="float" office:value="0.0343819092221113">
                <text:p>0.034381909222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83">
                <text:p>44583</text:p>
              </table:table-cell>
              <table:table-cell office:value-type="float" office:value="0.0347202976380833">
                <text:p>0.034720297638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584">
                <text:p>44584</text:p>
              </table:table-cell>
              <table:table-cell office:value-type="float" office:value="0.0351768523899216">
                <text:p>0.035176852389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585">
                <text:p>44585</text:p>
              </table:table-cell>
              <table:table-cell office:value-type="float" office:value="0.0357115505416082">
                <text:p>0.0357115505416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86">
                <text:p>44586</text:p>
              </table:table-cell>
              <table:table-cell office:value-type="float" office:value="0.0363177225042028">
                <text:p>0.036317722504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587">
                <text:p>44587</text:p>
              </table:table-cell>
              <table:table-cell office:value-type="float" office:value="0.0369721214684597">
                <text:p>0.036972121468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588">
                <text:p>44588</text:p>
              </table:table-cell>
              <table:table-cell office:value-type="float" office:value="0.0376570459413145">
                <text:p>0.037657045941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589">
                <text:p>44589</text:p>
              </table:table-cell>
              <table:table-cell office:value-type="float" office:value="0.0383401059492313">
                <text:p>0.038340105949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90">
                <text:p>44590</text:p>
              </table:table-cell>
              <table:table-cell office:value-type="float" office:value="0.0390180206625845">
                <text:p>0.039018020662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591">
                <text:p>44591</text:p>
              </table:table-cell>
              <table:table-cell office:value-type="float" office:value="0.0396456146115468">
                <text:p>0.039645614611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592">
                <text:p>44592</text:p>
              </table:table-cell>
              <table:table-cell office:value-type="float" office:value="0.0402055087460639">
                <text:p>0.0402055087460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593">
                <text:p>44593</text:p>
              </table:table-cell>
              <table:table-cell office:value-type="float" office:value="0.0406852407249762">
                <text:p>0.040685240724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94">
                <text:p>44594</text:p>
              </table:table-cell>
              <table:table-cell office:value-type="float" office:value="0.0410541773401646">
                <text:p>0.041054177340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595">
                <text:p>44595</text:p>
              </table:table-cell>
              <table:table-cell office:value-type="float" office:value="0.0413057438044667">
                <text:p>0.041305743804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96">
                <text:p>44596</text:p>
              </table:table-cell>
              <table:table-cell office:value-type="float" office:value="0.0414588056219049">
                <text:p>0.04145880562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597">
                <text:p>44597</text:p>
              </table:table-cell>
              <table:table-cell office:value-type="float" office:value="0.0415090648620114">
                <text:p>0.041509064862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598">
                <text:p>44598</text:p>
              </table:table-cell>
              <table:table-cell office:value-type="float" office:value="0.0414345407483206">
                <text:p>0.041434540748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99">
                <text:p>44599</text:p>
              </table:table-cell>
              <table:table-cell office:value-type="float" office:value="0.0412587409346614">
                <text:p>0.041258740934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600">
                <text:p>44600</text:p>
              </table:table-cell>
              <table:table-cell office:value-type="float" office:value="0.0409737910758529">
                <text:p>0.040973791075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01">
                <text:p>44601</text:p>
              </table:table-cell>
              <table:table-cell office:value-type="float" office:value="0.0405780861773764">
                <text:p>0.040578086177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602">
                <text:p>44602</text:p>
              </table:table-cell>
              <table:table-cell office:value-type="float" office:value="0.0401210638834738">
                <text:p>0.040121063883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603">
                <text:p>44603</text:p>
              </table:table-cell>
              <table:table-cell office:value-type="float" office:value="0.0396044003282015">
                <text:p>0.039604400328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604">
                <text:p>44604</text:p>
              </table:table-cell>
              <table:table-cell office:value-type="float" office:value="0.0390212789274007">
                <text:p>0.039021278927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05">
                <text:p>44605</text:p>
              </table:table-cell>
              <table:table-cell office:value-type="float" office:value="0.03839347235967">
                <text:p>0.0383934723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606">
                <text:p>44606</text:p>
              </table:table-cell>
              <table:table-cell office:value-type="float" office:value="0.0377354556772904">
                <text:p>0.037735455677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607">
                <text:p>44607</text:p>
              </table:table-cell>
              <table:table-cell office:value-type="float" office:value="0.037045107644472">
                <text:p>0.03704510764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608">
                <text:p>44608</text:p>
              </table:table-cell>
              <table:table-cell office:value-type="float" office:value="0.0363337012003529">
                <text:p>0.036333701200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609">
                <text:p>44609</text:p>
              </table:table-cell>
              <table:table-cell office:value-type="float" office:value="0.0356310379993977">
                <text:p>0.035631037999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610">
                <text:p>44610</text:p>
              </table:table-cell>
              <table:table-cell office:value-type="float" office:value="0.0349479458721756">
                <text:p>0.034947945872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611">
                <text:p>44611</text:p>
              </table:table-cell>
              <table:table-cell office:value-type="float" office:value="0.0342889643024619">
                <text:p>0.034288964302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612">
                <text:p>44612</text:p>
              </table:table-cell>
              <table:table-cell office:value-type="float" office:value="0.0336788753709073">
                <text:p>0.033678875370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613">
                <text:p>44613</text:p>
              </table:table-cell>
              <table:table-cell office:value-type="float" office:value="0.0331166208170706">
                <text:p>0.033116620817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614">
                <text:p>44614</text:p>
              </table:table-cell>
              <table:table-cell office:value-type="float" office:value="0.0326131247607872">
                <text:p>0.032613124760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615">
                <text:p>44615</text:p>
              </table:table-cell>
              <table:table-cell office:value-type="float" office:value="0.0321961373599061">
                <text:p>0.032196137359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616">
                <text:p>44616</text:p>
              </table:table-cell>
              <table:table-cell office:value-type="float" office:value="0.0318709663558295">
                <text:p>0.0318709663558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17">
                <text:p>44617</text:p>
              </table:table-cell>
              <table:table-cell office:value-type="float" office:value="0.0316594779818912">
                <text:p>0.031659477981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618">
                <text:p>44618</text:p>
              </table:table-cell>
              <table:table-cell office:value-type="float" office:value="0.0315651227489024">
                <text:p>0.031565122748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619">
                <text:p>44619</text:p>
              </table:table-cell>
              <table:table-cell office:value-type="float" office:value="0.0315897872749709">
                <text:p>0.031589787274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620">
                <text:p>44620</text:p>
              </table:table-cell>
              <table:table-cell office:value-type="float" office:value="0.0317631628359883">
                <text:p>0.031763162835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621">
                <text:p>44621</text:p>
              </table:table-cell>
              <table:table-cell office:value-type="float" office:value="0.0321208752891019">
                <text:p>0.032120875289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622">
                <text:p>44622</text:p>
              </table:table-cell>
              <table:table-cell office:value-type="float" office:value="0.0326694081995047">
                <text:p>0.032669408199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623">
                <text:p>44623</text:p>
              </table:table-cell>
              <table:table-cell office:value-type="float" office:value="0.0333879902068318">
                <text:p>0.033387990206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624">
                <text:p>44624</text:p>
              </table:table-cell>
              <table:table-cell office:value-type="float" office:value="0.0342701048397166">
                <text:p>0.034270104839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25">
                <text:p>44625</text:p>
              </table:table-cell>
              <table:table-cell office:value-type="float" office:value="0.0353126767633315">
                <text:p>0.035312676763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minimum="4447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e59" draw:fill-color="#ffde5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78cm" svg:height="11.423cm" xlink:href=".." xlink:type="simple" chart:class="chart:scatter" chart:style-name="ch1">
        <chart:title svg:x="2.12cm" svg:y="0.363cm" chart:style-name="ch2">
          <text:p>COVID Symptom Study prevalence estimate for England, compared to ONS Infection Survey. LOG SCALE</text:p>
        </chart:title>
        <chart:legend chart:legend-position="end" svg:x="17.297cm" svg:y="5.163cm" style:legend-expansion="high" chart:style-name="ch3"/>
        <chart:plot-area chart:style-name="ch4" table:cell-range-address="CSS.C2:CSS.D1000 CSS.B1:CSS.B1 ONS.E1:ONS.E1 ONS.D2:ONS.D1000" chart:data-source-has-labels="row" svg:x="0.413cm" svg:y="1.874cm" svg:width="16.471cm" svg:height="9.321cm">
          <chart:coordinate-region svg:x="1.828cm" svg:y="2.073cm" svg:width="14.393cm" svg:height="8.476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CSS.D2:CSS.D1000" chart:label-cell-address="CSS.B1:CSS.B1" chart:class="chart:scatter">
            <chart:domain table:cell-range-address="CSS.C2:CSS.C1000"/>
            <chart:data-point chart:repeated="999"/>
          </chart:series>
          <chart:series chart:style-name="ch10" chart:values-cell-range-address="ONS.D2:ONS.D1000" chart:label-cell-address="ONS.E1:ONS.E1" chart:class="chart:scatter">
            <chart:domain table:cell-range-address="ONS.A2:ONS.A1000"/>
            <chart:data-point chart:repeated="9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ive_cases</text:p>
                <draw:g>
                  <svg:desc>CSS.B1:CS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NS * 1</text:p>
                <draw:g>
                  <svg:desc>ONS.E1: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94">
                <text:p>44494</text:p>
                <draw:g>
                  <svg:desc>CSS.C2:CSS.C1000</svg:desc>
                </draw:g>
              </table:table-cell>
              <table:table-cell office:value-type="float" office:value="0.0188888642958792">
                <text:p>0.0188888642958792</text:p>
                <draw:g>
                  <svg:desc>CSS.D2:CSS.D1000</svg:desc>
                </draw:g>
              </table:table-cell>
              <table:table-cell office:value-type="float" office:value="44021">
                <text:p>44021</text:p>
                <draw:g>
                  <svg:desc>ONS.A2:ONS.A1000</svg:desc>
                </draw:g>
              </table:table-cell>
              <table:table-cell office:value-type="float" office:value="0.0004">
                <text:p>0.0004</text:p>
                <draw:g>
                  <svg:desc>ONS.D2:ONS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95">
                <text:p>44495</text:p>
              </table:table-cell>
              <table:table-cell office:value-type="float" office:value="0.0188183510477786">
                <text:p>0.0188183510477786</text:p>
              </table:table-cell>
              <table:table-cell office:value-type="float" office:value="44028">
                <text:p>4402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96">
                <text:p>44496</text:p>
              </table:table-cell>
              <table:table-cell office:value-type="float" office:value="0.0186863008324457">
                <text:p>0.0186863008324457</text:p>
              </table:table-cell>
              <table:table-cell office:value-type="float" office:value="44035">
                <text:p>4403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97">
                <text:p>44497</text:p>
              </table:table-cell>
              <table:table-cell office:value-type="float" office:value="0.0184924800070665">
                <text:p>0.0184924800070665</text:p>
              </table:table-cell>
              <table:table-cell office:value-type="float" office:value="44042">
                <text:p>4404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98">
                <text:p>44498</text:p>
              </table:table-cell>
              <table:table-cell office:value-type="float" office:value="0.0182540016795396">
                <text:p>0.0182540016795396</text:p>
              </table:table-cell>
              <table:table-cell office:value-type="float" office:value="44049">
                <text:p>4404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99">
                <text:p>44499</text:p>
              </table:table-cell>
              <table:table-cell office:value-type="float" office:value="0.0179761211057765">
                <text:p>0.0179761211057765</text:p>
              </table:table-cell>
              <table:table-cell office:value-type="float" office:value="44053">
                <text:p>4405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500">
                <text:p>44500</text:p>
              </table:table-cell>
              <table:table-cell office:value-type="float" office:value="0.0176664311583385">
                <text:p>0.0176664311583385</text:p>
              </table:table-cell>
              <table:table-cell office:value-type="float" office:value="44060">
                <text:p>440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1">
                <text:p>44501</text:p>
              </table:table-cell>
              <table:table-cell office:value-type="float" office:value="0.0173238588027164">
                <text:p>0.0173238588027164</text:p>
              </table:table-cell>
              <table:table-cell office:value-type="float" office:value="44065">
                <text:p>440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02">
                <text:p>44502</text:p>
              </table:table-cell>
              <table:table-cell office:value-type="float" office:value="0.0169600667695679">
                <text:p>0.0169600667695679</text:p>
              </table:table-cell>
              <table:table-cell office:value-type="float" office:value="44076">
                <text:p>4407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03">
                <text:p>44503</text:p>
              </table:table-cell>
              <table:table-cell office:value-type="float" office:value="0.0166052801503302">
                <text:p>0.0166052801503302</text:p>
              </table:table-cell>
              <table:table-cell office:value-type="float" office:value="44081">
                <text:p>440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504">
                <text:p>44504</text:p>
              </table:table-cell>
              <table:table-cell office:value-type="float" office:value="0.0162702766458335">
                <text:p>0.0162702766458335</text:p>
              </table:table-cell>
              <table:table-cell office:value-type="float" office:value="44090">
                <text:p>4409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05">
                <text:p>44505</text:p>
              </table:table-cell>
              <table:table-cell office:value-type="float" office:value="0.0159336340770782">
                <text:p>0.0159336340770782</text:p>
              </table:table-cell>
              <table:table-cell office:value-type="float" office:value="44095">
                <text:p>4409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06">
                <text:p>44506</text:p>
              </table:table-cell>
              <table:table-cell office:value-type="float" office:value="0.0156285650723812">
                <text:p>0.0156285650723812</text:p>
              </table:table-cell>
              <table:table-cell office:value-type="float" office:value="44102">
                <text:p>44102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07">
                <text:p>44507</text:p>
              </table:table-cell>
              <table:table-cell office:value-type="float" office:value="0.0153540284309233">
                <text:p>0.0153540284309233</text:p>
              </table:table-cell>
              <table:table-cell office:value-type="float" office:value="44109">
                <text:p>4410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08">
                <text:p>44508</text:p>
              </table:table-cell>
              <table:table-cell office:value-type="float" office:value="0.0151224813142389">
                <text:p>0.0151224813142389</text:p>
              </table:table-cell>
              <table:table-cell office:value-type="float" office:value="44117">
                <text:p>44117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09">
                <text:p>44509</text:p>
              </table:table-cell>
              <table:table-cell office:value-type="float" office:value="0.0149516473580401">
                <text:p>0.0149516473580401</text:p>
              </table:table-cell>
              <table:table-cell office:value-type="float" office:value="44124">
                <text:p>4412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">
                <text:p>44510</text:p>
              </table:table-cell>
              <table:table-cell office:value-type="float" office:value="0.0148360326242178">
                <text:p>0.0148360326242178</text:p>
              </table:table-cell>
              <table:table-cell office:value-type="float" office:value="44132">
                <text:p>4413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1">
                <text:p>44511</text:p>
              </table:table-cell>
              <table:table-cell office:value-type="float" office:value="0.0147771139831359">
                <text:p>0.0147771139831359</text:p>
              </table:table-cell>
              <table:table-cell office:value-type="float" office:value="44138">
                <text:p>4413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2">
                <text:p>44512</text:p>
              </table:table-cell>
              <table:table-cell office:value-type="float" office:value="0.0147873852040417">
                <text:p>0.0147873852040417</text:p>
              </table:table-cell>
              <table:table-cell office:value-type="float" office:value="44146">
                <text:p>4414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13">
                <text:p>44513</text:p>
              </table:table-cell>
              <table:table-cell office:value-type="float" office:value="0.0148478785218239">
                <text:p>0.0148478785218239</text:p>
              </table:table-cell>
              <table:table-cell office:value-type="float" office:value="44153">
                <text:p>4415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14">
                <text:p>44514</text:p>
              </table:table-cell>
              <table:table-cell office:value-type="float" office:value="0.0149408572247247">
                <text:p>0.0149408572247247</text:p>
              </table:table-cell>
              <table:table-cell office:value-type="float" office:value="44160">
                <text:p>4416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515">
                <text:p>44515</text:p>
              </table:table-cell>
              <table:table-cell office:value-type="float" office:value="0.015078565999527">
                <text:p>0.015078565999527</text:p>
              </table:table-cell>
              <table:table-cell office:value-type="float" office:value="44167">
                <text:p>4416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516">
                <text:p>44516</text:p>
              </table:table-cell>
              <table:table-cell office:value-type="float" office:value="0.0152341233210736">
                <text:p>0.0152341233210736</text:p>
              </table:table-cell>
              <table:table-cell office:value-type="float" office:value="44174">
                <text:p>4417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517">
                <text:p>44517</text:p>
              </table:table-cell>
              <table:table-cell office:value-type="float" office:value="0.0153970738051692">
                <text:p>0.0153970738051692</text:p>
              </table:table-cell>
              <table:table-cell office:value-type="float" office:value="44180">
                <text:p>4418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18">
                <text:p>44518</text:p>
              </table:table-cell>
              <table:table-cell office:value-type="float" office:value="0.0155516362828149">
                <text:p>0.0155516362828149</text:p>
              </table:table-cell>
              <table:table-cell office:value-type="float" office:value="44185">
                <text:p>4418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519">
                <text:p>44519</text:p>
              </table:table-cell>
              <table:table-cell office:value-type="float" office:value="0.015709452260162">
                <text:p>0.015709452260162</text:p>
              </table:table-cell>
              <table:table-cell office:value-type="float" office:value="44195">
                <text:p>4419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520">
                <text:p>44520</text:p>
              </table:table-cell>
              <table:table-cell office:value-type="float" office:value="0.0158532487791627">
                <text:p>0.0158532487791627</text:p>
              </table:table-cell>
              <table:table-cell office:value-type="float" office:value="44202">
                <text:p>4420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521">
                <text:p>44521</text:p>
              </table:table-cell>
              <table:table-cell office:value-type="float" office:value="0.015984139081382">
                <text:p>0.015984139081382</text:p>
              </table:table-cell>
              <table:table-cell office:value-type="float" office:value="44209">
                <text:p>44209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522">
                <text:p>44522</text:p>
              </table:table-cell>
              <table:table-cell office:value-type="float" office:value="0.0160971194188645">
                <text:p>0.0160971194188645</text:p>
              </table:table-cell>
              <table:table-cell office:value-type="float" office:value="44216">
                <text:p>44216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23">
                <text:p>44523</text:p>
              </table:table-cell>
              <table:table-cell office:value-type="float" office:value="0.0161834166636989">
                <text:p>0.0161834166636989</text:p>
              </table:table-cell>
              <table:table-cell office:value-type="float" office:value="44223">
                <text:p>442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24">
                <text:p>44524</text:p>
              </table:table-cell>
              <table:table-cell office:value-type="float" office:value="0.0162599849564872">
                <text:p>0.0162599849564872</text:p>
              </table:table-cell>
              <table:table-cell office:value-type="float" office:value="44229">
                <text:p>4422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525">
                <text:p>44525</text:p>
              </table:table-cell>
              <table:table-cell office:value-type="float" office:value="0.0163383129392464">
                <text:p>0.0163383129392464</text:p>
              </table:table-cell>
              <table:table-cell office:value-type="float" office:value="44236">
                <text:p>4423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526">
                <text:p>44526</text:p>
              </table:table-cell>
              <table:table-cell office:value-type="float" office:value="0.0164128641157859">
                <text:p>0.0164128641157859</text:p>
              </table:table-cell>
              <table:table-cell office:value-type="float" office:value="44243">
                <text:p>4424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7">
                <text:p>44527</text:p>
              </table:table-cell>
              <table:table-cell office:value-type="float" office:value="0.0164910408097342">
                <text:p>0.0164910408097342</text:p>
              </table:table-cell>
              <table:table-cell office:value-type="float" office:value="44251">
                <text:p>4425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28">
                <text:p>44528</text:p>
              </table:table-cell>
              <table:table-cell office:value-type="float" office:value="0.0165855796356634">
                <text:p>0.0165855796356634</text:p>
              </table:table-cell>
              <table:table-cell office:value-type="float" office:value="44257">
                <text:p>4425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529">
                <text:p>44529</text:p>
              </table:table-cell>
              <table:table-cell office:value-type="float" office:value="0.0166664117498634">
                <text:p>0.0166664117498634</text:p>
              </table:table-cell>
              <table:table-cell office:value-type="float" office:value="44265">
                <text:p>4426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530">
                <text:p>44530</text:p>
              </table:table-cell>
              <table:table-cell office:value-type="float" office:value="0.0167427932302412">
                <text:p>0.0167427932302412</text:p>
              </table:table-cell>
              <table:table-cell office:value-type="float" office:value="44272">
                <text:p>442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531">
                <text:p>44531</text:p>
              </table:table-cell>
              <table:table-cell office:value-type="float" office:value="0.016830811529963">
                <text:p>0.016830811529963</text:p>
              </table:table-cell>
              <table:table-cell office:value-type="float" office:value="44279">
                <text:p>44279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32">
                <text:p>44532</text:p>
              </table:table-cell>
              <table:table-cell office:value-type="float" office:value="0.0169292613959777">
                <text:p>0.0169292613959777</text:p>
              </table:table-cell>
              <table:table-cell office:value-type="float" office:value="44286">
                <text:p>44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33">
                <text:p>44533</text:p>
              </table:table-cell>
              <table:table-cell office:value-type="float" office:value="0.0170485269569534">
                <text:p>0.0170485269569534</text:p>
              </table:table-cell>
              <table:table-cell office:value-type="float" office:value="44293">
                <text:p>4429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534">
                <text:p>44534</text:p>
              </table:table-cell>
              <table:table-cell office:value-type="float" office:value="0.0171865837850875">
                <text:p>0.0171865837850875</text:p>
              </table:table-cell>
              <table:table-cell office:value-type="float" office:value="44299">
                <text:p>4429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35">
                <text:p>44535</text:p>
              </table:table-cell>
              <table:table-cell office:value-type="float" office:value="0.0173575905454081">
                <text:p>0.0173575905454081</text:p>
              </table:table-cell>
              <table:table-cell office:value-type="float" office:value="44307">
                <text:p>443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536">
                <text:p>44536</text:p>
              </table:table-cell>
              <table:table-cell office:value-type="float" office:value="0.0175656703554129">
                <text:p>0.0175656703554129</text:p>
              </table:table-cell>
              <table:table-cell office:value-type="float" office:value="44315">
                <text:p>4431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37">
                <text:p>44537</text:p>
              </table:table-cell>
              <table:table-cell office:value-type="float" office:value="0.0178539135541743">
                <text:p>0.0178539135541743</text:p>
              </table:table-cell>
              <table:table-cell office:value-type="float" office:value="44321">
                <text:p>4432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8">
                <text:p>44538</text:p>
              </table:table-cell>
              <table:table-cell office:value-type="float" office:value="0.0182806709043679">
                <text:p>0.0182806709043679</text:p>
              </table:table-cell>
              <table:table-cell office:value-type="float" office:value="44328">
                <text:p>44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39">
                <text:p>44539</text:p>
              </table:table-cell>
              <table:table-cell office:value-type="float" office:value="0.0188497730528548">
                <text:p>0.0188497730528548</text:p>
              </table:table-cell>
              <table:table-cell office:value-type="float" office:value="44335">
                <text:p>4433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40">
                <text:p>44540</text:p>
              </table:table-cell>
              <table:table-cell office:value-type="float" office:value="0.0195373166377541">
                <text:p>0.0195373166377541</text:p>
              </table:table-cell>
              <table:table-cell office:value-type="float" office:value="44342">
                <text:p>4434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541">
                <text:p>44541</text:p>
              </table:table-cell>
              <table:table-cell office:value-type="float" office:value="0.0203405462404566">
                <text:p>0.0203405462404566</text:p>
              </table:table-cell>
              <table:table-cell office:value-type="float" office:value="44349">
                <text:p>4434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542">
                <text:p>44542</text:p>
              </table:table-cell>
              <table:table-cell office:value-type="float" office:value="0.0212719815754843">
                <text:p>0.0212719815754843</text:p>
              </table:table-cell>
              <table:table-cell office:value-type="float" office:value="44356">
                <text:p>44356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43">
                <text:p>44543</text:p>
              </table:table-cell>
              <table:table-cell office:value-type="float" office:value="0.0223112410929689">
                <text:p>0.0223112410929689</text:p>
              </table:table-cell>
              <table:table-cell office:value-type="float" office:value="44363">
                <text:p>4436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544">
                <text:p>44544</text:p>
              </table:table-cell>
              <table:table-cell office:value-type="float" office:value="0.0234724889766234">
                <text:p>0.0234724889766234</text:p>
              </table:table-cell>
              <table:table-cell office:value-type="float" office:value="44370">
                <text:p>4437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545">
                <text:p>44545</text:p>
              </table:table-cell>
              <table:table-cell office:value-type="float" office:value="0.0247354366786588">
                <text:p>0.0247354366786588</text:p>
              </table:table-cell>
              <table:table-cell office:value-type="float" office:value="44377">
                <text:p>4437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546">
                <text:p>44546</text:p>
              </table:table-cell>
              <table:table-cell office:value-type="float" office:value="0.026098836450803">
                <text:p>0.026098836450803</text:p>
              </table:table-cell>
              <table:table-cell office:value-type="float" office:value="44384">
                <text:p>4438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547">
                <text:p>44547</text:p>
              </table:table-cell>
              <table:table-cell office:value-type="float" office:value="0.0275439673560456">
                <text:p>0.0275439673560456</text:p>
              </table:table-cell>
              <table:table-cell office:value-type="float" office:value="44391">
                <text:p>4439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548">
                <text:p>44548</text:p>
              </table:table-cell>
              <table:table-cell office:value-type="float" office:value="0.0290207214507221">
                <text:p>0.0290207214507221</text:p>
              </table:table-cell>
              <table:table-cell office:value-type="float" office:value="44398">
                <text:p>44398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49">
                <text:p>44549</text:p>
              </table:table-cell>
              <table:table-cell office:value-type="float" office:value="0.0305052847531467">
                <text:p>0.0305052847531467</text:p>
              </table:table-cell>
              <table:table-cell office:value-type="float" office:value="44405">
                <text:p>4440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550">
                <text:p>44550</text:p>
              </table:table-cell>
              <table:table-cell office:value-type="float" office:value="0.0319755483438414">
                <text:p>0.0319755483438414</text:p>
              </table:table-cell>
              <table:table-cell office:value-type="float" office:value="44411">
                <text:p>44411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51">
                <text:p>44551</text:p>
              </table:table-cell>
              <table:table-cell office:value-type="float" office:value="0.0333864824354277">
                <text:p>0.0333864824354277</text:p>
              </table:table-cell>
              <table:table-cell office:value-type="float" office:value="44419">
                <text:p>444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52">
                <text:p>44552</text:p>
              </table:table-cell>
              <table:table-cell office:value-type="float" office:value="0.0347236699528529">
                <text:p>0.0347236699528529</text:p>
              </table:table-cell>
              <table:table-cell office:value-type="float" office:value="44425">
                <text:p>444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53">
                <text:p>44553</text:p>
              </table:table-cell>
              <table:table-cell office:value-type="float" office:value="0.0359979298660751">
                <text:p>0.0359979298660751</text:p>
              </table:table-cell>
              <table:table-cell office:value-type="float" office:value="44432">
                <text:p>44432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54">
                <text:p>44554</text:p>
              </table:table-cell>
              <table:table-cell office:value-type="float" office:value="0.0371978105830789">
                <text:p>0.0371978105830789</text:p>
              </table:table-cell>
              <table:table-cell office:value-type="float" office:value="44439">
                <text:p>4443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55">
                <text:p>44555</text:p>
              </table:table-cell>
              <table:table-cell office:value-type="float" office:value="0.0383165469354294">
                <text:p>0.0383165469354294</text:p>
              </table:table-cell>
              <table:table-cell office:value-type="float" office:value="44447">
                <text:p>4444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56">
                <text:p>44556</text:p>
              </table:table-cell>
              <table:table-cell office:value-type="float" office:value="0.0393215087172722">
                <text:p>0.0393215087172722</text:p>
              </table:table-cell>
              <table:table-cell office:value-type="float" office:value="44454">
                <text:p>4445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57">
                <text:p>44557</text:p>
              </table:table-cell>
              <table:table-cell office:value-type="float" office:value="0.040205942692516">
                <text:p>0.040205942692516</text:p>
              </table:table-cell>
              <table:table-cell office:value-type="float" office:value="44461">
                <text:p>4446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558">
                <text:p>44558</text:p>
              </table:table-cell>
              <table:table-cell office:value-type="float" office:value="0.0409682476587607">
                <text:p>0.0409682476587607</text:p>
              </table:table-cell>
              <table:table-cell office:value-type="float" office:value="44468">
                <text:p>4446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559">
                <text:p>44559</text:p>
              </table:table-cell>
              <table:table-cell office:value-type="float" office:value="0.0416001089658417">
                <text:p>0.0416001089658417</text:p>
              </table:table-cell>
              <table:table-cell office:value-type="float" office:value="44475">
                <text:p>4447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60">
                <text:p>44560</text:p>
              </table:table-cell>
              <table:table-cell office:value-type="float" office:value="0.0420947177143833">
                <text:p>0.0420947177143833</text:p>
              </table:table-cell>
              <table:table-cell office:value-type="float" office:value="44482">
                <text:p>4448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561">
                <text:p>44561</text:p>
              </table:table-cell>
              <table:table-cell office:value-type="float" office:value="0.0424588115730834">
                <text:p>0.0424588115730834</text:p>
              </table:table-cell>
              <table:table-cell office:value-type="float" office:value="44488">
                <text:p>4448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562">
                <text:p>44562</text:p>
              </table:table-cell>
              <table:table-cell office:value-type="float" office:value="0.0427026419129637">
                <text:p>0.0427026419129637</text:p>
              </table:table-cell>
              <table:table-cell office:value-type="float" office:value="44496">
                <text:p>4449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63">
                <text:p>44563</text:p>
              </table:table-cell>
              <table:table-cell office:value-type="float" office:value="0.0428167573592817">
                <text:p>0.0428167573592817</text:p>
              </table:table-cell>
              <table:table-cell office:value-type="float" office:value="44503">
                <text:p>4450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64">
                <text:p>44564</text:p>
              </table:table-cell>
              <table:table-cell office:value-type="float" office:value="0.0427952846823933">
                <text:p>0.0427952846823933</text:p>
              </table:table-cell>
              <table:table-cell office:value-type="float" office:value="44510">
                <text:p>44510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65">
                <text:p>44565</text:p>
              </table:table-cell>
              <table:table-cell office:value-type="float" office:value="0.0426296239217036">
                <text:p>0.0426296239217036</text:p>
              </table:table-cell>
              <table:table-cell office:value-type="float" office:value="44517">
                <text:p>4451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566">
                <text:p>44566</text:p>
              </table:table-cell>
              <table:table-cell office:value-type="float" office:value="0.0423099716134155">
                <text:p>0.0423099716134155</text:p>
              </table:table-cell>
              <table:table-cell office:value-type="float" office:value="44524">
                <text:p>4452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567">
                <text:p>44567</text:p>
              </table:table-cell>
              <table:table-cell office:value-type="float" office:value="0.0418491965175586">
                <text:p>0.0418491965175586</text:p>
              </table:table-cell>
              <table:table-cell office:value-type="float" office:value="44528">
                <text:p>4452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68">
                <text:p>44568</text:p>
              </table:table-cell>
              <table:table-cell office:value-type="float" office:value="0.0412638192798837">
                <text:p>0.0412638192798837</text:p>
              </table:table-cell>
              <table:table-cell office:value-type="float" office:value="44538">
                <text:p>4453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69">
                <text:p>44569</text:p>
              </table:table-cell>
              <table:table-cell office:value-type="float" office:value="0.040580633179559">
                <text:p>0.040580633179559</text:p>
              </table:table-cell>
              <table:table-cell office:value-type="float" office:value="44543">
                <text:p>44543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570">
                <text:p>44570</text:p>
              </table:table-cell>
              <table:table-cell office:value-type="float" office:value="0.0398287069316817">
                <text:p>0.0398287069316817</text:p>
              </table:table-cell>
              <table:table-cell office:value-type="float" office:value="44546">
                <text:p>445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571">
                <text:p>44571</text:p>
              </table:table-cell>
              <table:table-cell office:value-type="float" office:value="0.0390349648956292">
                <text:p>0.0390349648956292</text:p>
              </table:table-cell>
              <table:table-cell office:value-type="float" office:value="44550">
                <text:p>44550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72">
                <text:p>44572</text:p>
              </table:table-cell>
              <table:table-cell office:value-type="float" office:value="0.0381924201173004">
                <text:p>0.0381924201173004</text:p>
              </table:table-cell>
              <table:table-cell office:value-type="float" office:value="44558">
                <text:p>445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73">
                <text:p>44573</text:p>
              </table:table-cell>
              <table:table-cell office:value-type="float" office:value="0.0373685107166313">
                <text:p>0.0373685107166313</text:p>
              </table:table-cell>
              <table:table-cell office:value-type="float" office:value="44564">
                <text:p>4456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574">
                <text:p>44574</text:p>
              </table:table-cell>
              <table:table-cell office:value-type="float" office:value="0.0365788788030475">
                <text:p>0.0365788788030475</text:p>
              </table:table-cell>
              <table:table-cell office:value-type="float" office:value="44573">
                <text:p>44573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75">
                <text:p>44575</text:p>
              </table:table-cell>
              <table:table-cell office:value-type="float" office:value="0.0358749502764675">
                <text:p>0.0358749502764675</text:p>
              </table:table-cell>
              <table:table-cell office:value-type="float" office:value="44580">
                <text:p>44580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76">
                <text:p>44576</text:p>
              </table:table-cell>
              <table:table-cell office:value-type="float" office:value="0.0352500490514426">
                <text:p>0.0352500490514426</text:p>
              </table:table-cell>
              <table:table-cell office:value-type="float" office:value="44587">
                <text:p>4458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77">
                <text:p>44577</text:p>
              </table:table-cell>
              <table:table-cell office:value-type="float" office:value="0.0347536623088008">
                <text:p>0.0347536623088008</text:p>
              </table:table-cell>
              <table:table-cell office:value-type="float" office:value="44594">
                <text:p>4459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578">
                <text:p>44578</text:p>
              </table:table-cell>
              <table:table-cell office:value-type="float" office:value="0.0343911072542872">
                <text:p>0.0343911072542872</text:p>
              </table:table-cell>
              <table:table-cell office:value-type="float" office:value="44601">
                <text:p>4460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79">
                <text:p>44579</text:p>
              </table:table-cell>
              <table:table-cell office:value-type="float" office:value="0.0341729011206014">
                <text:p>0.0341729011206014</text:p>
              </table:table-cell>
              <table:table-cell office:value-type="float" office:value="44608">
                <text:p>4460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580">
                <text:p>44580</text:p>
              </table:table-cell>
              <table:table-cell office:value-type="float" office:value="0.0340958803909062">
                <text:p>0.0340958803909062</text:p>
              </table:table-cell>
              <table:table-cell office:value-type="float" office:value="44615">
                <text:p>4461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81">
                <text:p>44581</text:p>
              </table:table-cell>
              <table:table-cell office:value-type="float" office:value="0.0341696495802707">
                <text:p>0.0341696495802707</text:p>
              </table:table-cell>
              <table:table-cell office:value-type="float" office:value="44622">
                <text:p>4462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82">
                <text:p>44582</text:p>
              </table:table-cell>
              <table:table-cell office:value-type="float" office:value="0.0343819092221113">
                <text:p>0.034381909222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83">
                <text:p>44583</text:p>
              </table:table-cell>
              <table:table-cell office:value-type="float" office:value="0.0347202976380833">
                <text:p>0.034720297638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584">
                <text:p>44584</text:p>
              </table:table-cell>
              <table:table-cell office:value-type="float" office:value="0.0351768523899216">
                <text:p>0.035176852389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585">
                <text:p>44585</text:p>
              </table:table-cell>
              <table:table-cell office:value-type="float" office:value="0.0357115505416082">
                <text:p>0.0357115505416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86">
                <text:p>44586</text:p>
              </table:table-cell>
              <table:table-cell office:value-type="float" office:value="0.0363177225042028">
                <text:p>0.036317722504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587">
                <text:p>44587</text:p>
              </table:table-cell>
              <table:table-cell office:value-type="float" office:value="0.0369721214684597">
                <text:p>0.036972121468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588">
                <text:p>44588</text:p>
              </table:table-cell>
              <table:table-cell office:value-type="float" office:value="0.0376570459413145">
                <text:p>0.037657045941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589">
                <text:p>44589</text:p>
              </table:table-cell>
              <table:table-cell office:value-type="float" office:value="0.0383401059492313">
                <text:p>0.038340105949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90">
                <text:p>44590</text:p>
              </table:table-cell>
              <table:table-cell office:value-type="float" office:value="0.0390180206625845">
                <text:p>0.039018020662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591">
                <text:p>44591</text:p>
              </table:table-cell>
              <table:table-cell office:value-type="float" office:value="0.0396456146115468">
                <text:p>0.039645614611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592">
                <text:p>44592</text:p>
              </table:table-cell>
              <table:table-cell office:value-type="float" office:value="0.0402055087460639">
                <text:p>0.0402055087460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593">
                <text:p>44593</text:p>
              </table:table-cell>
              <table:table-cell office:value-type="float" office:value="0.0406852407249762">
                <text:p>0.040685240724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94">
                <text:p>44594</text:p>
              </table:table-cell>
              <table:table-cell office:value-type="float" office:value="0.0410541773401646">
                <text:p>0.041054177340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595">
                <text:p>44595</text:p>
              </table:table-cell>
              <table:table-cell office:value-type="float" office:value="0.0413057438044667">
                <text:p>0.041305743804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96">
                <text:p>44596</text:p>
              </table:table-cell>
              <table:table-cell office:value-type="float" office:value="0.0414588056219049">
                <text:p>0.04145880562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597">
                <text:p>44597</text:p>
              </table:table-cell>
              <table:table-cell office:value-type="float" office:value="0.0415090648620114">
                <text:p>0.041509064862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598">
                <text:p>44598</text:p>
              </table:table-cell>
              <table:table-cell office:value-type="float" office:value="0.0414345407483206">
                <text:p>0.041434540748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99">
                <text:p>44599</text:p>
              </table:table-cell>
              <table:table-cell office:value-type="float" office:value="0.0412587409346614">
                <text:p>0.041258740934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600">
                <text:p>44600</text:p>
              </table:table-cell>
              <table:table-cell office:value-type="float" office:value="0.0409737910758529">
                <text:p>0.040973791075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01">
                <text:p>44601</text:p>
              </table:table-cell>
              <table:table-cell office:value-type="float" office:value="0.0405780861773764">
                <text:p>0.040578086177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602">
                <text:p>44602</text:p>
              </table:table-cell>
              <table:table-cell office:value-type="float" office:value="0.0401210638834738">
                <text:p>0.040121063883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603">
                <text:p>44603</text:p>
              </table:table-cell>
              <table:table-cell office:value-type="float" office:value="0.0396044003282015">
                <text:p>0.039604400328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604">
                <text:p>44604</text:p>
              </table:table-cell>
              <table:table-cell office:value-type="float" office:value="0.0390212789274007">
                <text:p>0.039021278927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05">
                <text:p>44605</text:p>
              </table:table-cell>
              <table:table-cell office:value-type="float" office:value="0.03839347235967">
                <text:p>0.0383934723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606">
                <text:p>44606</text:p>
              </table:table-cell>
              <table:table-cell office:value-type="float" office:value="0.0377354556772904">
                <text:p>0.037735455677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607">
                <text:p>44607</text:p>
              </table:table-cell>
              <table:table-cell office:value-type="float" office:value="0.037045107644472">
                <text:p>0.03704510764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608">
                <text:p>44608</text:p>
              </table:table-cell>
              <table:table-cell office:value-type="float" office:value="0.0363337012003529">
                <text:p>0.036333701200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609">
                <text:p>44609</text:p>
              </table:table-cell>
              <table:table-cell office:value-type="float" office:value="0.0356310379993977">
                <text:p>0.035631037999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610">
                <text:p>44610</text:p>
              </table:table-cell>
              <table:table-cell office:value-type="float" office:value="0.0349479458721756">
                <text:p>0.034947945872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611">
                <text:p>44611</text:p>
              </table:table-cell>
              <table:table-cell office:value-type="float" office:value="0.0342889643024619">
                <text:p>0.034288964302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612">
                <text:p>44612</text:p>
              </table:table-cell>
              <table:table-cell office:value-type="float" office:value="0.0336788753709073">
                <text:p>0.033678875370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613">
                <text:p>44613</text:p>
              </table:table-cell>
              <table:table-cell office:value-type="float" office:value="0.0331166208170706">
                <text:p>0.033116620817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614">
                <text:p>44614</text:p>
              </table:table-cell>
              <table:table-cell office:value-type="float" office:value="0.0326131247607872">
                <text:p>0.032613124760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615">
                <text:p>44615</text:p>
              </table:table-cell>
              <table:table-cell office:value-type="float" office:value="0.0321961373599061">
                <text:p>0.032196137359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616">
                <text:p>44616</text:p>
              </table:table-cell>
              <table:table-cell office:value-type="float" office:value="0.0318709663558295">
                <text:p>0.0318709663558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17">
                <text:p>44617</text:p>
              </table:table-cell>
              <table:table-cell office:value-type="float" office:value="0.0316594779818912">
                <text:p>0.031659477981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618">
                <text:p>44618</text:p>
              </table:table-cell>
              <table:table-cell office:value-type="float" office:value="0.0315651227489024">
                <text:p>0.031565122748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619">
                <text:p>44619</text:p>
              </table:table-cell>
              <table:table-cell office:value-type="float" office:value="0.0315897872749709">
                <text:p>0.031589787274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620">
                <text:p>44620</text:p>
              </table:table-cell>
              <table:table-cell office:value-type="float" office:value="0.0317631628359883">
                <text:p>0.031763162835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621">
                <text:p>44621</text:p>
              </table:table-cell>
              <table:table-cell office:value-type="float" office:value="0.0321208752891019">
                <text:p>0.032120875289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622">
                <text:p>44622</text:p>
              </table:table-cell>
              <table:table-cell office:value-type="float" office:value="0.0326694081995047">
                <text:p>0.032669408199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623">
                <text:p>44623</text:p>
              </table:table-cell>
              <table:table-cell office:value-type="float" office:value="0.0333879902068318">
                <text:p>0.033387990206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624">
                <text:p>44624</text:p>
              </table:table-cell>
              <table:table-cell office:value-type="float" office:value="0.0342701048397166">
                <text:p>0.034270104839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25">
                <text:p>44625</text:p>
              </table:table-cell>
              <table:table-cell office:value-type="float" office:value="0.0353126767633315">
                <text:p>0.035312676763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